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SimSun" svg:font-family="SimSun" style:font-family-generic="system" style:font-pitch="variable" svg:panose-1="2 1 6 0 3 1 1 1 1 1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PT Serif" svg:font-family="PT Serif" style:font-family-generic="roman" svg:panose-1="0 0 0 0 0 0 0 0 0 0"/>
    <style:font-face style:name="Inconsolata" svg:font-family="Inconsolata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/>
    </style:style>
    <style:style style:name="T2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top="0.0416in" fo:margin-bottom="0.0694in" fo:line-height="100%" fo:background-color="#FFFFFF"/>
    </style:style>
    <style:style style:name="T4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top="0.0416in" fo:margin-bottom="0.0694in" fo:line-height="100%" fo:background-color="#FFFFFF"/>
    </style:style>
    <style:style style:name="T6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top="0.0416in" fo:margin-bottom="0.0694in" fo:line-height="100%" fo:background-color="#FFFFFF"/>
    </style:style>
    <style:style style:name="T8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top="0.0416in" fo:margin-bottom="0.0694in" fo:line-height="100%" fo:background-color="#FFFFFF"/>
    </style:style>
    <style:style style:name="T10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T12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top="0.0416in" fo:margin-bottom="0.0694in" fo:line-height="100%" fo:background-color="#FFFFFF"/>
    </style:style>
    <style:style style:name="T14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T16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</style:style>
    <style:style style:name="T18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T19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P20" style:parent-style-name="Normal" style:family="paragraph">
      <style:paragraph-properties fo:margin-bottom="0.1666in" fo:line-height="100%" fo:background-color="#FFFFFF"/>
    </style:style>
    <style:style style:name="T21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4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2pt" style:font-size-asian="12pt" style:font-size-complex="12pt"/>
    </style:style>
    <style:style style:name="T2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3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32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3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35" style:parent-style-name="Normal" style:family="paragraph">
      <style:paragraph-properties fo:margin-bottom="0.1666in" fo:line-height="100%" fo:background-color="#FFFFFF"/>
    </style:style>
    <style:style style:name="T3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7" style:parent-style-name="DefaultParagraphFont" style:family="text">
      <style:text-properties style:font-name="SimSun" style:font-name-asian="SimSun" style:font-name-complex="SimSun" fo:color="#24292E" fo:font-size="12pt" style:font-size-asian="12pt" style:font-size-complex="12pt"/>
    </style:style>
    <style:style style:name="T3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9" style:parent-style-name="DefaultParagraphFont" style:family="text">
      <style:text-properties style:font-name="SimSun" style:font-name-asian="SimSun" style:font-name-complex="SimSun" fo:color="#24292E" fo:font-size="12pt" style:font-size-asian="12pt" style:font-size-complex="12pt"/>
    </style:style>
    <style:style style:name="T4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1" style:parent-style-name="DefaultParagraphFont" style:family="text">
      <style:text-properties style:font-name="Segoe UI Emoji" style:font-name-asian="Times New Roman" style:font-name-complex="Segoe UI Emoji" fo:color="#24292E" fo:font-size="12pt" style:font-size-asian="12pt" style:font-size-complex="12pt"/>
    </style:style>
    <style:style style:name="P42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</style:style>
    <style:style style:name="T43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T44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P45" style:parent-style-name="Normal" style:family="paragraph">
      <style:paragraph-properties fo:margin-bottom="0.1666in" fo:line-height="100%" fo:background-color="#FFFFFF"/>
    </style:style>
    <style:style style:name="T4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48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2pt" style:font-size-asian="12pt" style:font-size-complex="12pt"/>
    </style:style>
    <style:style style:name="T4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5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5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52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5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4" style:parent-style-name="Normal" style:family="paragraph">
      <style:paragraph-properties fo:margin-top="0.0416in" fo:margin-bottom="0.0694in" fo:line-height="100%" fo:background-color="#FFFFFF"/>
    </style:style>
    <style:style style:name="T55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5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5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59" style:parent-style-name="Normal" style:family="paragraph">
      <style:paragraph-properties fo:margin-top="0.0416in" fo:margin-bottom="0.0694in" fo:line-height="100%" fo:background-color="#FFFFFF"/>
    </style:style>
    <style:style style:name="T60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6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62" style:parent-style-name="Normal" style:family="paragraph">
      <style:paragraph-properties fo:margin-top="0.0416in" fo:margin-bottom="0.0694in" fo:line-height="100%" fo:background-color="#FFFFFF"/>
    </style:style>
    <style:style style:name="T6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6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65" style:parent-style-name="Normal" style:family="paragraph">
      <style:paragraph-properties fo:margin-top="0.0416in" fo:margin-bottom="0.0694in" fo:line-height="100%" fo:background-color="#FFFFFF"/>
    </style:style>
    <style:style style:name="T66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6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6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6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70" style:parent-style-name="Normal" style:family="paragraph">
      <style:paragraph-properties fo:margin-top="0.0416in" fo:margin-bottom="0.0694in" fo:line-height="100%" fo:background-color="#FFFFFF"/>
    </style:style>
    <style:style style:name="T7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7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7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7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7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7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7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7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79" style:parent-style-name="Normal" style:family="paragraph">
      <style:paragraph-properties fo:margin-top="0.0416in" fo:margin-bottom="0.0694in" fo:line-height="100%" fo:background-color="#FFFFFF"/>
    </style:style>
    <style:style style:name="T80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8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82" style:parent-style-name="Normal" style:family="paragraph">
      <style:paragraph-properties fo:margin-top="0.0416in" fo:margin-bottom="0.0694in" fo:line-height="100%" fo:background-color="#FFFFFF"/>
    </style:style>
    <style:style style:name="T8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8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8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86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87" style:parent-style-name="Normal" style:family="paragraph">
      <style:paragraph-properties fo:margin-top="0.0416in" fo:margin-bottom="0.0694in" fo:line-height="100%" fo:background-color="#FFFFFF"/>
    </style:style>
    <style:style style:name="T8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8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90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9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92" style:parent-style-name="Normal" style:family="paragraph">
      <style:paragraph-properties fo:margin-top="0.0416in" fo:margin-bottom="0.0694in" fo:line-height="100%" fo:background-color="#FFFFFF"/>
    </style:style>
    <style:style style:name="T9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9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95" style:parent-style-name="Normal" style:family="paragraph">
      <style:paragraph-properties fo:margin-top="0.0416in" fo:margin-bottom="0.0694in" fo:line-height="100%" fo:background-color="#FFFFFF"/>
    </style:style>
    <style:style style:name="T96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9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98" style:parent-style-name="Normal" style:family="paragraph">
      <style:paragraph-properties fo:margin-top="0.0416in" fo:margin-bottom="0.0694in" fo:line-height="100%" fo:background-color="#FFFFFF"/>
    </style:style>
    <style:style style:name="T99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01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02" style:parent-style-name="Normal" style:family="paragraph">
      <style:paragraph-properties fo:margin-top="0.0416in" fo:margin-bottom="0.0694in" fo:line-height="100%" fo:background-color="#FFFFFF"/>
    </style:style>
    <style:style style:name="T10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0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0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06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07" style:parent-style-name="Normal" style:family="paragraph">
      <style:paragraph-properties fo:margin-top="0.0416in" fo:margin-bottom="0.0694in" fo:line-height="100%" fo:background-color="#FFFFFF"/>
    </style:style>
    <style:style style:name="T10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0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10" style:parent-style-name="Normal" style:family="paragraph">
      <style:paragraph-properties fo:margin-top="0.0416in" fo:margin-bottom="0.0694in" fo:line-height="100%" fo:background-color="#FFFFFF"/>
    </style:style>
    <style:style style:name="T11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12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13" style:parent-style-name="Normal" style:family="paragraph">
      <style:paragraph-properties fo:margin-top="0.0416in" fo:margin-bottom="0.0694in" fo:line-height="100%" fo:background-color="#FFFFFF"/>
    </style:style>
    <style:style style:name="T11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1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16" style:parent-style-name="Normal" style:family="paragraph">
      <style:paragraph-properties fo:margin-top="0.0416in" fo:margin-bottom="0.0694in" fo:line-height="100%" fo:background-color="#FFFFFF"/>
    </style:style>
    <style:style style:name="T117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margin-top="0.0416in" fo:margin-bottom="0.0694in" fo:line-height="100%" fo:background-color="#FFFFFF"/>
    </style:style>
    <style:style style:name="T12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2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22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23" style:parent-style-name="Normal" style:family="paragraph">
      <style:paragraph-properties fo:margin-top="0.0416in" fo:margin-bottom="0.0694in" fo:line-height="100%" fo:background-color="#FFFFFF"/>
    </style:style>
    <style:style style:name="T12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2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26" style:parent-style-name="Normal" style:family="paragraph">
      <style:paragraph-properties fo:margin-top="0.0416in" fo:margin-bottom="0.0694in" fo:line-height="100%" fo:background-color="#FFFFFF"/>
    </style:style>
    <style:style style:name="T12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2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2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3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3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32" style:parent-style-name="Normal" style:family="paragraph">
      <style:paragraph-properties fo:margin-top="0.0416in" fo:margin-bottom="0.0694in" fo:line-height="100%" fo:background-color="#FFFFFF"/>
    </style:style>
    <style:style style:name="T13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3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3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36" style:parent-style-name="Normal" style:family="paragraph">
      <style:paragraph-properties fo:margin-bottom="0.1666in" fo:line-height="100%" fo:background-color="#FFFFFF"/>
    </style:style>
    <style:style style:name="T13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3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39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</style:style>
    <style:style style:name="T140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T141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P142" style:parent-style-name="Normal" style:family="paragraph">
      <style:paragraph-properties fo:margin-bottom="0.1666in" fo:line-height="100%" fo:background-color="#FFFFFF"/>
    </style:style>
    <style:style style:name="T14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4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45" style:parent-style-name="Normal" style:family="paragraph">
      <style:paragraph-properties fo:margin-bottom="0.1666in" fo:line-height="100%" fo:background-color="#FFFFFF"/>
    </style:style>
    <style:style style:name="T146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/>
    </style:style>
    <style:style style:name="P147" style:parent-style-name="Normal" style:family="paragraph">
      <style:paragraph-properties fo:margin-bottom="0.1666in" fo:line-height="100%" fo:background-color="#FFFFFF"/>
    </style:style>
    <style:style style:name="T14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4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50" style:parent-style-name="Normal" style:family="paragraph">
      <style:paragraph-properties fo:margin-bottom="0.1666in" fo:line-height="100%" fo:background-color="#FFFFFF"/>
    </style:style>
    <style:style style:name="T151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/>
    </style:style>
    <style:style style:name="P152" style:parent-style-name="Normal" style:family="paragraph">
      <style:paragraph-properties fo:margin-bottom="0.1666in" fo:line-height="100%" fo:background-color="#FFFFFF"/>
    </style:style>
    <style:style style:name="T15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5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55" style:parent-style-name="Normal" style:family="paragraph">
      <style:paragraph-properties fo:margin-top="0.0694in" fo:margin-bottom="0.0694in" fo:line-height="100%" fo:background-color="#FFFFFF"/>
    </style:style>
    <style:style style:name="T156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157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</style:style>
    <style:style style:name="T158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T159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P160" style:parent-style-name="Normal" style:family="paragraph">
      <style:paragraph-properties fo:margin-bottom="0.1666in" fo:line-height="100%" fo:background-color="#FFFFFF"/>
    </style:style>
    <style:style style:name="T16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62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63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6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66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6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68" style:parent-style-name="Normal" style:family="paragraph">
      <style:paragraph-properties fo:margin-bottom="0in" fo:line-height="100%" fo:background-color="#FFFFFF"/>
    </style:style>
    <style:style style:name="T16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70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71" style:parent-style-name="Normal" style:family="paragraph">
      <style:paragraph-properties fo:margin-bottom="0in" fo:line-height="100%" fo:background-color="#FFFFFF"/>
    </style:style>
    <style:style style:name="T17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173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P174" style:parent-style-name="Normal" style:family="paragraph">
      <style:paragraph-properties fo:margin-bottom="0.1666in" fo:line-height="100%" fo:background-color="#FFFFFF"/>
    </style:style>
    <style:style style:name="T175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2pt" style:font-size-asian="12pt" style:font-size-complex="12pt"/>
    </style:style>
    <style:style style:name="T17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/>
    </style:style>
    <style:style style:name="T17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78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79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2pt" style:font-size-asian="12pt" style:font-size-complex="12pt"/>
    </style:style>
    <style:style style:name="T18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/>
    </style:style>
    <style:style style:name="T181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2pt" style:font-size-asian="12pt" style:font-size-complex="12pt"/>
    </style:style>
    <style:style style:name="T18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/>
    </style:style>
    <style:style style:name="T183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2pt" style:font-size-asian="12pt" style:font-size-complex="12pt"/>
    </style:style>
    <style:style style:name="T184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2pt" style:font-size-asian="12pt" style:font-size-complex="12pt"/>
    </style:style>
    <style:style style:name="P186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</style:style>
    <style:style style:name="T187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T188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P189" style:parent-style-name="Normal" style:family="paragraph">
      <style:paragraph-properties fo:margin-top="0.0694in" fo:margin-bottom="0.0694in" fo:line-height="100%" fo:background-color="#FFFFFF"/>
    </style:style>
    <style:style style:name="T190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92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93" style:parent-style-name="Normal" style:family="paragraph">
      <style:paragraph-properties fo:margin-top="0.0416in" fo:margin-bottom="0.0694in" fo:line-height="100%" fo:background-color="#FFFFFF"/>
    </style:style>
    <style:style style:name="T194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196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197" style:parent-style-name="Normal" style:family="paragraph">
      <style:paragraph-properties fo:margin-top="0.0416in" fo:margin-bottom="0.0694in" fo:line-height="100%" fo:background-color="#FFFFFF"/>
    </style:style>
    <style:style style:name="T198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00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01" style:parent-style-name="Normal" style:family="paragraph">
      <style:paragraph-properties fo:margin-top="0.0416in" fo:margin-bottom="0.0694in" fo:line-height="100%" fo:background-color="#FFFFFF"/>
    </style:style>
    <style:style style:name="T202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0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0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05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</style:style>
    <style:style style:name="T206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T207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P208" style:parent-style-name="Normal" style:family="paragraph">
      <style:paragraph-properties fo:margin-top="0.0694in" fo:margin-bottom="0.0694in" fo:line-height="100%" fo:background-color="#FFFFFF"/>
    </style:style>
    <style:style style:name="T20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10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1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1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13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1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1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1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17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1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19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20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21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2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24" style:parent-style-name="Normal" style:family="paragraph">
      <style:paragraph-properties fo:margin-top="0.0416in" fo:margin-bottom="0.0694in" fo:line-height="100%" fo:background-color="#FFFFFF"/>
    </style:style>
    <style:style style:name="T22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2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2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2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2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3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3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3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3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3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3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36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37" style:parent-style-name="Normal" style:family="paragraph">
      <style:paragraph-properties fo:margin-bottom="0.1666in" fo:line-height="100%" fo:background-color="#FFFFFF"/>
    </style:style>
    <style:style style:name="T238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2pt" style:font-size-asian="12pt" style:font-size-complex="12pt"/>
    </style:style>
    <style:style style:name="T23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40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4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42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4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4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4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46" style:parent-style-name="Normal" style:family="paragraph">
      <style:paragraph-properties fo:margin-bottom="0.1666in" fo:line-height="100%" fo:background-color="#FFFFFF"/>
    </style:style>
    <style:style style:name="T24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4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4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50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51" style:parent-style-name="Normal" style:family="paragraph">
      <style:paragraph-properties fo:margin-top="0.0694in" fo:margin-bottom="0.0694in" fo:line-height="100%" fo:background-color="#FFFFFF"/>
    </style:style>
    <style:style style:name="T252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5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54" style:parent-style-name="Normal" style:family="paragraph">
      <style:paragraph-properties fo:margin-top="0.0416in" fo:margin-bottom="0.0694in" fo:line-height="100%" fo:background-color="#FFFFFF"/>
    </style:style>
    <style:style style:name="T25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5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5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5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59" style:parent-style-name="Normal" style:family="paragraph">
      <style:paragraph-properties fo:margin-top="0.0416in" fo:margin-bottom="0.0694in" fo:line-height="100%" fo:background-color="#FFFFFF"/>
    </style:style>
    <style:style style:name="T260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6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62" style:parent-style-name="Normal" style:family="paragraph">
      <style:paragraph-properties fo:margin-top="0.0416in" fo:margin-bottom="0.0694in" fo:line-height="100%" fo:background-color="#FFFFFF"/>
    </style:style>
    <style:style style:name="T26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6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65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</style:style>
    <style:style style:name="T266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T267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8pt" style:font-size-asian="18pt" style:font-size-complex="18pt"/>
    </style:style>
    <style:style style:name="P268" style:parent-style-name="Normal" style:family="paragraph">
      <style:paragraph-properties fo:margin-top="0.25in" fo:margin-bottom="0.1666in" fo:line-height="100%" fo:background-color="#FFFFFF"/>
    </style:style>
    <style:style style:name="T269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5pt" style:font-size-asian="15pt" style:font-size-complex="15pt"/>
    </style:style>
    <style:style style:name="T270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5pt" style:font-size-asian="15pt" style:font-size-complex="15pt"/>
    </style:style>
    <style:style style:name="P271" style:parent-style-name="Normal" style:family="paragraph">
      <style:paragraph-properties fo:margin-bottom="0.1666in" fo:line-height="100%" fo:background-color="#FFFFFF"/>
    </style:style>
    <style:style style:name="T27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7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7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75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7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7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7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79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80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81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82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83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284" style:parent-style-name="Normal" style:family="paragraph">
      <style:paragraph-properties fo:margin-bottom="0.1666in" fo:line-height="100%" fo:background-color="#FFFFFF"/>
    </style:style>
    <style:style style:name="T28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8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8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8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89" style:parent-style-name="DefaultParagraphFont" style:family="text">
      <style:text-properties style:font-name="Segoe UI Emoji" style:font-name-asian="Times New Roman" style:font-name-complex="Segoe UI Emoji" fo:color="#24292E" fo:font-size="12pt" style:font-size-asian="12pt" style:font-size-complex="12pt"/>
    </style:style>
    <style:style style:name="P290" style:parent-style-name="Normal" style:family="paragraph">
      <style:paragraph-properties fo:margin-top="0.25in" fo:margin-bottom="0.1666in" fo:line-height="100%" fo:background-color="#FFFFFF"/>
    </style:style>
    <style:style style:name="T291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5pt" style:font-size-asian="15pt" style:font-size-complex="15pt"/>
    </style:style>
    <style:style style:name="T292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24292E" fo:font-size="15pt" style:font-size-asian="15pt" style:font-size-complex="15pt"/>
    </style:style>
    <style:style style:name="P293" style:parent-style-name="Normal" style:family="paragraph">
      <style:paragraph-properties fo:margin-top="0.0694in" fo:margin-bottom="0.0694in" fo:line-height="100%" fo:background-color="#FFFFFF"/>
    </style:style>
    <style:style style:name="T294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9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96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97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298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29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P300" style:parent-style-name="Normal" style:family="paragraph">
      <style:paragraph-properties fo:margin-top="0.0416in" fo:margin-bottom="0.0694in" fo:line-height="100%" fo:background-color="#FFFFFF"/>
    </style:style>
    <style:style style:name="T301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30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03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304" style:parent-style-name="Normal" style:family="paragraph">
      <style:paragraph-properties fo:margin-top="0.0416in" fo:margin-bottom="0.0694in" fo:line-height="100%" fo:background-color="#FFFFFF"/>
    </style:style>
    <style:style style:name="T305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30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07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30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09" style:parent-style-name="DefaultParagraphFont" style:family="text">
      <style:text-properties style:font-name="Microsoft YaHei" style:font-name-asian="Microsoft YaHei" style:font-name-complex="Microsoft YaHei" fo:color="#24292E" fo:font-size="12pt" style:font-size-asian="12pt" style:font-size-complex="12pt"/>
    </style:style>
    <style:style style:name="T31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11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fo:font-size="18pt" style:font-size-asian="18pt" style:font-size-complex="18pt"/>
    </style:style>
    <style:style style:name="P3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13" style:parent-style-name="Normal" style:family="paragraph">
      <style:paragraph-properties fo:margin-top="0.0416in" fo:margin-bottom="0.0694in" fo:line-height="100%" fo:background-color="#FFFFFF"/>
    </style:style>
    <style:style style:name="T31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15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316" style:parent-style-name="DefaultParagraphFont" style:family="text">
      <style:text-properties style:font-name="Microsoft YaHei" style:font-name-asian="Microsoft YaHei" style:font-name-complex="Microsoft YaHe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31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18" style:parent-style-name="Normal" style:family="paragraph">
      <style:paragraph-properties fo:margin-top="0.0416in" fo:margin-bottom="0.0694in" fo:line-height="100%" fo:background-color="#FFFFFF"/>
    </style:style>
    <style:style style:name="T31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20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T32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2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23" style:parent-style-name="Heading1" style:family="paragraph">
      <style:paragraph-properties style:vertical-align="baseline" fo:margin-top="0in" fo:margin-bottom="0.2083in"/>
    </style:style>
    <style:style style:name="T324" style:parent-style-name="DefaultParagraphFont" style:family="text">
      <style:text-properties style:font-name="PT Serif" fo:font-weight="bold" style:font-weight-asian="bold" style:font-weight-complex="bold" fo:color="#1F0909" fo:font-size="26.5pt" style:font-size-asian="26.5pt" style:font-size-complex="26.5pt"/>
    </style:style>
    <style:style style:name="T325" style:parent-style-name="DefaultParagraphFont" style:family="text">
      <style:text-properties style:font-name="PT Serif" fo:font-weight="bold" style:font-weight-asian="bold" style:font-weight-complex="bold" fo:color="#1F0909" fo:font-size="26.5pt" style:font-size-asian="26.5pt" style:font-size-complex="26.5pt"/>
    </style:style>
    <style:style style:name="T326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1F0909" fo:font-size="26.5pt" style:font-size-asian="26.5pt" style:font-size-complex="26.5pt"/>
    </style:style>
    <style:style style:name="P327" style:parent-style-name="Normal" style:family="paragraph">
      <style:paragraph-properties style:vertical-align="baseline"/>
    </style:style>
    <style:style style:name="T328" style:parent-style-name="DefaultParagraphFont" style:family="text">
      <style:text-properties style:font-name="PT Serif" fo:color="#1F0909"/>
    </style:style>
    <style:style style:name="T329" style:parent-style-name="DefaultParagraphFont" style:family="text">
      <style:text-properties style:font-name="PT Serif" fo:color="#1F0909"/>
    </style:style>
    <style:style style:name="T330" style:parent-style-name="Hyperlink" style:family="text">
      <style:text-properties style:font-name="PT Serif" fo:color="#065588" style:text-underline-type="none"/>
    </style:style>
    <style:style style:name="P331" style:parent-style-name="Normal" style:family="paragraph">
      <style:paragraph-properties style:vertical-align="baseline"/>
    </style:style>
    <style:style style:name="T332" style:parent-style-name="DefaultParagraphFont" style:family="text">
      <style:text-properties style:font-name="PT Serif" fo:color="#1F0909"/>
    </style:style>
    <style:style style:name="T333" style:parent-style-name="DefaultParagraphFont" style:family="text">
      <style:text-properties style:font-name="PT Serif" fo:color="#1F0909"/>
    </style:style>
    <style:style style:name="T334" style:parent-style-name="DefaultParagraphFont" style:family="text">
      <style:text-properties style:font-name="PT Serif" fo:color="#1F0909"/>
    </style:style>
    <style:style style:name="P335" style:parent-style-name="Normal" style:family="paragraph">
      <style:paragraph-properties style:vertical-align="baseline"/>
    </style:style>
    <style:style style:name="T336" style:parent-style-name="DefaultParagraphFont" style:family="text">
      <style:text-properties style:font-name="PT Serif" fo:color="#1F0909"/>
    </style:style>
    <style:style style:name="T337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338" style:parent-style-name="DefaultParagraphFont" style:family="text">
      <style:text-properties style:font-name="PT Serif" fo:color="#1F0909"/>
    </style:style>
    <style:style style:name="T33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340" style:parent-style-name="Heading2" style:family="paragraph">
      <style:paragraph-properties style:vertical-align="baseline" fo:margin-top="0.3645in" fo:margin-bottom="0.1562in"/>
    </style:style>
    <style:style style:name="T341" style:parent-style-name="DefaultParagraphFont" style:family="text">
      <style:text-properties style:font-name="Microsoft YaHei" style:font-name-asian="Microsoft YaHei" style:font-name-complex="Microsoft YaHei" fo:color="#1F0909" fo:font-size="22.5pt" style:font-size-asian="22.5pt" style:font-size-complex="22.5pt"/>
    </style:style>
    <style:style style:name="P342" style:parent-style-name="Normal" style:family="paragraph">
      <style:paragraph-properties style:vertical-align="baseline"/>
    </style:style>
    <style:style style:name="T343" style:parent-style-name="Hyperlink" style:family="text">
      <style:text-properties style:font-name="PT Serif" fo:color="#065588" style:text-underline-type="none"/>
    </style:style>
    <style:style style:name="T344" style:parent-style-name="DefaultParagraphFont" style:family="text">
      <style:text-properties style:font-name="PT Serif" fo:color="#1F0909"/>
    </style:style>
    <style:style style:name="T345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346" style:parent-style-name="DefaultParagraphFont" style:family="text">
      <style:text-properties style:font-name="PT Serif" fo:color="#1F0909"/>
    </style:style>
    <style:style style:name="T347" style:parent-style-name="DefaultParagraphFont" style:family="text">
      <style:text-properties style:font-name="PT Serif" fo:color="#1F0909"/>
    </style:style>
    <style:style style:name="T348" style:parent-style-name="DefaultParagraphFont" style:family="text">
      <style:text-properties style:font-name="PT Serif" fo:color="#1F0909"/>
    </style:style>
    <style:style style:name="T349" style:parent-style-name="DefaultParagraphFont" style:family="text">
      <style:text-properties style:font-name="PT Serif" fo:color="#1F0909"/>
    </style:style>
    <style:style style:name="T350" style:parent-style-name="DefaultParagraphFont" style:family="text">
      <style:text-properties style:font-name="PT Serif" fo:color="#1F0909"/>
    </style:style>
    <style:style style:name="T351" style:parent-style-name="DefaultParagraphFont" style:family="text">
      <style:text-properties style:font-name="PT Serif" fo:color="#1F0909"/>
    </style:style>
    <style:style style:name="T352" style:parent-style-name="DefaultParagraphFont" style:family="text">
      <style:text-properties style:font-name="PT Serif" fo:color="#1F0909"/>
    </style:style>
    <style:style style:name="T353" style:parent-style-name="Hyperlink" style:family="text">
      <style:text-properties style:font-name="PT Serif" fo:color="#065588" style:text-underline-type="none"/>
    </style:style>
    <style:style style:name="T354" style:parent-style-name="DefaultParagraphFont" style:family="text">
      <style:text-properties style:font-name="PT Serif" fo:color="#1F0909"/>
    </style:style>
    <style:style style:name="T355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356" style:parent-style-name="Normal" style:family="paragraph">
      <style:paragraph-properties style:vertical-align="baseline"/>
    </style:style>
    <style:style style:name="T357" style:parent-style-name="DefaultParagraphFont" style:family="text">
      <style:text-properties style:font-name="PT Serif" fo:color="#1F0909"/>
    </style:style>
    <style:style style:name="T358" style:parent-style-name="DefaultParagraphFont" style:family="text">
      <style:text-properties style:font-name="PT Serif" fo:color="#1F0909"/>
    </style:style>
    <style:style style:name="T359" style:parent-style-name="DefaultParagraphFont" style:family="text">
      <style:text-properties style:font-name="PT Serif" fo:color="#1F0909"/>
    </style:style>
    <style:style style:name="T360" style:parent-style-name="DefaultParagraphFont" style:family="text">
      <style:text-properties style:font-name="PT Serif" fo:color="#1F0909"/>
    </style:style>
    <style:style style:name="T36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362" style:parent-style-name="Heading2" style:family="paragraph">
      <style:paragraph-properties style:vertical-align="baseline" fo:margin-top="0.3645in" fo:margin-bottom="0.1562in"/>
    </style:style>
    <style:style style:name="T363" style:parent-style-name="DefaultParagraphFont" style:family="text">
      <style:text-properties style:font-name="Microsoft YaHei" style:font-name-asian="Microsoft YaHei" style:font-name-complex="Microsoft YaHei" fo:color="#1F0909" fo:font-size="22.5pt" style:font-size-asian="22.5pt" style:font-size-complex="22.5pt"/>
    </style:style>
    <style:style style:name="P364" style:parent-style-name="Normal" style:family="paragraph">
      <style:paragraph-properties style:vertical-align="baseline"/>
    </style:style>
    <style:style style:name="T365" style:parent-style-name="DefaultParagraphFont" style:family="text">
      <style:text-properties style:font-name="PT Serif" fo:color="#1F0909"/>
    </style:style>
    <style:style style:name="T366" style:parent-style-name="DefaultParagraphFont" style:family="text">
      <style:text-properties style:font-name="PT Serif" fo:color="#1F0909"/>
    </style:style>
    <style:style style:name="T367" style:parent-style-name="DefaultParagraphFont" style:family="text">
      <style:text-properties style:font-name="PT Serif" fo:color="#1F0909"/>
    </style:style>
    <style:style style:name="T368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369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370" style:parent-style-name="DefaultParagraphFont" style:family="text">
      <style:text-properties style:font-name="PT Serif" fo:color="#1F0909"/>
    </style:style>
    <style:style style:name="T371" style:parent-style-name="DefaultParagraphFont" style:family="text">
      <style:text-properties style:font-name="PT Serif" fo:color="#1F0909"/>
    </style:style>
    <style:style style:name="T372" style:parent-style-name="DefaultParagraphFont" style:family="text">
      <style:text-properties style:font-name="PT Serif" fo:color="#1F0909"/>
    </style:style>
    <style:style style:name="T373" style:parent-style-name="DefaultParagraphFont" style:family="text">
      <style:text-properties style:font-name="PT Serif" fo:color="#1F0909"/>
    </style:style>
    <style:style style:name="T374" style:parent-style-name="DefaultParagraphFont" style:family="text">
      <style:text-properties style:font-name="PT Serif" fo:color="#1F0909"/>
    </style:style>
    <style:style style:name="T375" style:parent-style-name="Hyperlink" style:family="text">
      <style:text-properties style:font-name="PT Serif" fo:color="#065588" style:text-underline-type="none"/>
    </style:style>
    <style:style style:name="T37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377" style:parent-style-name="Normal" style:family="paragraph">
      <style:paragraph-properties style:vertical-align="baseline"/>
    </style:style>
    <style:style style:name="T378" style:parent-style-name="DefaultParagraphFont" style:family="text">
      <style:text-properties style:font-name="PT Serif" fo:color="#1F0909"/>
    </style:style>
    <style:style style:name="T379" style:parent-style-name="DefaultParagraphFont" style:family="text">
      <style:text-properties style:font-name="PT Serif" fo:color="#1F0909"/>
    </style:style>
    <style:style style:name="T380" style:parent-style-name="DefaultParagraphFont" style:family="text">
      <style:text-properties style:font-name="PT Serif" fo:color="#1F0909"/>
    </style:style>
    <style:style style:name="T381" style:parent-style-name="DefaultParagraphFont" style:family="text">
      <style:text-properties style:font-name="PT Serif" fo:color="#1F0909"/>
    </style:style>
    <style:style style:name="T382" style:parent-style-name="DefaultParagraphFont" style:family="text">
      <style:text-properties style:font-name="PT Serif" fo:color="#1F0909"/>
    </style:style>
    <style:style style:name="T383" style:parent-style-name="DefaultParagraphFont" style:family="text">
      <style:text-properties style:font-name="PT Serif" fo:color="#1F0909"/>
    </style:style>
    <style:style style:name="T384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385" style:parent-style-name="Normal" style:family="paragraph">
      <style:paragraph-properties style:vertical-align="baseline"/>
    </style:style>
    <style:style style:name="T386" style:parent-style-name="DefaultParagraphFont" style:family="text">
      <style:text-properties style:font-name="PT Serif" fo:color="#1F0909"/>
    </style:style>
    <style:style style:name="T387" style:parent-style-name="DefaultParagraphFont" style:family="text">
      <style:text-properties style:font-name="PT Serif" fo:color="#1F0909"/>
    </style:style>
    <style:style style:name="T388" style:parent-style-name="DefaultParagraphFont" style:family="text">
      <style:text-properties style:font-name="PT Serif" fo:color="#1F0909"/>
    </style:style>
    <style:style style:name="T389" style:parent-style-name="DefaultParagraphFont" style:family="text">
      <style:text-properties style:font-name="PT Serif" fo:color="#1F0909"/>
    </style:style>
    <style:style style:name="T390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391" style:parent-style-name="Heading3" style:family="paragraph">
      <style:paragraph-properties style:vertical-align="baseline" fo:margin-top="0.3645in" fo:margin-bottom="0.1562in"/>
    </style:style>
    <style:style style:name="T392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393" style:parent-style-name="Normal" style:family="paragraph">
      <style:paragraph-properties style:vertical-align="baseline"/>
    </style:style>
    <style:style style:name="T394" style:parent-style-name="DefaultParagraphFont" style:family="text">
      <style:text-properties style:font-name="PT Serif" fo:color="#1F0909"/>
    </style:style>
    <style:style style:name="T395" style:parent-style-name="DefaultParagraphFont" style:family="text">
      <style:text-properties style:font-name="PT Serif" fo:color="#1F0909"/>
    </style:style>
    <style:style style:name="T396" style:parent-style-name="DefaultParagraphFont" style:family="text">
      <style:text-properties style:font-name="PT Serif" fo:color="#1F0909"/>
    </style:style>
    <style:style style:name="T397" style:parent-style-name="DefaultParagraphFont" style:family="text">
      <style:text-properties style:font-name="PT Serif" fo:color="#1F0909"/>
    </style:style>
    <style:style style:name="T398" style:parent-style-name="DefaultParagraphFont" style:family="text">
      <style:text-properties style:font-name="PT Serif" fo:color="#1F0909"/>
    </style:style>
    <style:style style:name="T39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400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401" style:parent-style-name="DefaultParagraphFont" style:family="text">
      <style:text-properties style:font-name="PT Serif" fo:color="#1F0909"/>
    </style:style>
    <style:style style:name="T402" style:parent-style-name="DefaultParagraphFont" style:family="text">
      <style:text-properties style:font-name="Inconsolata" fo:color="#1F0909"/>
    </style:style>
    <style:style style:name="P403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404" style:parent-style-name="DefaultParagraphFont" style:family="text">
      <style:text-properties style:font-name="PT Serif" fo:color="#1F0909"/>
    </style:style>
    <style:style style:name="T405" style:parent-style-name="DefaultParagraphFont" style:family="text">
      <style:text-properties style:font-name="Inconsolata" fo:color="#1F0909"/>
    </style:style>
    <style:style style:name="P406" style:parent-style-name="Normal" style:family="paragraph">
      <style:paragraph-properties style:vertical-align="baseline"/>
    </style:style>
    <style:style style:name="T407" style:parent-style-name="DefaultParagraphFont" style:family="text">
      <style:text-properties style:font-name="PT Serif" fo:color="#1F0909"/>
    </style:style>
    <style:style style:name="T408" style:parent-style-name="Hyperlink" style:family="text">
      <style:text-properties style:font-name="PT Serif" fo:color="#065588" style:text-underline-type="none"/>
    </style:style>
    <style:style style:name="T409" style:parent-style-name="DefaultParagraphFont" style:family="text">
      <style:text-properties style:font-name="PT Serif" fo:color="#1F0909"/>
    </style:style>
    <style:style style:name="T410" style:parent-style-name="DefaultParagraphFont" style:family="text">
      <style:text-properties style:font-name="PT Serif" fo:color="#1F0909"/>
    </style:style>
    <style:style style:name="T411" style:parent-style-name="DefaultParagraphFont" style:family="text">
      <style:text-properties style:font-name="PT Serif" fo:color="#1F0909"/>
    </style:style>
    <style:style style:name="T412" style:parent-style-name="DefaultParagraphFont" style:family="text">
      <style:text-properties style:font-name="Inconsolata" fo:color="#1F0909"/>
    </style:style>
    <style:style style:name="T413" style:parent-style-name="DefaultParagraphFont" style:family="text">
      <style:text-properties style:font-name="PT Serif" fo:color="#1F0909"/>
    </style:style>
    <style:style style:name="T414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415" style:parent-style-name="Normal" style:family="paragraph">
      <style:paragraph-properties style:vertical-align="baseline"/>
    </style:style>
    <style:style style:name="T416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417" style:parent-style-name="DefaultParagraphFont" style:family="text">
      <style:text-properties style:font-name="PT Serif" fo:color="#1F0909"/>
    </style:style>
    <style:style style:name="T418" style:parent-style-name="DefaultParagraphFont" style:family="text">
      <style:text-properties style:font-name="PT Serif" fo:color="#1F0909"/>
    </style:style>
    <style:style style:name="T419" style:parent-style-name="DefaultParagraphFont" style:family="text">
      <style:text-properties style:font-name="PT Serif" fo:color="#1F0909"/>
    </style:style>
    <style:style style:name="T420" style:parent-style-name="DefaultParagraphFont" style:family="text">
      <style:text-properties style:font-name="PT Serif" fo:color="#1F0909"/>
    </style:style>
    <style:style style:name="T421" style:parent-style-name="DefaultParagraphFont" style:family="text">
      <style:text-properties style:font-name="PT Serif" fo:color="#1F0909"/>
    </style:style>
    <style:style style:name="T422" style:parent-style-name="Hyperlink" style:family="text">
      <style:text-properties style:font-name="PT Serif" fo:color="#065588" style:text-underline-type="none"/>
    </style:style>
    <style:style style:name="T423" style:parent-style-name="DefaultParagraphFont" style:family="text">
      <style:text-properties style:font-name="PT Serif" fo:color="#1F0909"/>
    </style:style>
    <style:style style:name="T424" style:parent-style-name="DefaultParagraphFont" style:family="text">
      <style:text-properties style:font-name="Inconsolata" fo:color="#1F0909"/>
    </style:style>
    <style:style style:name="P425" style:parent-style-name="Heading3" style:family="paragraph">
      <style:paragraph-properties style:vertical-align="baseline" fo:margin-top="0.3645in" fo:margin-bottom="0.1562in"/>
    </style:style>
    <style:style style:name="T426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427" style:parent-style-name="Normal" style:family="paragraph">
      <style:paragraph-properties style:vertical-align="baseline"/>
    </style:style>
    <style:style style:name="T428" style:parent-style-name="DefaultParagraphFont" style:family="text">
      <style:text-properties style:font-name="PT Serif" fo:color="#1F0909"/>
    </style:style>
    <style:style style:name="T429" style:parent-style-name="DefaultParagraphFont" style:family="text">
      <style:text-properties style:font-name="PT Serif" fo:color="#1F0909"/>
    </style:style>
    <style:style style:name="T430" style:parent-style-name="DefaultParagraphFont" style:family="text">
      <style:text-properties style:font-name="PT Serif" fo:color="#1F0909"/>
    </style:style>
    <style:style style:name="T431" style:parent-style-name="DefaultParagraphFont" style:family="text">
      <style:text-properties style:font-name="PT Serif" fo:color="#1F0909"/>
    </style:style>
    <style:style style:name="T432" style:parent-style-name="DefaultParagraphFont" style:family="text">
      <style:text-properties style:font-name="PT Serif" fo:color="#1F0909"/>
    </style:style>
    <style:style style:name="T433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434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435" style:parent-style-name="DefaultParagraphFont" style:family="text">
      <style:text-properties style:font-name="PT Serif" fo:color="#1F0909"/>
    </style:style>
    <style:style style:name="T436" style:parent-style-name="DefaultParagraphFont" style:family="text">
      <style:text-properties style:font-name="PT Serif" fo:color="#1F0909"/>
    </style:style>
    <style:style style:name="T437" style:parent-style-name="DefaultParagraphFont" style:family="text">
      <style:text-properties style:font-name="PT Serif" fo:color="#1F0909"/>
    </style:style>
    <style:style style:name="T438" style:parent-style-name="DefaultParagraphFont" style:family="text">
      <style:text-properties style:font-name="PT Serif" fo:color="#1F0909"/>
    </style:style>
    <style:style style:name="T439" style:parent-style-name="DefaultParagraphFont" style:family="text">
      <style:text-properties style:font-name="PT Serif" fo:color="#1F0909"/>
    </style:style>
    <style:style style:name="T440" style:parent-style-name="DefaultParagraphFont" style:family="text">
      <style:text-properties style:font-name="PT Serif" fo:color="#1F0909"/>
    </style:style>
    <style:style style:name="T441" style:parent-style-name="DefaultParagraphFont" style:family="text">
      <style:text-properties style:font-name="PT Serif" fo:color="#1F0909"/>
    </style:style>
    <style:style style:name="T442" style:parent-style-name="Hyperlink" style:family="text">
      <style:text-properties style:font-name="PT Serif" fo:color="#065588" style:text-underline-type="none"/>
    </style:style>
    <style:style style:name="P443" style:parent-style-name="Heading3" style:family="paragraph">
      <style:paragraph-properties style:vertical-align="baseline" fo:margin-top="0.3645in" fo:margin-bottom="0.1562in"/>
    </style:style>
    <style:style style:name="T444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T445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T446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447" style:parent-style-name="Normal" style:family="paragraph">
      <style:paragraph-properties style:vertical-align="baseline"/>
    </style:style>
    <style:style style:name="T448" style:parent-style-name="DefaultParagraphFont" style:family="text">
      <style:text-properties style:font-name="PT Serif" fo:color="#1F0909"/>
    </style:style>
    <style:style style:name="T44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450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451" style:parent-style-name="DefaultParagraphFont" style:family="text">
      <style:text-properties style:font-name="PT Serif" fo:color="#1F0909"/>
    </style:style>
    <style:style style:name="T452" style:parent-style-name="DefaultParagraphFont" style:family="text">
      <style:text-properties style:font-name="PT Serif" fo:color="#1F0909"/>
    </style:style>
    <style:style style:name="T453" style:parent-style-name="DefaultParagraphFont" style:family="text">
      <style:text-properties style:font-name="PT Serif" fo:color="#1F0909"/>
    </style:style>
    <style:style style:name="T454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455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456" style:parent-style-name="DefaultParagraphFont" style:family="text">
      <style:text-properties style:font-name="PT Serif" fo:color="#1F0909"/>
    </style:style>
    <style:style style:name="T45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458" style:parent-style-name="Heading3" style:family="paragraph">
      <style:paragraph-properties style:vertical-align="baseline" fo:margin-top="0.3645in" fo:margin-bottom="0.1562in"/>
    </style:style>
    <style:style style:name="T459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P460" style:parent-style-name="Normal" style:family="paragraph">
      <style:paragraph-properties style:vertical-align="baseline"/>
    </style:style>
    <style:style style:name="T461" style:parent-style-name="DefaultParagraphFont" style:family="text">
      <style:text-properties style:font-name="PT Serif" fo:color="#1F0909"/>
    </style:style>
    <style:style style:name="T462" style:parent-style-name="DefaultParagraphFont" style:family="text">
      <style:text-properties style:font-name="PT Serif" fo:color="#1F0909"/>
    </style:style>
    <style:style style:name="T463" style:parent-style-name="DefaultParagraphFont" style:family="text">
      <style:text-properties style:font-name="PT Serif" fo:color="#1F0909"/>
    </style:style>
    <style:style style:name="T464" style:parent-style-name="DefaultParagraphFont" style:family="text">
      <style:text-properties style:font-name="PT Serif" fo:color="#1F0909"/>
    </style:style>
    <style:style style:name="T465" style:parent-style-name="DefaultParagraphFont" style:family="text">
      <style:text-properties style:font-name="PT Serif" fo:color="#1F0909"/>
    </style:style>
    <style:style style:name="T466" style:parent-style-name="DefaultParagraphFont" style:family="text">
      <style:text-properties style:font-name="Inconsolata" fo:color="#1F0909"/>
    </style:style>
    <style:style style:name="T467" style:parent-style-name="DefaultParagraphFont" style:family="text">
      <style:text-properties style:font-name="Inconsolata" fo:color="#1F0909"/>
    </style:style>
    <style:style style:name="T468" style:parent-style-name="DefaultParagraphFont" style:family="text">
      <style:text-properties style:font-name="PT Serif" fo:color="#1F0909"/>
    </style:style>
    <style:style style:name="T46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470" style:parent-style-name="Normal" style:family="paragraph">
      <style:paragraph-properties style:vertical-align="baseline"/>
    </style:style>
    <style:style style:name="T471" style:parent-style-name="DefaultParagraphFont" style:family="text">
      <style:text-properties style:font-name="PT Serif" fo:color="#1F0909"/>
    </style:style>
    <style:style style:name="T472" style:parent-style-name="DefaultParagraphFont" style:family="text">
      <style:text-properties style:font-name="PT Serif" fo:color="#1F0909"/>
    </style:style>
    <style:style style:name="T473" style:parent-style-name="DefaultParagraphFont" style:family="text">
      <style:text-properties style:font-name="Inconsolata" fo:color="#1F0909"/>
    </style:style>
    <style:style style:name="T474" style:parent-style-name="DefaultParagraphFont" style:family="text">
      <style:text-properties style:font-name="Inconsolata" fo:color="#1F0909"/>
    </style:style>
    <style:style style:name="T475" style:parent-style-name="DefaultParagraphFont" style:family="text">
      <style:text-properties style:font-name="PT Serif" fo:color="#1F0909"/>
    </style:style>
    <style:style style:name="T47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477" style:parent-style-name="Normal" style:family="paragraph">
      <style:paragraph-properties style:vertical-align="baseline"/>
    </style:style>
    <style:style style:name="T478" style:parent-style-name="DefaultParagraphFont" style:family="text">
      <style:text-properties style:font-name="Inconsolata" fo:color="#1F0909"/>
    </style:style>
    <style:style style:name="TableColumn480" style:family="table-column">
      <style:table-column-properties style:column-width="2.4854in"/>
    </style:style>
    <style:style style:name="TableColumn481" style:family="table-column">
      <style:table-column-properties style:column-width="2.075in"/>
    </style:style>
    <style:style style:name="TableColumn482" style:family="table-column">
      <style:table-column-properties style:column-width="0.7611in"/>
    </style:style>
    <style:style style:name="TableColumn483" style:family="table-column">
      <style:table-column-properties style:column-width="1.1784in"/>
    </style:style>
    <style:style style:name="Table479" style:family="table">
      <style:table-properties style:width="6.5in" fo:margin-left="0in" table:align="left"/>
    </style:style>
    <style:style style:name="TableRow484" style:family="table-row">
      <style:table-row-properties/>
    </style:style>
    <style:style style:name="TableCell485" style:family="table-cell">
      <style:table-cell-properties fo:border="none" style:writing-mode="lr-tb" style:vertical-align="bottom" fo:padding-top="0.0416in" fo:padding-left="0.0666in" fo:padding-bottom="0.0416in" fo:padding-right="0.0416in"/>
    </style:style>
    <style:style style:name="T486" style:parent-style-name="DefaultParagraphFont" style:family="text">
      <style:text-properties style:font-name="Microsoft YaHei" style:font-name-asian="Microsoft YaHei" style:font-name-complex="Microsoft YaHei" fo:text-transform="uppercase" fo:color="#1F0909"/>
    </style:style>
    <style:style style:name="TableCell487" style:family="table-cell">
      <style:table-cell-properties fo:border="none" style:writing-mode="lr-tb" style:vertical-align="bottom" fo:padding-top="0.0416in" fo:padding-left="0.0666in" fo:padding-bottom="0.0416in" fo:padding-right="0.0416in"/>
    </style:style>
    <style:style style:name="T488" style:parent-style-name="DefaultParagraphFont" style:family="text">
      <style:text-properties style:font-name="Microsoft YaHei" style:font-name-asian="Microsoft YaHei" style:font-name-complex="Microsoft YaHei" fo:text-transform="uppercase" fo:color="#1F0909"/>
    </style:style>
    <style:style style:name="TableCell489" style:family="table-cell">
      <style:table-cell-properties fo:border="none" style:writing-mode="lr-tb" style:vertical-align="bottom" fo:padding-top="0.0416in" fo:padding-left="0.0666in" fo:padding-bottom="0.0416in" fo:padding-right="0.0416in"/>
    </style:style>
    <style:style style:name="T490" style:parent-style-name="DefaultParagraphFont" style:family="text">
      <style:text-properties style:font-name="Microsoft YaHei" style:font-name-asian="Microsoft YaHei" style:font-name-complex="Microsoft YaHei" fo:text-transform="uppercase" fo:color="#1F0909"/>
    </style:style>
    <style:style style:name="TableCell491" style:family="table-cell">
      <style:table-cell-properties fo:border="none" style:writing-mode="lr-tb" style:vertical-align="bottom" fo:padding-top="0.0416in" fo:padding-left="0.0666in" fo:padding-bottom="0.0416in" fo:padding-right="0.0416in"/>
    </style:style>
    <style:style style:name="T492" style:parent-style-name="DefaultParagraphFont" style:family="text">
      <style:text-properties style:font-name="Microsoft YaHei" style:font-name-asian="Microsoft YaHei" style:font-name-complex="Microsoft YaHei" fo:text-transform="uppercase" fo:color="#1F0909"/>
    </style:style>
    <style:style style:name="TableRow493" style:family="table-row">
      <style:table-row-properties/>
    </style:style>
    <style:style style:name="TableCell494" style:family="table-cell">
      <style:table-cell-properties fo:border="none" style:writing-mode="lr-tb" fo:padding-top="0.0416in" fo:padding-left="0.0666in" fo:padding-bottom="0.0416in" fo:padding-right="0.0416in"/>
    </style:style>
    <style:style style:name="T495" style:parent-style-name="DefaultParagraphFont" style:family="text">
      <style:text-properties style:font-name="PT Serif" fo:color="#1F0909"/>
    </style:style>
    <style:style style:name="TableCell496" style:family="table-cell">
      <style:table-cell-properties fo:border="none" style:writing-mode="lr-tb" fo:padding-top="0.0416in" fo:padding-left="0.0666in" fo:padding-bottom="0.0416in" fo:padding-right="0.0416in"/>
    </style:style>
    <style:style style:name="T49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498" style:parent-style-name="DefaultParagraphFont" style:family="text">
      <style:text-properties style:font-name="PT Serif" fo:color="#1F0909"/>
    </style:style>
    <style:style style:name="T49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00" style:parent-style-name="DefaultParagraphFont" style:family="text">
      <style:text-properties style:font-name="PT Serif" fo:color="#1F0909"/>
    </style:style>
    <style:style style:name="TableCell501" style:family="table-cell">
      <style:table-cell-properties fo:border="none" style:writing-mode="lr-tb" fo:padding-top="0.0416in" fo:padding-left="0.0666in" fo:padding-bottom="0.0416in" fo:padding-right="0.0416in"/>
    </style:style>
    <style:style style:name="T502" style:parent-style-name="DefaultParagraphFont" style:family="text">
      <style:text-properties style:font-name="PT Serif" fo:color="#1F0909"/>
    </style:style>
    <style:style style:name="TableCell503" style:family="table-cell">
      <style:table-cell-properties fo:border="none" style:writing-mode="lr-tb" fo:padding-top="0.0416in" fo:padding-left="0.0666in" fo:padding-bottom="0.0416in" fo:padding-right="0.0416in"/>
    </style:style>
    <style:style style:name="T504" style:parent-style-name="DefaultParagraphFont" style:family="text">
      <style:text-properties style:font-name="PT Serif" fo:color="#1F0909"/>
    </style:style>
    <style:style style:name="TableRow505" style:family="table-row">
      <style:table-row-properties/>
    </style:style>
    <style:style style:name="TableCell506" style:family="table-cell">
      <style:table-cell-properties fo:border="none" style:writing-mode="lr-tb" fo:padding-top="0.0416in" fo:padding-left="0.0666in" fo:padding-bottom="0.0416in" fo:padding-right="0.0416in"/>
    </style:style>
    <style:style style:name="T507" style:parent-style-name="DefaultParagraphFont" style:family="text">
      <style:text-properties style:font-name="PT Serif" fo:color="#1F0909"/>
    </style:style>
    <style:style style:name="TableCell508" style:family="table-cell">
      <style:table-cell-properties fo:border="none" style:writing-mode="lr-tb" fo:padding-top="0.0416in" fo:padding-left="0.0666in" fo:padding-bottom="0.0416in" fo:padding-right="0.0416in"/>
    </style:style>
    <style:style style:name="T50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10" style:parent-style-name="DefaultParagraphFont" style:family="text">
      <style:text-properties style:font-name="PT Serif" fo:color="#1F0909"/>
    </style:style>
    <style:style style:name="T51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12" style:parent-style-name="DefaultParagraphFont" style:family="text">
      <style:text-properties style:font-name="PT Serif" fo:color="#1F0909"/>
    </style:style>
    <style:style style:name="TableCell513" style:family="table-cell">
      <style:table-cell-properties fo:border="none" style:writing-mode="lr-tb" fo:padding-top="0.0416in" fo:padding-left="0.0666in" fo:padding-bottom="0.0416in" fo:padding-right="0.0416in"/>
    </style:style>
    <style:style style:name="TableCell514" style:family="table-cell">
      <style:table-cell-properties fo:border="none" style:writing-mode="lr-tb" fo:padding-top="0.0416in" fo:padding-left="0.0666in" fo:padding-bottom="0.0416in" fo:padding-right="0.0416in"/>
    </style:style>
    <style:style style:name="T515" style:parent-style-name="DefaultParagraphFont" style:family="text">
      <style:text-properties style:font-name="PT Serif" fo:color="#1F0909"/>
    </style:style>
    <style:style style:name="TableRow516" style:family="table-row">
      <style:table-row-properties/>
    </style:style>
    <style:style style:name="TableCell517" style:family="table-cell">
      <style:table-cell-properties fo:border="none" style:writing-mode="lr-tb" fo:padding-top="0.0416in" fo:padding-left="0.0666in" fo:padding-bottom="0.0416in" fo:padding-right="0.0416in"/>
    </style:style>
    <style:style style:name="T518" style:parent-style-name="DefaultParagraphFont" style:family="text">
      <style:text-properties style:font-name="PT Serif" fo:color="#1F0909"/>
    </style:style>
    <style:style style:name="TableCell519" style:family="table-cell">
      <style:table-cell-properties fo:border="none" style:writing-mode="lr-tb" fo:padding-top="0.0416in" fo:padding-left="0.0666in" fo:padding-bottom="0.0416in" fo:padding-right="0.0416in"/>
    </style:style>
    <style:style style:name="T520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21" style:parent-style-name="DefaultParagraphFont" style:family="text">
      <style:text-properties style:font-name="PT Serif" fo:color="#1F0909"/>
    </style:style>
    <style:style style:name="T522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23" style:parent-style-name="DefaultParagraphFont" style:family="text">
      <style:text-properties style:font-name="PT Serif" fo:color="#1F0909"/>
    </style:style>
    <style:style style:name="TableCell524" style:family="table-cell">
      <style:table-cell-properties fo:border="none" style:writing-mode="lr-tb" fo:padding-top="0.0416in" fo:padding-left="0.0666in" fo:padding-bottom="0.0416in" fo:padding-right="0.0416in"/>
    </style:style>
    <style:style style:name="TableCell525" style:family="table-cell">
      <style:table-cell-properties fo:border="none" style:writing-mode="lr-tb" fo:padding-top="0.0416in" fo:padding-left="0.0666in" fo:padding-bottom="0.0416in" fo:padding-right="0.0416in"/>
    </style:style>
    <style:style style:name="T526" style:parent-style-name="DefaultParagraphFont" style:family="text">
      <style:text-properties style:font-name="PT Serif" fo:color="#1F0909"/>
    </style:style>
    <style:style style:name="TableRow527" style:family="table-row">
      <style:table-row-properties/>
    </style:style>
    <style:style style:name="TableCell528" style:family="table-cell">
      <style:table-cell-properties fo:border="none" style:writing-mode="lr-tb" fo:padding-top="0.0416in" fo:padding-left="0.0666in" fo:padding-bottom="0.0416in" fo:padding-right="0.0416in"/>
    </style:style>
    <style:style style:name="T529" style:parent-style-name="DefaultParagraphFont" style:family="text">
      <style:text-properties style:font-name="PT Serif" fo:color="#1F0909"/>
    </style:style>
    <style:style style:name="TableCell530" style:family="table-cell">
      <style:table-cell-properties fo:border="none" style:writing-mode="lr-tb" fo:padding-top="0.0416in" fo:padding-left="0.0666in" fo:padding-bottom="0.0416in" fo:padding-right="0.0416in"/>
    </style:style>
    <style:style style:name="T53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32" style:parent-style-name="DefaultParagraphFont" style:family="text">
      <style:text-properties style:font-name="PT Serif" fo:color="#1F0909"/>
    </style:style>
    <style:style style:name="T533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34" style:parent-style-name="DefaultParagraphFont" style:family="text">
      <style:text-properties style:font-name="PT Serif" fo:color="#1F0909"/>
    </style:style>
    <style:style style:name="TableCell535" style:family="table-cell">
      <style:table-cell-properties fo:border="none" style:writing-mode="lr-tb" fo:padding-top="0.0416in" fo:padding-left="0.0666in" fo:padding-bottom="0.0416in" fo:padding-right="0.0416in"/>
    </style:style>
    <style:style style:name="TableCell536" style:family="table-cell">
      <style:table-cell-properties fo:border="none" style:writing-mode="lr-tb" fo:padding-top="0.0416in" fo:padding-left="0.0666in" fo:padding-bottom="0.0416in" fo:padding-right="0.0416in"/>
    </style:style>
    <style:style style:name="T537" style:parent-style-name="DefaultParagraphFont" style:family="text">
      <style:text-properties style:font-name="PT Serif" fo:color="#1F0909"/>
    </style:style>
    <style:style style:name="TableRow538" style:family="table-row">
      <style:table-row-properties/>
    </style:style>
    <style:style style:name="TableCell539" style:family="table-cell">
      <style:table-cell-properties fo:border="none" style:writing-mode="lr-tb" fo:padding-top="0.0416in" fo:padding-left="0.0666in" fo:padding-bottom="0.0416in" fo:padding-right="0.0416in"/>
    </style:style>
    <style:style style:name="T540" style:parent-style-name="DefaultParagraphFont" style:family="text">
      <style:text-properties style:font-name="PT Serif" fo:color="#1F0909"/>
    </style:style>
    <style:style style:name="TableCell541" style:family="table-cell">
      <style:table-cell-properties fo:border="none" style:writing-mode="lr-tb" fo:padding-top="0.0416in" fo:padding-left="0.0666in" fo:padding-bottom="0.0416in" fo:padding-right="0.0416in"/>
    </style:style>
    <style:style style:name="T542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43" style:parent-style-name="DefaultParagraphFont" style:family="text">
      <style:text-properties style:font-name="PT Serif" fo:color="#1F0909"/>
    </style:style>
    <style:style style:name="T544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45" style:parent-style-name="DefaultParagraphFont" style:family="text">
      <style:text-properties style:font-name="PT Serif" fo:color="#1F0909"/>
    </style:style>
    <style:style style:name="TableCell546" style:family="table-cell">
      <style:table-cell-properties fo:border="none" style:writing-mode="lr-tb" fo:padding-top="0.0416in" fo:padding-left="0.0666in" fo:padding-bottom="0.0416in" fo:padding-right="0.0416in"/>
    </style:style>
    <style:style style:name="TableCell547" style:family="table-cell">
      <style:table-cell-properties fo:border="none" style:writing-mode="lr-tb" fo:padding-top="0.0416in" fo:padding-left="0.0666in" fo:padding-bottom="0.0416in" fo:padding-right="0.0416in"/>
    </style:style>
    <style:style style:name="T548" style:parent-style-name="DefaultParagraphFont" style:family="text">
      <style:text-properties style:font-name="PT Serif" fo:color="#1F0909"/>
    </style:style>
    <style:style style:name="TableRow549" style:family="table-row">
      <style:table-row-properties/>
    </style:style>
    <style:style style:name="TableCell550" style:family="table-cell">
      <style:table-cell-properties fo:border="none" style:writing-mode="lr-tb" fo:padding-top="0.0416in" fo:padding-left="0.0666in" fo:padding-bottom="0.0416in" fo:padding-right="0.0416in"/>
    </style:style>
    <style:style style:name="T551" style:parent-style-name="DefaultParagraphFont" style:family="text">
      <style:text-properties style:font-name="PT Serif" fo:color="#1F0909"/>
    </style:style>
    <style:style style:name="TableCell552" style:family="table-cell">
      <style:table-cell-properties fo:border="none" style:writing-mode="lr-tb" fo:padding-top="0.0416in" fo:padding-left="0.0666in" fo:padding-bottom="0.0416in" fo:padding-right="0.0416in"/>
    </style:style>
    <style:style style:name="T553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54" style:parent-style-name="DefaultParagraphFont" style:family="text">
      <style:text-properties style:font-name="PT Serif" fo:color="#1F0909"/>
    </style:style>
    <style:style style:name="T555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556" style:parent-style-name="DefaultParagraphFont" style:family="text">
      <style:text-properties style:font-name="PT Serif" fo:color="#1F0909"/>
    </style:style>
    <style:style style:name="TableCell557" style:family="table-cell">
      <style:table-cell-properties fo:border="none" style:writing-mode="lr-tb" fo:padding-top="0.0416in" fo:padding-left="0.0666in" fo:padding-bottom="0.0416in" fo:padding-right="0.0416in"/>
    </style:style>
    <style:style style:name="TableCell558" style:family="table-cell">
      <style:table-cell-properties fo:border="none" style:writing-mode="lr-tb" fo:padding-top="0.0416in" fo:padding-left="0.0666in" fo:padding-bottom="0.0416in" fo:padding-right="0.0416in"/>
    </style:style>
    <style:style style:name="P559" style:parent-style-name="Normal" style:family="paragraph">
      <style:text-properties fo:font-size="10pt" style:font-size-asian="10pt" style:font-size-complex="10pt"/>
    </style:style>
    <style:style style:name="TableRow560" style:family="table-row">
      <style:table-row-properties/>
    </style:style>
    <style:style style:name="TableCell561" style:family="table-cell">
      <style:table-cell-properties fo:border="none" style:writing-mode="lr-tb" fo:padding-top="0.0416in" fo:padding-left="0.0666in" fo:padding-bottom="0.0416in" fo:padding-right="0.0416in"/>
    </style:style>
    <style:style style:name="T562" style:parent-style-name="DefaultParagraphFont" style:family="text">
      <style:text-properties style:font-name="PT Serif" fo:color="#1F0909"/>
    </style:style>
    <style:style style:name="TableCell563" style:family="table-cell">
      <style:table-cell-properties fo:border="none" style:writing-mode="lr-tb" fo:padding-top="0.0416in" fo:padding-left="0.0666in" fo:padding-bottom="0.0416in" fo:padding-right="0.0416in"/>
    </style:style>
    <style:style style:name="T564" style:parent-style-name="DefaultParagraphFont" style:family="text">
      <style:text-properties style:font-name="PT Serif" fo:color="#1F0909"/>
    </style:style>
    <style:style style:name="TableCell565" style:family="table-cell">
      <style:table-cell-properties fo:border="none" style:writing-mode="lr-tb" fo:padding-top="0.0416in" fo:padding-left="0.0666in" fo:padding-bottom="0.0416in" fo:padding-right="0.0416in"/>
    </style:style>
    <style:style style:name="T566" style:parent-style-name="DefaultParagraphFont" style:family="text">
      <style:text-properties style:font-name="PT Serif" fo:color="#1F0909"/>
    </style:style>
    <style:style style:name="TableCell567" style:family="table-cell">
      <style:table-cell-properties fo:border="none" style:writing-mode="lr-tb" fo:padding-top="0.0416in" fo:padding-left="0.0666in" fo:padding-bottom="0.0416in" fo:padding-right="0.0416in"/>
    </style:style>
    <style:style style:name="T568" style:parent-style-name="DefaultParagraphFont" style:family="text">
      <style:text-properties style:font-name="PT Serif" fo:color="#1F0909"/>
    </style:style>
    <style:style style:name="TableRow569" style:family="table-row">
      <style:table-row-properties/>
    </style:style>
    <style:style style:name="TableCell570" style:family="table-cell">
      <style:table-cell-properties fo:border="none" style:writing-mode="lr-tb" fo:padding-top="0.0416in" fo:padding-left="0.0666in" fo:padding-bottom="0.0416in" fo:padding-right="0.0416in"/>
    </style:style>
    <style:style style:name="T571" style:parent-style-name="DefaultParagraphFont" style:family="text">
      <style:text-properties style:font-name="PT Serif" fo:color="#1F0909"/>
    </style:style>
    <style:style style:name="TableCell572" style:family="table-cell">
      <style:table-cell-properties fo:border="none" style:writing-mode="lr-tb" fo:padding-top="0.0416in" fo:padding-left="0.0666in" fo:padding-bottom="0.0416in" fo:padding-right="0.0416in"/>
    </style:style>
    <style:style style:name="T573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ableCell574" style:family="table-cell">
      <style:table-cell-properties fo:border="none" style:writing-mode="lr-tb" fo:padding-top="0.0416in" fo:padding-left="0.0666in" fo:padding-bottom="0.0416in" fo:padding-right="0.0416in"/>
    </style:style>
    <style:style style:name="TableCell575" style:family="table-cell">
      <style:table-cell-properties fo:border="none" style:writing-mode="lr-tb" fo:padding-top="0.0416in" fo:padding-left="0.0666in" fo:padding-bottom="0.0416in" fo:padding-right="0.0416in"/>
    </style:style>
    <style:style style:name="T576" style:parent-style-name="DefaultParagraphFont" style:family="text">
      <style:text-properties style:font-name="PT Serif" fo:color="#1F0909"/>
    </style:style>
    <style:style style:name="TableRow577" style:family="table-row">
      <style:table-row-properties/>
    </style:style>
    <style:style style:name="TableCell578" style:family="table-cell">
      <style:table-cell-properties fo:border="none" style:writing-mode="lr-tb" fo:padding-top="0.0416in" fo:padding-left="0.0666in" fo:padding-bottom="0.0416in" fo:padding-right="0.0416in"/>
    </style:style>
    <style:style style:name="T579" style:parent-style-name="DefaultParagraphFont" style:family="text">
      <style:text-properties style:font-name="PT Serif" fo:color="#1F0909"/>
    </style:style>
    <style:style style:name="TableCell580" style:family="table-cell">
      <style:table-cell-properties fo:border="none" style:writing-mode="lr-tb" fo:padding-top="0.0416in" fo:padding-left="0.0666in" fo:padding-bottom="0.0416in" fo:padding-right="0.0416in"/>
    </style:style>
    <style:style style:name="T58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ableCell582" style:family="table-cell">
      <style:table-cell-properties fo:border="none" style:writing-mode="lr-tb" fo:padding-top="0.0416in" fo:padding-left="0.0666in" fo:padding-bottom="0.0416in" fo:padding-right="0.0416in"/>
    </style:style>
    <style:style style:name="TableCell583" style:family="table-cell">
      <style:table-cell-properties fo:border="none" style:writing-mode="lr-tb" fo:padding-top="0.0416in" fo:padding-left="0.0666in" fo:padding-bottom="0.0416in" fo:padding-right="0.0416in"/>
    </style:style>
    <style:style style:name="P584" style:parent-style-name="Normal" style:family="paragraph">
      <style:text-properties fo:font-size="10pt" style:font-size-asian="10pt" style:font-size-complex="10pt"/>
    </style:style>
    <style:style style:name="TableRow585" style:family="table-row">
      <style:table-row-properties/>
    </style:style>
    <style:style style:name="TableCell586" style:family="table-cell">
      <style:table-cell-properties fo:border="none" style:writing-mode="lr-tb" fo:padding-top="0.0416in" fo:padding-left="0.0666in" fo:padding-bottom="0.0416in" fo:padding-right="0.0416in"/>
    </style:style>
    <style:style style:name="T587" style:parent-style-name="DefaultParagraphFont" style:family="text">
      <style:text-properties style:font-name="PT Serif" fo:color="#1F0909"/>
    </style:style>
    <style:style style:name="TableCell588" style:family="table-cell">
      <style:table-cell-properties fo:border="none" style:writing-mode="lr-tb" fo:padding-top="0.0416in" fo:padding-left="0.0666in" fo:padding-bottom="0.0416in" fo:padding-right="0.0416in"/>
    </style:style>
    <style:style style:name="T58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ableCell590" style:family="table-cell">
      <style:table-cell-properties fo:border="none" style:writing-mode="lr-tb" fo:padding-top="0.0416in" fo:padding-left="0.0666in" fo:padding-bottom="0.0416in" fo:padding-right="0.0416in"/>
    </style:style>
    <style:style style:name="TableCell591" style:family="table-cell">
      <style:table-cell-properties fo:border="none" style:writing-mode="lr-tb" fo:padding-top="0.0416in" fo:padding-left="0.0666in" fo:padding-bottom="0.0416in" fo:padding-right="0.0416in"/>
    </style:style>
    <style:style style:name="P592" style:parent-style-name="Normal" style:family="paragraph">
      <style:text-properties fo:font-size="10pt" style:font-size-asian="10pt" style:font-size-complex="10pt"/>
    </style:style>
    <style:style style:name="TableRow593" style:family="table-row">
      <style:table-row-properties/>
    </style:style>
    <style:style style:name="TableCell594" style:family="table-cell">
      <style:table-cell-properties fo:border="none" style:writing-mode="lr-tb" fo:padding-top="0.0416in" fo:padding-left="0.0666in" fo:padding-bottom="0.0416in" fo:padding-right="0.0416in"/>
    </style:style>
    <style:style style:name="T595" style:parent-style-name="DefaultParagraphFont" style:family="text">
      <style:text-properties style:font-name="PT Serif" fo:color="#1F0909"/>
    </style:style>
    <style:style style:name="TableCell596" style:family="table-cell">
      <style:table-cell-properties fo:border="none" style:writing-mode="lr-tb" fo:padding-top="0.0416in" fo:padding-left="0.0666in" fo:padding-bottom="0.0416in" fo:padding-right="0.0416in"/>
    </style:style>
    <style:style style:name="T597" style:parent-style-name="DefaultParagraphFont" style:family="text">
      <style:text-properties style:font-name="PT Serif" fo:color="#1F0909"/>
    </style:style>
    <style:style style:name="T598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ableCell599" style:family="table-cell">
      <style:table-cell-properties fo:border="none" style:writing-mode="lr-tb" fo:padding-top="0.0416in" fo:padding-left="0.0666in" fo:padding-bottom="0.0416in" fo:padding-right="0.0416in"/>
    </style:style>
    <style:style style:name="TableCell600" style:family="table-cell">
      <style:table-cell-properties fo:border="none" style:writing-mode="lr-tb" fo:padding-top="0.0416in" fo:padding-left="0.0666in" fo:padding-bottom="0.0416in" fo:padding-right="0.0416in"/>
    </style:style>
    <style:style style:name="T601" style:parent-style-name="DefaultParagraphFont" style:family="text">
      <style:text-properties style:font-name="PT Serif" fo:color="#1F0909"/>
    </style:style>
    <style:style style:name="TableRow602" style:family="table-row">
      <style:table-row-properties/>
    </style:style>
    <style:style style:name="TableCell603" style:family="table-cell">
      <style:table-cell-properties fo:border="none" style:writing-mode="lr-tb" fo:padding-top="0.0416in" fo:padding-left="0.0666in" fo:padding-bottom="0.0416in" fo:padding-right="0.0416in"/>
    </style:style>
    <style:style style:name="T604" style:parent-style-name="DefaultParagraphFont" style:family="text">
      <style:text-properties style:font-name="PT Serif" fo:color="#1F0909"/>
    </style:style>
    <style:style style:name="TableCell605" style:family="table-cell">
      <style:table-cell-properties fo:border="none" style:writing-mode="lr-tb" fo:padding-top="0.0416in" fo:padding-left="0.0666in" fo:padding-bottom="0.0416in" fo:padding-right="0.0416in"/>
    </style:style>
    <style:style style:name="T606" style:parent-style-name="DefaultParagraphFont" style:family="text">
      <style:text-properties style:font-name="PT Serif" fo:color="#1F0909"/>
    </style:style>
    <style:style style:name="T60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TableCell608" style:family="table-cell">
      <style:table-cell-properties fo:border="none" style:writing-mode="lr-tb" fo:padding-top="0.0416in" fo:padding-left="0.0666in" fo:padding-bottom="0.0416in" fo:padding-right="0.0416in"/>
    </style:style>
    <style:style style:name="TableCell609" style:family="table-cell">
      <style:table-cell-properties fo:border="none" style:writing-mode="lr-tb" fo:padding-top="0.0416in" fo:padding-left="0.0666in" fo:padding-bottom="0.0416in" fo:padding-right="0.0416in"/>
    </style:style>
    <style:style style:name="T610" style:parent-style-name="DefaultParagraphFont" style:family="text">
      <style:text-properties style:font-name="PT Serif" fo:color="#1F0909"/>
    </style:style>
    <style:style style:name="TableRow611" style:family="table-row">
      <style:table-row-properties/>
    </style:style>
    <style:style style:name="TableCell612" style:family="table-cell">
      <style:table-cell-properties fo:border="none" style:writing-mode="lr-tb" fo:padding-top="0.0416in" fo:padding-left="0.0666in" fo:padding-bottom="0.0416in" fo:padding-right="0.0416in"/>
    </style:style>
    <style:style style:name="T613" style:parent-style-name="DefaultParagraphFont" style:family="text">
      <style:text-properties style:font-name="PT Serif" fo:color="#1F0909"/>
    </style:style>
    <style:style style:name="TableCell614" style:family="table-cell">
      <style:table-cell-properties fo:border="none" style:writing-mode="lr-tb" fo:padding-top="0.0416in" fo:padding-left="0.0666in" fo:padding-bottom="0.0416in" fo:padding-right="0.0416in"/>
    </style:style>
    <style:style style:name="T615" style:parent-style-name="DefaultParagraphFont" style:family="text">
      <style:text-properties style:font-name="PT Serif" fo:color="#1F0909"/>
    </style:style>
    <style:style style:name="TableCell616" style:family="table-cell">
      <style:table-cell-properties fo:border="none" style:writing-mode="lr-tb" fo:padding-top="0.0416in" fo:padding-left="0.0666in" fo:padding-bottom="0.0416in" fo:padding-right="0.0416in"/>
    </style:style>
    <style:style style:name="TableCell617" style:family="table-cell">
      <style:table-cell-properties fo:border="none" style:writing-mode="lr-tb" fo:padding-top="0.0416in" fo:padding-left="0.0666in" fo:padding-bottom="0.0416in" fo:padding-right="0.0416in"/>
    </style:style>
    <style:style style:name="T618" style:parent-style-name="DefaultParagraphFont" style:family="text">
      <style:text-properties style:font-name="PT Serif" fo:color="#1F0909"/>
    </style:style>
    <style:style style:name="P619" style:parent-style-name="Heading3" style:family="paragraph">
      <style:paragraph-properties style:vertical-align="baseline" fo:margin-top="0.3645in" fo:margin-bottom="0.1562in"/>
    </style:style>
    <style:style style:name="T620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621" style:parent-style-name="Normal" style:family="paragraph">
      <style:paragraph-properties style:vertical-align="baseline"/>
    </style:style>
    <style:style style:name="T622" style:parent-style-name="DefaultParagraphFont" style:family="text">
      <style:text-properties style:font-name="PT Serif" fo:color="#1F0909"/>
    </style:style>
    <style:style style:name="T623" style:parent-style-name="DefaultParagraphFont" style:family="text">
      <style:text-properties style:font-name="PT Serif" fo:color="#1F0909"/>
    </style:style>
    <style:style style:name="T624" style:parent-style-name="DefaultParagraphFont" style:family="text">
      <style:text-properties style:font-name="PT Serif" fo:color="#1F0909"/>
    </style:style>
    <style:style style:name="T625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626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627" style:parent-style-name="DefaultParagraphFont" style:family="text">
      <style:text-properties style:font-name="PT Serif" fo:color="#1F0909"/>
    </style:style>
    <style:style style:name="T628" style:parent-style-name="DefaultParagraphFont" style:family="text">
      <style:text-properties style:font-name="PT Serif" fo:color="#1F0909"/>
    </style:style>
    <style:style style:name="T629" style:parent-style-name="Hyperlink" style:family="text">
      <style:text-properties style:font-name="PT Serif" fo:color="#065588" style:text-underline-type="none"/>
    </style:style>
    <style:style style:name="T630" style:parent-style-name="Hyperlink" style:family="text">
      <style:text-properties style:font-name="PT Serif" fo:color="#065588" style:text-underline-type="none"/>
    </style:style>
    <style:style style:name="T631" style:parent-style-name="DefaultParagraphFont" style:family="text">
      <style:text-properties style:font-name="PT Serif" fo:color="#1F0909"/>
    </style:style>
    <style:style style:name="T632" style:parent-style-name="DefaultParagraphFont" style:family="text">
      <style:text-properties style:font-name="Inconsolata" fo:color="#1F0909"/>
    </style:style>
    <style:style style:name="P633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634" style:parent-style-name="DefaultParagraphFont" style:family="text">
      <style:text-properties style:font-name="PT Serif" fo:color="#1F0909"/>
    </style:style>
    <style:style style:name="T635" style:parent-style-name="DefaultParagraphFont" style:family="text">
      <style:text-properties style:font-name="PT Serif" fo:color="#1F0909"/>
    </style:style>
    <style:style style:name="T636" style:parent-style-name="DefaultParagraphFont" style:family="text">
      <style:text-properties style:font-name="PT Serif" fo:color="#1F0909"/>
    </style:style>
    <style:style style:name="T637" style:parent-style-name="DefaultParagraphFont" style:family="text">
      <style:text-properties style:font-name="PT Serif" fo:color="#1F0909"/>
    </style:style>
    <style:style style:name="T638" style:parent-style-name="DefaultParagraphFont" style:family="text">
      <style:text-properties style:font-name="Inconsolata" fo:color="#1F0909"/>
    </style:style>
    <style:style style:name="T639" style:parent-style-name="DefaultParagraphFont" style:family="text">
      <style:text-properties style:font-name="PT Serif" fo:color="#1F0909"/>
    </style:style>
    <style:style style:name="T640" style:parent-style-name="DefaultParagraphFont" style:family="text">
      <style:text-properties style:font-name="Inconsolata" fo:color="#1F0909"/>
    </style:style>
    <style:style style:name="T641" style:parent-style-name="DefaultParagraphFont" style:family="text">
      <style:text-properties style:font-name="PT Serif" fo:color="#1F0909"/>
    </style:style>
    <style:style style:name="T642" style:parent-style-name="DefaultParagraphFont" style:family="text">
      <style:text-properties style:font-name="PT Serif" fo:color="#1F0909"/>
    </style:style>
    <style:style style:name="T643" style:parent-style-name="DefaultParagraphFont" style:family="text">
      <style:text-properties style:font-name="PT Serif" fo:color="#1F0909"/>
    </style:style>
    <style:style style:name="T644" style:parent-style-name="DefaultParagraphFont" style:family="text">
      <style:text-properties style:font-name="PT Serif" fo:color="#1F0909"/>
    </style:style>
    <style:style style:name="T645" style:parent-style-name="DefaultParagraphFont" style:family="text">
      <style:text-properties style:font-name="PT Serif" fo:color="#1F0909"/>
    </style:style>
    <style:style style:name="T64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647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648" style:parent-style-name="DefaultParagraphFont" style:family="text">
      <style:text-properties style:font-name="PT Serif" fo:color="#1F0909"/>
    </style:style>
    <style:style style:name="T649" style:parent-style-name="DefaultParagraphFont" style:family="text">
      <style:text-properties style:font-name="PT Serif" fo:color="#1F0909"/>
    </style:style>
    <style:style style:name="T650" style:parent-style-name="DefaultParagraphFont" style:family="text">
      <style:text-properties style:font-name="PT Serif" fo:color="#1F0909"/>
    </style:style>
    <style:style style:name="T651" style:parent-style-name="DefaultParagraphFont" style:family="text">
      <style:text-properties style:font-name="Inconsolata" fo:color="#1F0909"/>
    </style:style>
    <style:style style:name="T652" style:parent-style-name="DefaultParagraphFont" style:family="text">
      <style:text-properties style:font-name="PT Serif" fo:color="#1F0909"/>
    </style:style>
    <style:style style:name="T653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654" style:parent-style-name="Normal" style:family="paragraph">
      <style:paragraph-properties style:vertical-align="baseline"/>
    </style:style>
    <style:style style:name="T655" style:parent-style-name="DefaultParagraphFont" style:family="text">
      <style:text-properties style:font-name="PT Serif" fo:color="#1F0909"/>
    </style:style>
    <style:style style:name="T656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657" style:parent-style-name="DefaultParagraphFont" style:family="text">
      <style:text-properties style:font-name="PT Serif" fo:color="#1F0909"/>
    </style:style>
    <style:style style:name="T658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659" style:parent-style-name="Heading3" style:family="paragraph">
      <style:paragraph-properties style:vertical-align="baseline" fo:margin-top="0.3645in" fo:margin-bottom="0.1562in"/>
    </style:style>
    <style:style style:name="T660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T661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662" style:parent-style-name="Normal" style:family="paragraph">
      <style:paragraph-properties style:vertical-align="baseline"/>
    </style:style>
    <style:style style:name="T663" style:parent-style-name="DefaultParagraphFont" style:family="text">
      <style:text-properties style:font-name="PT Serif" fo:color="#1F0909"/>
    </style:style>
    <style:style style:name="T664" style:parent-style-name="DefaultParagraphFont" style:family="text">
      <style:text-properties style:font-name="PT Serif" fo:color="#1F0909"/>
    </style:style>
    <style:style style:name="T665" style:parent-style-name="DefaultParagraphFont" style:family="text">
      <style:text-properties style:font-name="PT Serif" fo:color="#1F0909"/>
    </style:style>
    <style:style style:name="T666" style:parent-style-name="DefaultParagraphFont" style:family="text">
      <style:text-properties style:font-name="PT Serif" fo:color="#1F0909"/>
    </style:style>
    <style:style style:name="T667" style:parent-style-name="DefaultParagraphFont" style:family="text">
      <style:text-properties style:font-name="PT Serif" fo:color="#1F0909"/>
    </style:style>
    <style:style style:name="T668" style:parent-style-name="DefaultParagraphFont" style:family="text">
      <style:text-properties style:font-name="PT Serif" fo:font-style="italic" style:font-style-asian="italic" style:font-style-complex="italic" fo:color="#1F0909"/>
    </style:style>
    <style:style style:name="T669" style:parent-style-name="DefaultParagraphFont" style:family="text">
      <style:text-properties style:font-name="PT Serif" fo:color="#1F0909"/>
    </style:style>
    <style:style style:name="T670" style:parent-style-name="DefaultParagraphFont" style:family="text">
      <style:text-properties style:font-name="PT Serif" fo:color="#1F0909"/>
    </style:style>
    <style:style style:name="T671" style:parent-style-name="DefaultParagraphFont" style:family="text">
      <style:text-properties style:font-name="PT Serif" fo:color="#1F0909"/>
    </style:style>
    <style:style style:name="T672" style:parent-style-name="DefaultParagraphFont" style:family="text">
      <style:text-properties style:font-name="PT Serif" fo:color="#1F0909"/>
    </style:style>
    <style:style style:name="T673" style:parent-style-name="DefaultParagraphFont" style:family="text">
      <style:text-properties style:font-name="PT Serif" fo:color="#1F0909"/>
    </style:style>
    <style:style style:name="T674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675" style:parent-style-name="Normal" style:family="paragraph">
      <style:paragraph-properties style:vertical-align="baseline" fo:background-color="#F3F2EE"/>
    </style:style>
    <style:style style:name="T676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677" style:parent-style-name="Normal" style:family="paragraph">
      <style:paragraph-properties style:vertical-align="baseline" fo:background-color="#F3F2EE"/>
    </style:style>
    <style:style style:name="T678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679" style:parent-style-name="Heading3" style:family="paragraph">
      <style:paragraph-properties style:vertical-align="baseline" fo:margin-top="0.3645in" fo:margin-bottom="0.1562in"/>
    </style:style>
    <style:style style:name="T680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681" style:parent-style-name="Normal" style:family="paragraph">
      <style:paragraph-properties style:vertical-align="baseline"/>
    </style:style>
    <style:style style:name="T682" style:parent-style-name="DefaultParagraphFont" style:family="text">
      <style:text-properties style:font-name="PT Serif" fo:color="#1F0909"/>
    </style:style>
    <style:style style:name="T683" style:parent-style-name="DefaultParagraphFont" style:family="text">
      <style:text-properties style:font-name="PT Serif" fo:color="#1F0909"/>
    </style:style>
    <style:style style:name="T684" style:parent-style-name="DefaultParagraphFont" style:family="text">
      <style:text-properties style:font-name="PT Serif" fo:color="#1F0909"/>
    </style:style>
    <style:style style:name="T685" style:parent-style-name="Hyperlink" style:family="text">
      <style:text-properties style:font-name="PT Serif" fo:color="#065588" style:text-underline-type="none"/>
    </style:style>
    <style:style style:name="T686" style:parent-style-name="DefaultParagraphFont" style:family="text">
      <style:text-properties style:font-name="PT Serif" fo:color="#1F0909"/>
    </style:style>
    <style:style style:name="T68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688" style:parent-style-name="Normal" style:family="paragraph">
      <style:paragraph-properties style:vertical-align="baseline"/>
    </style:style>
    <style:style style:name="T689" style:parent-style-name="DefaultParagraphFont" style:family="text">
      <style:text-properties style:font-name="PT Serif" fo:color="#1F0909"/>
    </style:style>
    <style:style style:name="T690" style:parent-style-name="DefaultParagraphFont" style:family="text">
      <style:text-properties style:font-name="PT Serif" fo:color="#1F0909"/>
    </style:style>
    <style:style style:name="T691" style:parent-style-name="DefaultParagraphFont" style:family="text">
      <style:text-properties style:font-name="PT Serif" fo:color="#1F0909"/>
    </style:style>
    <style:style style:name="T692" style:parent-style-name="DefaultParagraphFont" style:family="text">
      <style:text-properties style:font-name="PT Serif" fo:color="#1F0909"/>
    </style:style>
    <style:style style:name="T693" style:parent-style-name="DefaultParagraphFont" style:family="text">
      <style:text-properties style:font-name="PT Serif" fo:color="#1F0909"/>
    </style:style>
    <style:style style:name="T694" style:parent-style-name="DefaultParagraphFont" style:family="text">
      <style:text-properties style:font-name="PT Serif" fo:color="#1F0909"/>
    </style:style>
    <style:style style:name="T695" style:parent-style-name="DefaultParagraphFont" style:family="text">
      <style:text-properties style:font-name="PT Serif" fo:color="#1F0909"/>
    </style:style>
    <style:style style:name="T69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697" style:parent-style-name="Heading3" style:family="paragraph">
      <style:paragraph-properties style:vertical-align="baseline" fo:margin-top="0.3645in" fo:margin-bottom="0.1562in"/>
    </style:style>
    <style:style style:name="T698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T699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700" style:parent-style-name="Normal" style:family="paragraph">
      <style:paragraph-properties style:vertical-align="baseline" fo:background-color="#F3F2EE"/>
    </style:style>
    <style:style style:name="T701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02" style:parent-style-name="Normal" style:family="paragraph">
      <style:paragraph-properties style:vertical-align="baseline" fo:background-color="#F3F2EE"/>
    </style:style>
    <style:style style:name="T703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T704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T705" style:parent-style-name="DefaultParagraphFont" style:family="text">
      <style:text-properties style:font-name="SimSun" style:font-name-asian="SimSun" style:font-name-complex="SimSun" fo:color="#1F0909" fo:font-size="10.5pt" style:font-size-asian="10.5pt" style:font-size-complex="10.5pt"/>
    </style:style>
    <style:style style:name="P706" style:parent-style-name="Normal" style:family="paragraph">
      <style:paragraph-properties style:vertical-align="baseline" fo:background-color="#F3F2EE"/>
    </style:style>
    <style:style style:name="T707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08" style:parent-style-name="Normal" style:family="paragraph">
      <style:paragraph-properties style:vertical-align="baseline" fo:background-color="#F3F2EE"/>
      <style:text-properties fo:font-size="10.5pt" style:font-size-asian="10.5pt" style:font-size-complex="10.5pt"/>
    </style:style>
    <style:style style:name="P709" style:parent-style-name="Normal" style:family="paragraph">
      <style:paragraph-properties style:vertical-align="baseline" fo:background-color="#F3F2EE"/>
    </style:style>
    <style:style style:name="T710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11" style:parent-style-name="Normal" style:family="paragraph">
      <style:paragraph-properties style:vertical-align="baseline" fo:background-color="#F3F2EE"/>
    </style:style>
    <style:style style:name="T712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13" style:parent-style-name="Normal" style:family="paragraph">
      <style:paragraph-properties style:vertical-align="baseline" fo:background-color="#F3F2EE"/>
    </style:style>
    <style:style style:name="T714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T715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T716" style:parent-style-name="DefaultParagraphFont" style:family="text">
      <style:text-properties style:font-name="SimSun" style:font-name-asian="SimSun" style:font-name-complex="SimSun" fo:color="#1F0909" fo:font-size="10.5pt" style:font-size-asian="10.5pt" style:font-size-complex="10.5pt"/>
    </style:style>
    <style:style style:name="P717" style:parent-style-name="Normal" style:family="paragraph">
      <style:paragraph-properties style:vertical-align="baseline" fo:background-color="#F3F2EE"/>
      <style:text-properties fo:font-size="10.5pt" style:font-size-asian="10.5pt" style:font-size-complex="10.5pt"/>
    </style:style>
    <style:style style:name="P718" style:parent-style-name="Normal" style:family="paragraph">
      <style:paragraph-properties style:vertical-align="baseline" fo:background-color="#F3F2EE"/>
    </style:style>
    <style:style style:name="T719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20" style:parent-style-name="Normal" style:family="paragraph">
      <style:paragraph-properties style:vertical-align="baseline" fo:background-color="#F3F2EE"/>
      <style:text-properties fo:font-size="10.5pt" style:font-size-asian="10.5pt" style:font-size-complex="10.5pt"/>
    </style:style>
    <style:style style:name="P721" style:parent-style-name="Normal" style:family="paragraph">
      <style:paragraph-properties style:vertical-align="baseline" fo:background-color="#F3F2EE"/>
    </style:style>
    <style:style style:name="T722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23" style:parent-style-name="Normal" style:family="paragraph">
      <style:paragraph-properties style:vertical-align="baseline" fo:background-color="#F3F2EE"/>
    </style:style>
    <style:style style:name="T724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25" style:parent-style-name="Normal" style:family="paragraph">
      <style:paragraph-properties style:vertical-align="baseline" fo:background-color="#F3F2EE"/>
    </style:style>
    <style:style style:name="T726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27" style:parent-style-name="Normal" style:family="paragraph">
      <style:paragraph-properties style:vertical-align="baseline" fo:background-color="#F3F2EE"/>
    </style:style>
    <style:style style:name="T728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29" style:parent-style-name="Normal" style:family="paragraph">
      <style:paragraph-properties style:vertical-align="baseline" fo:background-color="#F3F2EE"/>
    </style:style>
    <style:style style:name="T730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31" style:parent-style-name="Normal" style:family="paragraph">
      <style:paragraph-properties style:vertical-align="baseline" fo:background-color="#F3F2EE"/>
    </style:style>
    <style:style style:name="T732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33" style:parent-style-name="Normal" style:family="paragraph">
      <style:paragraph-properties style:vertical-align="baseline" fo:background-color="#F3F2EE"/>
    </style:style>
    <style:style style:name="T734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35" style:parent-style-name="Normal" style:family="paragraph">
      <style:paragraph-properties style:vertical-align="baseline"/>
    </style:style>
    <style:style style:name="T736" style:parent-style-name="DefaultParagraphFont" style:family="text">
      <style:text-properties style:font-name="PT Serif" fo:color="#1F0909"/>
    </style:style>
    <style:style style:name="T737" style:parent-style-name="DefaultParagraphFont" style:family="text">
      <style:text-properties style:font-name="PT Serif" fo:color="#1F0909"/>
    </style:style>
    <style:style style:name="T738" style:parent-style-name="DefaultParagraphFont" style:family="text">
      <style:text-properties style:font-name="PT Serif" fo:color="#1F0909"/>
    </style:style>
    <style:style style:name="T73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740" style:parent-style-name="Normal" style:family="paragraph">
      <style:paragraph-properties style:vertical-align="baseline" fo:background-color="#F3F2EE"/>
    </style:style>
    <style:style style:name="T741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42" style:parent-style-name="Normal" style:family="paragraph">
      <style:paragraph-properties style:vertical-align="baseline" fo:background-color="#F3F2EE"/>
    </style:style>
    <style:style style:name="T743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44" style:parent-style-name="Normal" style:family="paragraph">
      <style:paragraph-properties style:vertical-align="baseline" fo:background-color="#F3F2EE"/>
    </style:style>
    <style:style style:name="T745" style:parent-style-name="DefaultParagraphFont" style:family="text">
      <style:text-properties style:font-name="Inconsolata" fo:color="#1F0909" fo:font-size="10.5pt" style:font-size-asian="10.5pt" style:font-size-complex="10.5pt"/>
    </style:style>
    <style:style style:name="P746" style:parent-style-name="Heading2" style:family="paragraph">
      <style:paragraph-properties style:vertical-align="baseline" fo:margin-top="0.3645in" fo:margin-bottom="0.1562in"/>
    </style:style>
    <style:style style:name="T747" style:parent-style-name="DefaultParagraphFont" style:family="text">
      <style:text-properties style:font-name="Microsoft YaHei" style:font-name-asian="Microsoft YaHei" style:font-name-complex="Microsoft YaHei" fo:color="#1F0909" fo:font-size="22.5pt" style:font-size-asian="22.5pt" style:font-size-complex="22.5pt"/>
    </style:style>
    <style:style style:name="P748" style:parent-style-name="Normal" style:family="paragraph">
      <style:paragraph-properties style:vertical-align="baseline"/>
    </style:style>
    <style:style style:name="T749" style:parent-style-name="DefaultParagraphFont" style:family="text">
      <style:text-properties style:font-name="PT Serif" fo:color="#1F0909"/>
    </style:style>
    <style:style style:name="T750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751" style:parent-style-name="DefaultParagraphFont" style:family="text">
      <style:text-properties style:font-name="PT Serif" fo:color="#1F0909"/>
    </style:style>
    <style:style style:name="T752" style:parent-style-name="DefaultParagraphFont" style:family="text">
      <style:text-properties style:font-name="PT Serif" fo:color="#1F0909"/>
    </style:style>
    <style:style style:name="T753" style:parent-style-name="DefaultParagraphFont" style:family="text">
      <style:text-properties style:font-name="PT Serif" fo:color="#1F0909"/>
    </style:style>
    <style:style style:name="T754" style:parent-style-name="DefaultParagraphFont" style:family="text">
      <style:text-properties style:font-name="PT Serif" fo:color="#1F0909"/>
    </style:style>
    <style:style style:name="T755" style:parent-style-name="DefaultParagraphFont" style:family="text">
      <style:text-properties style:font-name="PT Serif" fo:color="#1F0909"/>
    </style:style>
    <style:style style:name="T75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757" style:parent-style-name="Heading3" style:family="paragraph">
      <style:paragraph-properties style:vertical-align="baseline" fo:margin-top="0.3645in" fo:margin-bottom="0.1562in"/>
    </style:style>
    <style:style style:name="T758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759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760" style:parent-style-name="DefaultParagraphFont" style:family="text">
      <style:text-properties style:font-name="PT Serif" fo:color="#1F0909"/>
    </style:style>
    <style:style style:name="T761" style:parent-style-name="DefaultParagraphFont" style:family="text">
      <style:text-properties style:font-name="PT Serif" fo:color="#1F0909"/>
    </style:style>
    <style:style style:name="T762" style:parent-style-name="DefaultParagraphFont" style:family="text">
      <style:text-properties style:font-name="PT Serif" fo:color="#1F0909"/>
    </style:style>
    <style:style style:name="T763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764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765" style:parent-style-name="DefaultParagraphFont" style:family="text">
      <style:text-properties style:font-name="PT Serif" fo:color="#1F0909"/>
    </style:style>
    <style:style style:name="T766" style:parent-style-name="DefaultParagraphFont" style:family="text">
      <style:text-properties style:font-name="PT Serif" fo:color="#1F0909"/>
    </style:style>
    <style:style style:name="T76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768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769" style:parent-style-name="DefaultParagraphFont" style:family="text">
      <style:text-properties style:font-name="PT Serif" fo:color="#1F0909"/>
    </style:style>
    <style:style style:name="T770" style:parent-style-name="DefaultParagraphFont" style:family="text">
      <style:text-properties style:font-name="PT Serif" fo:color="#1F0909"/>
    </style:style>
    <style:style style:name="T771" style:parent-style-name="DefaultParagraphFont" style:family="text">
      <style:text-properties style:font-name="PT Serif" fo:color="#1F0909"/>
    </style:style>
    <style:style style:name="T772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773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774" style:parent-style-name="DefaultParagraphFont" style:family="text">
      <style:text-properties style:font-name="PT Serif" fo:color="#1F0909"/>
    </style:style>
    <style:style style:name="T775" style:parent-style-name="DefaultParagraphFont" style:family="text">
      <style:text-properties style:font-name="PT Serif" fo:color="#1F0909"/>
    </style:style>
    <style:style style:name="T776" style:parent-style-name="DefaultParagraphFont" style:family="text">
      <style:text-properties style:font-name="PT Serif" fo:color="#1F0909"/>
    </style:style>
    <style:style style:name="T77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778" style:parent-style-name="Heading3" style:family="paragraph">
      <style:paragraph-properties style:vertical-align="baseline" fo:margin-top="0.3645in" fo:margin-bottom="0.1562in"/>
    </style:style>
    <style:style style:name="T779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780" style:parent-style-name="Normal" style:family="paragraph">
      <style:paragraph-properties style:vertical-align="baseline"/>
    </style:style>
    <style:style style:name="T781" style:parent-style-name="DefaultParagraphFont" style:family="text">
      <style:text-properties style:font-name="PT Serif" fo:color="#1F0909"/>
    </style:style>
    <style:style style:name="T782" style:parent-style-name="DefaultParagraphFont" style:family="text">
      <style:text-properties style:font-name="PT Serif" fo:color="#1F0909"/>
    </style:style>
    <style:style style:name="T783" style:parent-style-name="DefaultParagraphFont" style:family="text">
      <style:text-properties style:font-name="PT Serif" fo:color="#1F0909"/>
    </style:style>
    <style:style style:name="T784" style:parent-style-name="DefaultParagraphFont" style:family="text">
      <style:text-properties style:font-name="PT Serif" fo:color="#1F0909"/>
    </style:style>
    <style:style style:name="T785" style:parent-style-name="DefaultParagraphFont" style:family="text">
      <style:text-properties style:font-name="PT Serif" fo:color="#1F0909"/>
    </style:style>
    <style:style style:name="T78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787" style:parent-style-name="Heading3" style:family="paragraph">
      <style:paragraph-properties style:vertical-align="baseline" fo:margin-top="0.3645in" fo:margin-bottom="0.1562in"/>
    </style:style>
    <style:style style:name="T788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789" style:parent-style-name="Normal" style:family="paragraph">
      <style:paragraph-properties style:vertical-align="baseline"/>
    </style:style>
    <style:style style:name="T790" style:parent-style-name="DefaultParagraphFont" style:family="text">
      <style:text-properties style:font-name="PT Serif" fo:color="#1F0909"/>
    </style:style>
    <style:style style:name="T79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792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793" style:parent-style-name="DefaultParagraphFont" style:family="text">
      <style:text-properties style:font-name="PT Serif" fo:color="#1F0909"/>
    </style:style>
    <style:style style:name="T794" style:parent-style-name="DefaultParagraphFont" style:family="text">
      <style:text-properties style:font-name="PT Serif" fo:color="#1F0909"/>
    </style:style>
    <style:style style:name="T795" style:parent-style-name="DefaultParagraphFont" style:family="text">
      <style:text-properties style:font-name="PT Serif" fo:color="#1F0909"/>
    </style:style>
    <style:style style:name="T796" style:parent-style-name="DefaultParagraphFont" style:family="text">
      <style:text-properties style:font-name="PT Serif" fo:color="#1F0909"/>
    </style:style>
    <style:style style:name="T797" style:parent-style-name="DefaultParagraphFont" style:family="text">
      <style:text-properties style:font-name="PT Serif" fo:color="#1F0909"/>
    </style:style>
    <style:style style:name="T798" style:parent-style-name="DefaultParagraphFont" style:family="text">
      <style:text-properties style:font-name="PT Serif" fo:color="#1F0909"/>
    </style:style>
    <style:style style:name="T799" style:parent-style-name="DefaultParagraphFont" style:family="text">
      <style:text-properties style:font-name="PT Serif" fo:color="#1F0909"/>
    </style:style>
    <style:style style:name="T800" style:parent-style-name="DefaultParagraphFont" style:family="text">
      <style:text-properties style:font-name="PT Serif" fo:color="#1F0909"/>
    </style:style>
    <style:style style:name="T801" style:parent-style-name="DefaultParagraphFont" style:family="text">
      <style:text-properties style:font-name="PT Serif" fo:color="#1F0909"/>
    </style:style>
    <style:style style:name="T802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03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804" style:parent-style-name="DefaultParagraphFont" style:family="text">
      <style:text-properties style:font-name="PT Serif" fo:color="#1F0909"/>
    </style:style>
    <style:style style:name="T805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06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807" style:parent-style-name="DefaultParagraphFont" style:family="text">
      <style:text-properties style:font-name="PT Serif" fo:color="#1F0909"/>
    </style:style>
    <style:style style:name="T808" style:parent-style-name="DefaultParagraphFont" style:family="text">
      <style:text-properties style:font-name="PT Serif" fo:color="#1F0909"/>
    </style:style>
    <style:style style:name="T809" style:parent-style-name="DefaultParagraphFont" style:family="text">
      <style:text-properties style:font-name="PT Serif" fo:color="#1F0909"/>
    </style:style>
    <style:style style:name="T810" style:parent-style-name="DefaultParagraphFont" style:family="text">
      <style:text-properties style:font-name="PT Serif" fo:color="#1F0909"/>
    </style:style>
    <style:style style:name="T811" style:parent-style-name="DefaultParagraphFont" style:family="text">
      <style:text-properties style:font-name="PT Serif" fo:color="#1F0909"/>
    </style:style>
    <style:style style:name="T812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13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814" style:parent-style-name="DefaultParagraphFont" style:family="text">
      <style:text-properties style:font-name="PT Serif" fo:color="#1F0909"/>
    </style:style>
    <style:style style:name="T815" style:parent-style-name="DefaultParagraphFont" style:family="text">
      <style:text-properties style:font-name="PT Serif" fo:color="#1F0909"/>
    </style:style>
    <style:style style:name="T816" style:parent-style-name="DefaultParagraphFont" style:family="text">
      <style:text-properties style:font-name="PT Serif" fo:color="#1F0909"/>
    </style:style>
    <style:style style:name="T817" style:parent-style-name="DefaultParagraphFont" style:family="text">
      <style:text-properties style:font-name="PT Serif" fo:color="#1F0909"/>
    </style:style>
    <style:style style:name="T818" style:parent-style-name="DefaultParagraphFont" style:family="text">
      <style:text-properties style:font-name="PT Serif" fo:color="#1F0909"/>
    </style:style>
    <style:style style:name="T81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20" style:parent-style-name="Heading3" style:family="paragraph">
      <style:paragraph-properties style:vertical-align="baseline" fo:margin-top="0.3645in" fo:margin-bottom="0.1562in"/>
    </style:style>
    <style:style style:name="T821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822" style:parent-style-name="Normal" style:family="paragraph">
      <style:paragraph-properties style:vertical-align="baseline"/>
    </style:style>
    <style:style style:name="T823" style:parent-style-name="DefaultParagraphFont" style:family="text">
      <style:text-properties style:font-name="PT Serif" fo:color="#1F0909"/>
    </style:style>
    <style:style style:name="T824" style:parent-style-name="Hyperlink" style:family="text">
      <style:text-properties style:font-name="PT Serif" fo:color="#065588" style:text-underline-type="none"/>
    </style:style>
    <style:style style:name="T825" style:parent-style-name="Hyperlink" style:family="text">
      <style:text-properties style:font-name="PT Serif" fo:color="#065588" style:text-underline-type="none"/>
    </style:style>
    <style:style style:name="T82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27" style:parent-style-name="Heading2" style:family="paragraph">
      <style:paragraph-properties style:vertical-align="baseline" fo:margin-top="0.3645in" fo:margin-bottom="0.1562in"/>
    </style:style>
    <style:style style:name="T828" style:parent-style-name="DefaultParagraphFont" style:family="text">
      <style:text-properties style:font-name="Microsoft YaHei" style:font-name-asian="Microsoft YaHei" style:font-name-complex="Microsoft YaHei" fo:color="#1F0909" fo:font-size="22.5pt" style:font-size-asian="22.5pt" style:font-size-complex="22.5pt"/>
    </style:style>
    <style:style style:name="P829" style:parent-style-name="Heading3" style:family="paragraph">
      <style:paragraph-properties style:vertical-align="baseline" fo:margin-top="0.3645in" fo:margin-bottom="0.1562in"/>
    </style:style>
    <style:style style:name="T830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P831" style:parent-style-name="Normal" style:family="paragraph">
      <style:paragraph-properties style:vertical-align="baseline"/>
    </style:style>
    <style:style style:name="T832" style:parent-style-name="DefaultParagraphFont" style:family="text">
      <style:text-properties style:font-name="PT Serif" fo:color="#1F0909"/>
    </style:style>
    <style:style style:name="T833" style:parent-style-name="DefaultParagraphFont" style:family="text">
      <style:text-properties style:font-name="PT Serif" fo:color="#1F0909"/>
    </style:style>
    <style:style style:name="T834" style:parent-style-name="DefaultParagraphFont" style:family="text">
      <style:text-properties style:font-name="PT Serif" fo:color="#1F0909"/>
    </style:style>
    <style:style style:name="T835" style:parent-style-name="DefaultParagraphFont" style:family="text">
      <style:text-properties style:font-name="PT Serif" fo:color="#1F0909"/>
    </style:style>
    <style:style style:name="T836" style:parent-style-name="DefaultParagraphFont" style:family="text">
      <style:text-properties style:font-name="PT Serif" fo:color="#1F0909"/>
    </style:style>
    <style:style style:name="T83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38" style:parent-style-name="Heading3" style:family="paragraph">
      <style:paragraph-properties style:vertical-align="baseline" fo:margin-top="0.3645in" fo:margin-bottom="0.1562in"/>
    </style:style>
    <style:style style:name="T839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T840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P841" style:parent-style-name="Normal" style:family="paragraph">
      <style:paragraph-properties style:vertical-align="baseline"/>
    </style:style>
    <style:style style:name="T842" style:parent-style-name="DefaultParagraphFont" style:family="text">
      <style:text-properties style:font-name="PT Serif" fo:color="#1F0909"/>
    </style:style>
    <style:style style:name="T843" style:parent-style-name="Hyperlink" style:family="text">
      <style:text-properties style:font-name="PT Serif" fo:color="#065588" style:text-underline-type="none"/>
    </style:style>
    <style:style style:name="T844" style:parent-style-name="Hyperlink" style:family="text">
      <style:text-properties style:font-name="PT Serif" fo:color="#065588" style:text-underline-type="none"/>
    </style:style>
    <style:style style:name="T845" style:parent-style-name="Hyperlink" style:family="text">
      <style:text-properties style:font-name="PT Serif" fo:color="#065588" style:text-underline-type="none"/>
    </style:style>
    <style:style style:name="T846" style:parent-style-name="Hyperlink" style:family="text">
      <style:text-properties style:font-name="PT Serif" fo:color="#065588" style:text-underline-type="none"/>
    </style:style>
    <style:style style:name="T84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48" style:parent-style-name="Heading2" style:family="paragraph">
      <style:paragraph-properties style:vertical-align="baseline" fo:margin-top="0.3645in" fo:margin-bottom="0.1562in"/>
    </style:style>
    <style:style style:name="T849" style:parent-style-name="DefaultParagraphFont" style:family="text">
      <style:text-properties style:font-name="Microsoft YaHei" style:font-name-asian="Microsoft YaHei" style:font-name-complex="Microsoft YaHei" fo:color="#1F0909" fo:font-size="22.5pt" style:font-size-asian="22.5pt" style:font-size-complex="22.5pt"/>
    </style:style>
    <style:style style:name="P850" style:parent-style-name="Normal" style:family="paragraph">
      <style:paragraph-properties style:vertical-align="baseline"/>
    </style:style>
    <style:style style:name="T851" style:parent-style-name="DefaultParagraphFont" style:family="text">
      <style:text-properties style:font-name="PT Serif" fo:color="#1F0909"/>
    </style:style>
    <style:style style:name="T852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53" style:parent-style-name="Heading3" style:family="paragraph">
      <style:paragraph-properties style:vertical-align="baseline" fo:margin-top="0.3645in" fo:margin-bottom="0.1562in"/>
    </style:style>
    <style:style style:name="T854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T855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856" style:parent-style-name="Normal" style:family="paragraph">
      <style:paragraph-properties style:vertical-align="baseline"/>
    </style:style>
    <style:style style:name="T857" style:parent-style-name="DefaultParagraphFont" style:family="text">
      <style:text-properties style:font-name="PT Serif" fo:color="#1F0909"/>
    </style:style>
    <style:style style:name="T858" style:parent-style-name="DefaultParagraphFont" style:family="text">
      <style:text-properties style:font-name="PT Serif" fo:color="#1F0909"/>
    </style:style>
    <style:style style:name="T859" style:parent-style-name="DefaultParagraphFont" style:family="text">
      <style:text-properties style:font-name="PT Serif" fo:color="#1F0909"/>
    </style:style>
    <style:style style:name="T860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61" style:parent-style-name="Heading3" style:family="paragraph">
      <style:paragraph-properties style:vertical-align="baseline" fo:margin-top="0.3645in" fo:margin-bottom="0.1562in"/>
    </style:style>
    <style:style style:name="T862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863" style:parent-style-name="Normal" style:family="paragraph">
      <style:paragraph-properties style:vertical-align="baseline"/>
    </style:style>
    <style:style style:name="T864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865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866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86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68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869" style:parent-style-name="DefaultParagraphFont" style:family="text">
      <style:text-properties style:font-name="PT Serif" fo:color="#1F0909"/>
    </style:style>
    <style:style style:name="P870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871" style:parent-style-name="DefaultParagraphFont" style:family="text">
      <style:text-properties style:font-name="PT Serif" fo:color="#1F0909"/>
    </style:style>
    <style:style style:name="P872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873" style:parent-style-name="DefaultParagraphFont" style:family="text">
      <style:text-properties style:font-name="PT Serif" fo:color="#1F0909"/>
    </style:style>
    <style:style style:name="T874" style:parent-style-name="DefaultParagraphFont" style:family="text">
      <style:text-properties style:font-name="PT Serif" fo:color="#1F0909"/>
    </style:style>
    <style:style style:name="T875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76" style:parent-style-name="Heading3" style:family="paragraph">
      <style:paragraph-properties style:vertical-align="baseline" fo:margin-top="0.3645in" fo:margin-bottom="0.1562in"/>
    </style:style>
    <style:style style:name="T877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878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879" style:parent-style-name="DefaultParagraphFont" style:family="text">
      <style:text-properties style:font-name="PT Serif" fo:color="#1F0909"/>
    </style:style>
    <style:style style:name="T880" style:parent-style-name="DefaultParagraphFont" style:family="text">
      <style:text-properties style:font-name="PT Serif" fo:color="#1F0909"/>
    </style:style>
    <style:style style:name="T881" style:parent-style-name="DefaultParagraphFont" style:family="text">
      <style:text-properties style:font-name="PT Serif" fo:color="#1F0909"/>
    </style:style>
    <style:style style:name="T882" style:parent-style-name="DefaultParagraphFont" style:family="text">
      <style:text-properties style:font-name="PT Serif" fo:color="#1F0909"/>
    </style:style>
    <style:style style:name="T883" style:parent-style-name="DefaultParagraphFont" style:family="text">
      <style:text-properties style:font-name="PT Serif" fo:color="#1F0909"/>
    </style:style>
    <style:style style:name="T884" style:parent-style-name="DefaultParagraphFont" style:family="text">
      <style:text-properties style:font-name="PT Serif" fo:color="#1F0909"/>
    </style:style>
    <style:style style:name="T885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86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887" style:parent-style-name="DefaultParagraphFont" style:family="text">
      <style:text-properties style:font-name="PT Serif" fo:color="#1F0909"/>
    </style:style>
    <style:style style:name="T888" style:parent-style-name="DefaultParagraphFont" style:family="text">
      <style:text-properties style:font-name="PT Serif" fo:color="#1F0909"/>
    </style:style>
    <style:style style:name="T889" style:parent-style-name="DefaultParagraphFont" style:family="text">
      <style:text-properties style:font-name="PT Serif" fo:color="#1F0909"/>
    </style:style>
    <style:style style:name="T890" style:parent-style-name="DefaultParagraphFont" style:family="text">
      <style:text-properties style:font-name="PT Serif" fo:color="#1F0909"/>
    </style:style>
    <style:style style:name="T891" style:parent-style-name="DefaultParagraphFont" style:family="text">
      <style:text-properties style:font-name="PT Serif" fo:color="#1F0909"/>
    </style:style>
    <style:style style:name="T892" style:parent-style-name="DefaultParagraphFont" style:family="text">
      <style:text-properties style:font-name="PT Serif" fo:color="#1F0909"/>
    </style:style>
    <style:style style:name="T893" style:parent-style-name="DefaultParagraphFont" style:family="text">
      <style:text-properties style:font-name="PT Serif" fo:color="#1F0909"/>
    </style:style>
    <style:style style:name="T894" style:parent-style-name="DefaultParagraphFont" style:family="text">
      <style:text-properties style:font-name="PT Serif" fo:color="#1F0909"/>
    </style:style>
    <style:style style:name="T895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896" style:parent-style-name="Normal" style:family="paragraph">
      <style:paragraph-properties style:vertical-align="baseline"/>
    </style:style>
    <style:style style:name="T897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898" style:parent-style-name="DefaultParagraphFont" style:family="text">
      <style:text-properties style:font-name="Microsoft YaHei" style:font-name-asian="Microsoft YaHei" style:font-name-complex="Microsoft YaHei" fo:font-weight="bold" style:font-weight-asian="bold" style:font-weight-complex="bold" fo:color="#1F0909"/>
    </style:style>
    <style:style style:name="P899" style:parent-style-name="Heading2" style:family="paragraph">
      <style:paragraph-properties style:vertical-align="baseline" fo:margin-top="0.3645in" fo:margin-bottom="0.1562in"/>
    </style:style>
    <style:style style:name="T900" style:parent-style-name="DefaultParagraphFont" style:family="text">
      <style:text-properties style:font-name="Microsoft YaHei" style:font-name-asian="Microsoft YaHei" style:font-name-complex="Microsoft YaHei" fo:color="#1F0909" fo:font-size="22.5pt" style:font-size-asian="22.5pt" style:font-size-complex="22.5pt"/>
    </style:style>
    <style:style style:name="P901" style:parent-style-name="Normal" style:family="paragraph">
      <style:paragraph-properties style:vertical-align="baseline"/>
    </style:style>
    <style:style style:name="T902" style:parent-style-name="DefaultParagraphFont" style:family="text">
      <style:text-properties style:font-name="PT Serif" fo:color="#1F0909"/>
    </style:style>
    <style:style style:name="T903" style:parent-style-name="DefaultParagraphFont" style:family="text">
      <style:text-properties style:font-name="PT Serif" fo:color="#1F0909"/>
    </style:style>
    <style:style style:name="T904" style:parent-style-name="DefaultParagraphFont" style:family="text">
      <style:text-properties style:font-name="PT Serif" fo:color="#1F0909"/>
    </style:style>
    <style:style style:name="T905" style:parent-style-name="DefaultParagraphFont" style:family="text">
      <style:text-properties style:font-name="PT Serif" fo:color="#1F0909"/>
    </style:style>
    <style:style style:name="T906" style:parent-style-name="DefaultParagraphFont" style:family="text">
      <style:text-properties style:font-name="PT Serif" fo:color="#1F0909"/>
    </style:style>
    <style:style style:name="T907" style:parent-style-name="DefaultParagraphFont" style:family="text">
      <style:text-properties style:font-name="PT Serif" fo:color="#1F0909"/>
    </style:style>
    <style:style style:name="T908" style:parent-style-name="DefaultParagraphFont" style:family="text">
      <style:text-properties style:font-name="PT Serif" fo:color="#1F0909"/>
    </style:style>
    <style:style style:name="T90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10" style:parent-style-name="Normal" style:family="paragraph">
      <style:paragraph-properties style:vertical-align="baseline"/>
    </style:style>
    <style:style style:name="T911" style:parent-style-name="DefaultParagraphFont" style:family="text">
      <style:text-properties style:font-name="PT Serif" fo:font-weight="bold" style:font-weight-asian="bold" style:font-weight-complex="bold" fo:color="#1F0909"/>
    </style:style>
    <style:style style:name="T912" style:parent-style-name="DefaultParagraphFont" style:family="text">
      <style:text-properties style:font-name="PT Serif" fo:color="#1F0909"/>
    </style:style>
    <style:style style:name="T913" style:parent-style-name="DefaultParagraphFont" style:family="text">
      <style:text-properties style:font-name="PT Serif" fo:color="#1F0909"/>
    </style:style>
    <style:style style:name="T914" style:parent-style-name="DefaultParagraphFont" style:family="text">
      <style:text-properties style:font-name="PT Serif" fo:color="#1F0909"/>
    </style:style>
    <style:style style:name="T915" style:parent-style-name="DefaultParagraphFont" style:family="text">
      <style:text-properties style:font-name="PT Serif" fo:color="#1F0909"/>
    </style:style>
    <style:style style:name="T916" style:parent-style-name="DefaultParagraphFont" style:family="text">
      <style:text-properties style:font-name="PT Serif" fo:color="#1F0909"/>
    </style:style>
    <style:style style:name="T91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18" style:parent-style-name="Heading2" style:family="paragraph">
      <style:paragraph-properties style:vertical-align="baseline" fo:margin-top="0.3645in" fo:margin-bottom="0.1562in"/>
    </style:style>
    <style:style style:name="T919" style:parent-style-name="DefaultParagraphFont" style:family="text">
      <style:text-properties style:font-name="Microsoft YaHei" style:font-name-asian="Microsoft YaHei" style:font-name-complex="Microsoft YaHei" fo:color="#1F0909" fo:font-size="22.5pt" style:font-size-asian="22.5pt" style:font-size-complex="22.5pt"/>
    </style:style>
    <style:style style:name="P920" style:parent-style-name="Heading3" style:family="paragraph">
      <style:paragraph-properties style:vertical-align="baseline" fo:margin-top="0.3645in" fo:margin-bottom="0.1562in"/>
    </style:style>
    <style:style style:name="T921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922" style:parent-style-name="Normal" style:family="paragraph">
      <style:paragraph-properties style:vertical-align="baseline"/>
    </style:style>
    <style:style style:name="T923" style:parent-style-name="DefaultParagraphFont" style:family="text">
      <style:text-properties style:font-name="PT Serif" fo:color="#1F0909"/>
    </style:style>
    <style:style style:name="T924" style:parent-style-name="DefaultParagraphFont" style:family="text">
      <style:text-properties style:font-name="PT Serif" fo:color="#1F0909"/>
    </style:style>
    <style:style style:name="T925" style:parent-style-name="DefaultParagraphFont" style:family="text">
      <style:text-properties style:font-name="PT Serif" fo:color="#1F0909"/>
    </style:style>
    <style:style style:name="T92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27" style:parent-style-name="Heading3" style:family="paragraph">
      <style:paragraph-properties style:vertical-align="baseline" fo:margin-top="0.3645in" fo:margin-bottom="0.1562in"/>
    </style:style>
    <style:style style:name="T928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P929" style:parent-style-name="Normal" style:family="paragraph">
      <style:paragraph-properties style:vertical-align="baseline"/>
    </style:style>
    <style:style style:name="T930" style:parent-style-name="DefaultParagraphFont" style:family="text">
      <style:text-properties style:font-name="PT Serif" fo:color="#1F0909"/>
    </style:style>
    <style:style style:name="T931" style:parent-style-name="DefaultParagraphFont" style:family="text">
      <style:text-properties style:font-name="PT Serif" fo:color="#1F0909"/>
    </style:style>
    <style:style style:name="T932" style:parent-style-name="DefaultParagraphFont" style:family="text">
      <style:text-properties style:font-name="PT Serif" fo:color="#1F0909"/>
    </style:style>
    <style:style style:name="T933" style:parent-style-name="DefaultParagraphFont" style:family="text">
      <style:text-properties style:font-name="PT Serif" fo:color="#1F0909"/>
    </style:style>
    <style:style style:name="T934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35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936" style:parent-style-name="DefaultParagraphFont" style:family="text">
      <style:text-properties style:font-name="PT Serif" fo:color="#1F0909"/>
    </style:style>
    <style:style style:name="P937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938" style:parent-style-name="DefaultParagraphFont" style:family="text">
      <style:text-properties style:font-name="PT Serif" fo:color="#1F0909"/>
    </style:style>
    <style:style style:name="P939" style:parent-style-name="Normal" style:family="paragraph">
      <style:paragraph-properties style:vertical-align="baseline"/>
    </style:style>
    <style:style style:name="T940" style:parent-style-name="DefaultParagraphFont" style:family="text">
      <style:text-properties style:font-name="PT Serif" fo:color="#1F0909"/>
    </style:style>
    <style:style style:name="T94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42" style:parent-style-name="Heading3" style:family="paragraph">
      <style:paragraph-properties style:vertical-align="baseline" fo:margin-top="0.3645in" fo:margin-bottom="0.1562in"/>
    </style:style>
    <style:style style:name="T943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P944" style:parent-style-name="Normal" style:family="paragraph">
      <style:paragraph-properties style:vertical-align="baseline"/>
    </style:style>
    <style:style style:name="T945" style:parent-style-name="DefaultParagraphFont" style:family="text">
      <style:text-properties style:font-name="PT Serif" fo:color="#1F0909"/>
    </style:style>
    <style:style style:name="T946" style:parent-style-name="DefaultParagraphFont" style:family="text">
      <style:text-properties style:font-name="PT Serif" fo:color="#1F0909"/>
    </style:style>
    <style:style style:name="T947" style:parent-style-name="DefaultParagraphFont" style:family="text">
      <style:text-properties style:font-name="PT Serif" fo:color="#1F0909"/>
    </style:style>
    <style:style style:name="T948" style:parent-style-name="DefaultParagraphFont" style:family="text">
      <style:text-properties style:font-name="PT Serif" fo:color="#1F0909"/>
    </style:style>
    <style:style style:name="T94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50" style:parent-style-name="Heading3" style:family="paragraph">
      <style:paragraph-properties style:vertical-align="baseline" fo:margin-top="0.3645in" fo:margin-bottom="0.1562in"/>
    </style:style>
    <style:style style:name="T951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952" style:parent-style-name="Normal" style:family="paragraph">
      <style:paragraph-properties style:vertical-align="baseline"/>
    </style:style>
    <style:style style:name="T953" style:parent-style-name="DefaultParagraphFont" style:family="text">
      <style:text-properties style:font-name="PT Serif" fo:color="#1F0909"/>
    </style:style>
    <style:style style:name="T954" style:parent-style-name="DefaultParagraphFont" style:family="text">
      <style:text-properties style:font-name="PT Serif" fo:color="#1F0909"/>
    </style:style>
    <style:style style:name="T955" style:parent-style-name="DefaultParagraphFont" style:family="text">
      <style:text-properties style:font-name="PT Serif" fo:color="#1F0909"/>
    </style:style>
    <style:style style:name="T956" style:parent-style-name="DefaultParagraphFont" style:family="text">
      <style:text-properties style:font-name="Inconsolata" fo:color="#1F0909"/>
    </style:style>
    <style:style style:name="T957" style:parent-style-name="DefaultParagraphFont" style:family="text">
      <style:text-properties style:font-name="PT Serif" fo:color="#1F0909"/>
    </style:style>
    <style:style style:name="T958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59" style:parent-style-name="Normal" style:family="paragraph">
      <style:paragraph-properties style:vertical-align="baseline"/>
    </style:style>
    <style:style style:name="T960" style:parent-style-name="DefaultParagraphFont" style:family="text">
      <style:text-properties style:font-name="PT Serif" fo:color="#1F0909"/>
    </style:style>
    <style:style style:name="T96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62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963" style:parent-style-name="DefaultParagraphFont" style:family="text">
      <style:text-properties style:font-name="PT Serif" fo:color="#1F0909"/>
    </style:style>
    <style:style style:name="T964" style:parent-style-name="DefaultParagraphFont" style:family="text">
      <style:text-properties style:font-name="PT Serif" fo:color="#1F0909"/>
    </style:style>
    <style:style style:name="T965" style:parent-style-name="DefaultParagraphFont" style:family="text">
      <style:text-properties style:font-name="PT Serif" fo:color="#1F0909"/>
    </style:style>
    <style:style style:name="T966" style:parent-style-name="DefaultParagraphFont" style:family="text">
      <style:text-properties style:font-name="PT Serif" fo:color="#1F0909"/>
    </style:style>
    <style:style style:name="T967" style:parent-style-name="DefaultParagraphFont" style:family="text">
      <style:text-properties style:font-name="PT Serif" fo:color="#1F0909"/>
    </style:style>
    <style:style style:name="T968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69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970" style:parent-style-name="DefaultParagraphFont" style:family="text">
      <style:text-properties style:font-name="PT Serif" fo:color="#1F0909"/>
    </style:style>
    <style:style style:name="T97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72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973" style:parent-style-name="DefaultParagraphFont" style:family="text">
      <style:text-properties style:font-name="PT Serif" fo:color="#1F0909"/>
    </style:style>
    <style:style style:name="T974" style:parent-style-name="Hyperlink" style:family="text">
      <style:text-properties style:font-name="PT Serif" fo:color="#065588" style:text-underline-type="none"/>
    </style:style>
    <style:style style:name="T975" style:parent-style-name="DefaultParagraphFont" style:family="text">
      <style:text-properties style:font-name="PT Serif" fo:color="#1F0909"/>
    </style:style>
    <style:style style:name="T976" style:parent-style-name="Hyperlink" style:family="text">
      <style:text-properties style:font-name="PT Serif" fo:color="#065588" style:text-underline-type="none"/>
    </style:style>
    <style:style style:name="T977" style:parent-style-name="DefaultParagraphFont" style:family="text">
      <style:text-properties style:font-name="PT Serif" fo:color="#1F0909"/>
    </style:style>
    <style:style style:name="T978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979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980" style:parent-style-name="DefaultParagraphFont" style:family="text">
      <style:text-properties style:font-name="PT Serif" fo:color="#1F0909"/>
    </style:style>
    <style:style style:name="T981" style:parent-style-name="DefaultParagraphFont" style:family="text">
      <style:text-properties style:font-name="Inconsolata" fo:color="#1F0909"/>
    </style:style>
    <style:style style:name="T982" style:parent-style-name="DefaultParagraphFont" style:family="text">
      <style:text-properties style:font-name="PT Serif" fo:color="#1F0909"/>
    </style:style>
    <style:style style:name="T983" style:parent-style-name="DefaultParagraphFont" style:family="text">
      <style:text-properties style:font-name="Inconsolata" fo:color="#1F0909"/>
    </style:style>
    <style:style style:name="P984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985" style:parent-style-name="DefaultParagraphFont" style:family="text">
      <style:text-properties style:font-name="PT Serif" fo:color="#1F0909"/>
    </style:style>
    <style:style style:name="T986" style:parent-style-name="DefaultParagraphFont" style:family="text">
      <style:text-properties style:font-name="PT Serif" fo:color="#1F0909"/>
    </style:style>
    <style:style style:name="T987" style:parent-style-name="DefaultParagraphFont" style:family="text">
      <style:text-properties style:font-name="PT Serif" fo:color="#1F0909"/>
    </style:style>
    <style:style style:name="T988" style:parent-style-name="DefaultParagraphFont" style:family="text">
      <style:text-properties style:font-name="Inconsolata" fo:color="#1F0909"/>
    </style:style>
    <style:style style:name="T989" style:parent-style-name="DefaultParagraphFont" style:family="text">
      <style:text-properties style:font-name="PT Serif" fo:color="#1F0909"/>
    </style:style>
    <style:style style:name="T990" style:parent-style-name="DefaultParagraphFont" style:family="text">
      <style:text-properties style:font-name="PT Serif" fo:color="#1F0909"/>
    </style:style>
    <style:style style:name="P991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992" style:parent-style-name="DefaultParagraphFont" style:family="text">
      <style:text-properties style:font-name="PT Serif" fo:color="#1F0909"/>
    </style:style>
    <style:style style:name="T993" style:parent-style-name="DefaultParagraphFont" style:family="text">
      <style:text-properties style:font-name="Inconsolata" fo:color="#1F0909"/>
    </style:style>
    <style:style style:name="P994" style:parent-style-name="Heading3" style:family="paragraph">
      <style:paragraph-properties style:vertical-align="baseline" fo:margin-top="0.3645in" fo:margin-bottom="0.1562in"/>
    </style:style>
    <style:style style:name="T995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996" style:parent-style-name="Normal" style:family="paragraph">
      <style:paragraph-properties style:vertical-align="baseline"/>
    </style:style>
    <style:style style:name="T997" style:parent-style-name="DefaultParagraphFont" style:family="text">
      <style:text-properties style:font-name="PT Serif" fo:color="#1F0909"/>
    </style:style>
    <style:style style:name="T998" style:parent-style-name="DefaultParagraphFont" style:family="text">
      <style:text-properties style:font-name="PT Serif" fo:color="#1F0909"/>
    </style:style>
    <style:style style:name="T999" style:parent-style-name="DefaultParagraphFont" style:family="text">
      <style:text-properties style:font-name="PT Serif" fo:color="#1F0909"/>
    </style:style>
    <style:style style:name="T1000" style:parent-style-name="DefaultParagraphFont" style:family="text">
      <style:text-properties style:font-name="PT Serif" fo:color="#1F0909"/>
    </style:style>
    <style:style style:name="T1001" style:parent-style-name="DefaultParagraphFont" style:family="text">
      <style:text-properties style:font-name="PT Serif" fo:color="#1F0909"/>
    </style:style>
    <style:style style:name="T1002" style:parent-style-name="DefaultParagraphFont" style:family="text">
      <style:text-properties style:font-name="PT Serif" fo:color="#1F0909"/>
    </style:style>
    <style:style style:name="T1003" style:parent-style-name="DefaultParagraphFont" style:family="text">
      <style:text-properties style:font-name="PT Serif" fo:color="#1F0909"/>
    </style:style>
    <style:style style:name="T1004" style:parent-style-name="DefaultParagraphFont" style:family="text">
      <style:text-properties style:font-name="PT Serif" fo:color="#1F0909"/>
    </style:style>
    <style:style style:name="T1005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06" style:parent-style-name="Normal" style:family="paragraph">
      <style:paragraph-properties style:vertical-align="baseline"/>
    </style:style>
    <style:style style:name="T1007" style:parent-style-name="DefaultParagraphFont" style:family="text">
      <style:text-properties style:font-name="PT Serif" fo:color="#1F0909"/>
    </style:style>
    <style:style style:name="T1008" style:parent-style-name="Hyperlink" style:family="text">
      <style:text-properties style:font-name="PT Serif" fo:color="#065588" style:text-underline-type="none"/>
    </style:style>
    <style:style style:name="T1009" style:parent-style-name="Hyperlink" style:family="text">
      <style:text-properties style:font-name="PT Serif" fo:color="#065588" style:text-underline-type="none"/>
    </style:style>
    <style:style style:name="T1010" style:parent-style-name="DefaultParagraphFont" style:family="text">
      <style:text-properties style:font-name="PT Serif" fo:color="#1F0909"/>
    </style:style>
    <style:style style:name="T101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12" style:parent-style-name="Heading3" style:family="paragraph">
      <style:paragraph-properties style:vertical-align="baseline" fo:margin-top="0.3645in" fo:margin-bottom="0.1562in"/>
    </style:style>
    <style:style style:name="T1013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P1014" style:parent-style-name="Normal" style:family="paragraph">
      <style:paragraph-properties style:vertical-align="baseline"/>
    </style:style>
    <style:style style:name="T1015" style:parent-style-name="DefaultParagraphFont" style:family="text">
      <style:text-properties style:font-name="PT Serif" fo:color="#1F0909"/>
    </style:style>
    <style:style style:name="T1016" style:parent-style-name="DefaultParagraphFont" style:family="text">
      <style:text-properties style:font-name="PT Serif" fo:color="#1F0909"/>
    </style:style>
    <style:style style:name="T1017" style:parent-style-name="DefaultParagraphFont" style:family="text">
      <style:text-properties style:font-name="PT Serif" fo:color="#1F0909"/>
    </style:style>
    <style:style style:name="T1018" style:parent-style-name="DefaultParagraphFont" style:family="text">
      <style:text-properties style:font-name="PT Serif" fo:color="#1F0909"/>
    </style:style>
    <style:style style:name="T1019" style:parent-style-name="DefaultParagraphFont" style:family="text">
      <style:text-properties style:font-name="PT Serif" fo:color="#1F0909"/>
    </style:style>
    <style:style style:name="T1020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21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022" style:parent-style-name="DefaultParagraphFont" style:family="text">
      <style:text-properties style:font-name="PT Serif" fo:color="#1F0909"/>
    </style:style>
    <style:style style:name="T1023" style:parent-style-name="DefaultParagraphFont" style:family="text">
      <style:text-properties style:font-name="PT Serif" fo:color="#1F0909"/>
    </style:style>
    <style:style style:name="T1024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25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026" style:parent-style-name="DefaultParagraphFont" style:family="text">
      <style:text-properties style:font-name="PT Serif" fo:color="#1F0909"/>
    </style:style>
    <style:style style:name="T1027" style:parent-style-name="DefaultParagraphFont" style:family="text">
      <style:text-properties style:font-name="PT Serif" fo:color="#1F0909"/>
    </style:style>
    <style:style style:name="T1028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29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030" style:parent-style-name="DefaultParagraphFont" style:family="text">
      <style:text-properties style:font-name="PT Serif" fo:color="#1F0909"/>
    </style:style>
    <style:style style:name="T1031" style:parent-style-name="DefaultParagraphFont" style:family="text">
      <style:text-properties style:font-name="PT Serif" fo:color="#1F0909"/>
    </style:style>
    <style:style style:name="T1032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33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034" style:parent-style-name="DefaultParagraphFont" style:family="text">
      <style:text-properties style:font-name="PT Serif" fo:color="#1F0909"/>
    </style:style>
    <style:style style:name="T1035" style:parent-style-name="DefaultParagraphFont" style:family="text">
      <style:text-properties style:font-name="PT Serif" fo:color="#1F0909"/>
    </style:style>
    <style:style style:name="T103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37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038" style:parent-style-name="DefaultParagraphFont" style:family="text">
      <style:text-properties style:font-name="PT Serif" fo:color="#1F0909"/>
    </style:style>
    <style:style style:name="T1039" style:parent-style-name="DefaultParagraphFont" style:family="text">
      <style:text-properties style:font-name="PT Serif" fo:color="#1F0909"/>
    </style:style>
    <style:style style:name="T1040" style:parent-style-name="DefaultParagraphFont" style:family="text">
      <style:text-properties style:font-name="PT Serif" fo:color="#1F0909"/>
    </style:style>
    <style:style style:name="T1041" style:parent-style-name="DefaultParagraphFont" style:family="text">
      <style:text-properties style:font-name="PT Serif" fo:color="#1F0909"/>
    </style:style>
    <style:style style:name="T1042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43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044" style:parent-style-name="DefaultParagraphFont" style:family="text">
      <style:text-properties style:font-name="PT Serif" fo:color="#1F0909"/>
    </style:style>
    <style:style style:name="T1045" style:parent-style-name="DefaultParagraphFont" style:family="text">
      <style:text-properties style:font-name="PT Serif" fo:color="#1F0909"/>
    </style:style>
    <style:style style:name="T1046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47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048" style:parent-style-name="DefaultParagraphFont" style:family="text">
      <style:text-properties style:font-name="PT Serif" fo:color="#1F0909"/>
    </style:style>
    <style:style style:name="T1049" style:parent-style-name="DefaultParagraphFont" style:family="text">
      <style:text-properties style:font-name="PT Serif" fo:color="#1F0909"/>
    </style:style>
    <style:style style:name="T1050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51" style:parent-style-name="Normal" style:family="paragraph">
      <style:paragraph-properties style:vertical-align="baseline"/>
    </style:style>
    <style:style style:name="T1052" style:parent-style-name="DefaultParagraphFont" style:family="text">
      <style:text-properties style:font-name="PT Serif" fo:color="#1F0909"/>
    </style:style>
    <style:style style:name="T1053" style:parent-style-name="DefaultParagraphFont" style:family="text">
      <style:text-properties style:font-name="PT Serif" fo:color="#1F0909"/>
    </style:style>
    <style:style style:name="T1054" style:parent-style-name="DefaultParagraphFont" style:family="text">
      <style:text-properties style:font-name="PT Serif" fo:color="#1F0909"/>
    </style:style>
    <style:style style:name="T1055" style:parent-style-name="DefaultParagraphFont" style:family="text">
      <style:text-properties style:font-name="PT Serif" fo:color="#1F0909"/>
    </style:style>
    <style:style style:name="T1056" style:parent-style-name="DefaultParagraphFont" style:family="text">
      <style:text-properties style:font-name="PT Serif" fo:color="#1F0909"/>
    </style:style>
    <style:style style:name="T1057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58" style:parent-style-name="Heading2" style:family="paragraph">
      <style:paragraph-properties style:vertical-align="baseline" fo:margin-top="0.3645in" fo:margin-bottom="0.1562in"/>
    </style:style>
    <style:style style:name="T1059" style:parent-style-name="DefaultParagraphFont" style:family="text">
      <style:text-properties style:font-name="PT Serif" fo:color="#1F0909" fo:font-size="22.5pt" style:font-size-asian="22.5pt" style:font-size-complex="22.5pt"/>
    </style:style>
    <style:style style:name="P1060" style:parent-style-name="Heading3" style:family="paragraph">
      <style:paragraph-properties style:vertical-align="baseline" fo:margin-top="0.3645in" fo:margin-bottom="0.1562in"/>
    </style:style>
    <style:style style:name="T1061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1062" style:parent-style-name="Normal" style:family="paragraph">
      <style:paragraph-properties style:vertical-align="baseline"/>
    </style:style>
    <style:style style:name="T1063" style:parent-style-name="DefaultParagraphFont" style:family="text">
      <style:text-properties style:font-name="PT Serif" fo:color="#1F0909"/>
    </style:style>
    <style:style style:name="T1064" style:parent-style-name="DefaultParagraphFont" style:family="text">
      <style:text-properties style:font-name="PT Serif" fo:color="#1F0909"/>
    </style:style>
    <style:style style:name="T1065" style:parent-style-name="DefaultParagraphFont" style:family="text">
      <style:text-properties style:font-name="PT Serif" fo:color="#1F0909"/>
    </style:style>
    <style:style style:name="T1066" style:parent-style-name="DefaultParagraphFont" style:family="text">
      <style:text-properties style:font-name="PT Serif" fo:color="#1F0909"/>
    </style:style>
    <style:style style:name="T1067" style:parent-style-name="DefaultParagraphFont" style:family="text">
      <style:text-properties style:font-name="PT Serif" fo:color="#1F0909"/>
    </style:style>
    <style:style style:name="T1068" style:parent-style-name="DefaultParagraphFont" style:family="text">
      <style:text-properties style:font-name="Inconsolata" fo:color="#1F0909"/>
    </style:style>
    <style:style style:name="T1069" style:parent-style-name="DefaultParagraphFont" style:family="text">
      <style:text-properties style:font-name="PT Serif" fo:color="#1F0909"/>
    </style:style>
    <style:style style:name="T1070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71" style:parent-style-name="Normal" style:family="paragraph">
      <style:paragraph-properties style:vertical-align="baseline"/>
    </style:style>
    <style:style style:name="T1072" style:parent-style-name="DefaultParagraphFont" style:family="text">
      <style:text-properties style:font-name="PT Serif" fo:color="#1F0909"/>
    </style:style>
    <style:style style:name="T1073" style:parent-style-name="DefaultParagraphFont" style:family="text">
      <style:text-properties style:font-name="PT Serif" fo:color="#1F0909"/>
    </style:style>
    <style:style style:name="T1074" style:parent-style-name="DefaultParagraphFont" style:family="text">
      <style:text-properties style:font-name="PT Serif" fo:color="#1F0909"/>
    </style:style>
    <style:style style:name="T1075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76" style:parent-style-name="Heading3" style:family="paragraph">
      <style:paragraph-properties style:vertical-align="baseline" fo:margin-top="0.3645in" fo:margin-bottom="0.1562in"/>
    </style:style>
    <style:style style:name="T1077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T1078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T1079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1080" style:parent-style-name="Normal" style:family="paragraph">
      <style:paragraph-properties style:vertical-align="baseline"/>
    </style:style>
    <style:style style:name="T1081" style:parent-style-name="DefaultParagraphFont" style:family="text">
      <style:text-properties style:font-name="PT Serif" fo:color="#1F0909"/>
    </style:style>
    <style:style style:name="T1082" style:parent-style-name="DefaultParagraphFont" style:family="text">
      <style:text-properties style:font-name="PT Serif" fo:color="#1F0909"/>
    </style:style>
    <style:style style:name="T1083" style:parent-style-name="DefaultParagraphFont" style:family="text">
      <style:text-properties style:font-name="PT Serif" fo:color="#1F0909"/>
    </style:style>
    <style:style style:name="T1084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85" style:parent-style-name="Heading3" style:family="paragraph">
      <style:paragraph-properties style:vertical-align="baseline" fo:margin-top="0.3645in" fo:margin-bottom="0.1562in"/>
    </style:style>
    <style:style style:name="T1086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T1087" style:parent-style-name="DefaultParagraphFont" style:family="text">
      <style:text-properties style:font-name="PT Serif" fo:font-weight="normal" style:font-weight-asian="normal" style:font-weight-complex="normal" fo:color="#1F0909" fo:font-size="22.5pt" style:font-size-asian="22.5pt" style:font-size-complex="22.5pt"/>
    </style:style>
    <style:style style:name="T1088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1089" style:parent-style-name="Normal" style:family="paragraph">
      <style:paragraph-properties style:vertical-align="baseline"/>
    </style:style>
    <style:style style:name="T1090" style:parent-style-name="DefaultParagraphFont" style:family="text">
      <style:text-properties style:font-name="PT Serif" fo:color="#1F0909"/>
    </style:style>
    <style:style style:name="T1091" style:parent-style-name="DefaultParagraphFont" style:family="text">
      <style:text-properties style:font-name="PT Serif" fo:color="#1F0909"/>
    </style:style>
    <style:style style:name="T1092" style:parent-style-name="Hyperlink" style:family="text">
      <style:text-properties style:font-name="PT Serif" fo:color="#065588" style:text-underline-type="none"/>
    </style:style>
    <style:style style:name="T1093" style:parent-style-name="DefaultParagraphFont" style:family="text">
      <style:text-properties style:font-name="PT Serif" fo:color="#1F0909"/>
    </style:style>
    <style:style style:name="T1094" style:parent-style-name="DefaultParagraphFont" style:family="text">
      <style:text-properties style:font-name="PT Serif" fo:color="#1F0909"/>
    </style:style>
    <style:style style:name="T1095" style:parent-style-name="DefaultParagraphFont" style:family="text">
      <style:text-properties style:font-name="PT Serif" fo:color="#1F0909"/>
    </style:style>
    <style:style style:name="T1096" style:parent-style-name="DefaultParagraphFont" style:family="text">
      <style:text-properties style:font-name="PT Serif" fo:color="#1F0909"/>
    </style:style>
    <style:style style:name="T1097" style:parent-style-name="DefaultParagraphFont" style:family="text">
      <style:text-properties style:font-name="PT Serif" fo:color="#1F0909"/>
    </style:style>
    <style:style style:name="T1098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099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100" style:parent-style-name="DefaultParagraphFont" style:family="text">
      <style:text-properties style:font-name="PT Serif" fo:color="#1F0909"/>
    </style:style>
    <style:style style:name="T1101" style:parent-style-name="DefaultParagraphFont" style:family="text">
      <style:text-properties style:font-name="PT Serif" fo:color="#1F0909"/>
    </style:style>
    <style:style style:name="P1102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103" style:parent-style-name="DefaultParagraphFont" style:family="text">
      <style:text-properties style:font-name="PT Serif" fo:color="#1F0909"/>
    </style:style>
    <style:style style:name="T1104" style:parent-style-name="DefaultParagraphFont" style:family="text">
      <style:text-properties style:font-name="PT Serif" fo:color="#1F0909"/>
    </style:style>
    <style:style style:name="T1105" style:parent-style-name="DefaultParagraphFont" style:family="text">
      <style:text-properties style:font-name="PT Serif" fo:color="#1F0909"/>
    </style:style>
    <style:style style:name="T1106" style:parent-style-name="DefaultParagraphFont" style:family="text">
      <style:text-properties style:font-name="Inconsolata" fo:color="#1F0909"/>
    </style:style>
    <style:style style:name="P1107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108" style:parent-style-name="DefaultParagraphFont" style:family="text">
      <style:text-properties style:font-name="PT Serif" fo:color="#1F0909"/>
    </style:style>
    <style:style style:name="T1109" style:parent-style-name="DefaultParagraphFont" style:family="text">
      <style:text-properties style:font-name="PT Serif" fo:color="#1F0909"/>
    </style:style>
    <style:style style:name="T1110" style:parent-style-name="DefaultParagraphFont" style:family="text">
      <style:text-properties style:font-name="PT Serif" fo:color="#1F0909"/>
    </style:style>
    <style:style style:name="T1111" style:parent-style-name="DefaultParagraphFont" style:family="text">
      <style:text-properties style:font-name="Inconsolata" fo:color="#1F0909"/>
    </style:style>
    <style:style style:name="T1112" style:parent-style-name="DefaultParagraphFont" style:family="text">
      <style:text-properties style:font-name="PT Serif" fo:color="#1F0909"/>
    </style:style>
    <style:style style:name="T1113" style:parent-style-name="DefaultParagraphFont" style:family="text">
      <style:text-properties style:font-name="PT Serif" fo:color="#1F0909"/>
    </style:style>
    <style:style style:name="T1114" style:parent-style-name="DefaultParagraphFont" style:family="text">
      <style:text-properties style:font-name="PT Serif" fo:color="#1F0909"/>
    </style:style>
    <style:style style:name="T1115" style:parent-style-name="Hyperlink" style:family="text">
      <style:text-properties style:font-name="PT Serif" fo:color="#065588" style:text-underline-type="none"/>
    </style:style>
    <style:style style:name="T1116" style:parent-style-name="DefaultParagraphFont" style:family="text">
      <style:text-properties style:font-name="PT Serif" fo:color="#1F0909"/>
    </style:style>
    <style:style style:name="T1117" style:parent-style-name="DefaultParagraphFont" style:family="text">
      <style:text-properties style:font-name="PT Serif" fo:color="#1F0909"/>
    </style:style>
    <style:style style:name="T1118" style:parent-style-name="DefaultParagraphFont" style:family="text">
      <style:text-properties style:font-name="PT Serif" fo:color="#1F0909"/>
    </style:style>
    <style:style style:name="T1119" style:parent-style-name="DefaultParagraphFont" style:family="text">
      <style:text-properties style:font-name="Inconsolata" fo:color="#1F0909"/>
    </style:style>
    <style:style style:name="T1120" style:parent-style-name="DefaultParagraphFont" style:family="text">
      <style:text-properties style:font-name="PT Serif" fo:color="#1F0909"/>
    </style:style>
    <style:style style:name="T1121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122" style:parent-style-name="Normal" style:family="paragraph">
      <style:paragraph-properties style:vertical-align="baseline" fo:margin-bottom="0in" fo:line-height="100%" fo:margin-left="0.25in">
        <style:tab-stops>
          <style:tab-stop style:type="left" style:position="0.25in"/>
        </style:tab-stops>
      </style:paragraph-properties>
    </style:style>
    <style:style style:name="T1123" style:parent-style-name="DefaultParagraphFont" style:family="text">
      <style:text-properties style:font-name="PT Serif" fo:color="#1F0909"/>
    </style:style>
    <style:style style:name="T1124" style:parent-style-name="DefaultParagraphFont" style:family="text">
      <style:text-properties style:font-name="PT Serif" fo:color="#1F0909"/>
    </style:style>
    <style:style style:name="T1125" style:parent-style-name="DefaultParagraphFont" style:family="text">
      <style:text-properties style:font-name="PT Serif" fo:color="#1F0909"/>
    </style:style>
    <style:style style:name="T1126" style:parent-style-name="DefaultParagraphFont" style:family="text">
      <style:text-properties style:font-name="PT Serif" fo:color="#1F0909"/>
    </style:style>
    <style:style style:name="T1127" style:parent-style-name="DefaultParagraphFont" style:family="text">
      <style:text-properties style:font-name="PT Serif" fo:color="#1F0909"/>
    </style:style>
    <style:style style:name="T1128" style:parent-style-name="DefaultParagraphFont" style:family="text">
      <style:text-properties style:font-name="PT Serif" fo:color="#1F0909"/>
    </style:style>
    <style:style style:name="T1129" style:parent-style-name="DefaultParagraphFont" style:family="text">
      <style:text-properties style:font-name="PT Serif" fo:color="#1F0909"/>
    </style:style>
    <style:style style:name="T1130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131" style:parent-style-name="Heading3" style:family="paragraph">
      <style:paragraph-properties style:vertical-align="baseline" fo:margin-top="0.3645in" fo:margin-bottom="0.1562in"/>
    </style:style>
    <style:style style:name="T1132" style:parent-style-name="DefaultParagraphFont" style:family="text">
      <style:text-properties style:font-name="Microsoft YaHei" style:font-name-asian="Microsoft YaHei" style:font-name-complex="Microsoft YaHei" fo:font-weight="normal" style:font-weight-asian="normal" style:font-weight-complex="normal" fo:color="#1F0909" fo:font-size="22.5pt" style:font-size-asian="22.5pt" style:font-size-complex="22.5pt"/>
    </style:style>
    <style:style style:name="P1133" style:parent-style-name="Normal" style:family="paragraph">
      <style:paragraph-properties style:vertical-align="baseline"/>
    </style:style>
    <style:style style:name="T1134" style:parent-style-name="DefaultParagraphFont" style:family="text">
      <style:text-properties style:font-name="PT Serif" fo:color="#1F0909"/>
    </style:style>
    <style:style style:name="T1135" style:parent-style-name="DefaultParagraphFont" style:family="text">
      <style:text-properties style:font-name="PT Serif" fo:color="#1F0909"/>
    </style:style>
    <style:style style:name="T1136" style:parent-style-name="DefaultParagraphFont" style:family="text">
      <style:text-properties style:font-name="PT Serif" fo:color="#1F0909"/>
    </style:style>
    <style:style style:name="T1137" style:parent-style-name="DefaultParagraphFont" style:family="text">
      <style:text-properties style:font-name="Inconsolata" fo:color="#1F0909"/>
    </style:style>
    <style:style style:name="T1138" style:parent-style-name="DefaultParagraphFont" style:family="text">
      <style:text-properties style:font-name="PT Serif" fo:color="#1F0909"/>
    </style:style>
    <style:style style:name="T1139" style:parent-style-name="DefaultParagraphFont" style:family="text">
      <style:text-properties style:font-name="Microsoft YaHei" style:font-name-asian="Microsoft YaHei" style:font-name-complex="Microsoft YaHei" fo:color="#1F0909"/>
    </style:style>
    <style:style style:name="P1140" style:parent-style-name="Heading2" style:family="paragraph">
      <style:paragraph-properties style:vertical-align="baseline" fo:margin-top="0.3645in" fo:margin-bottom="0.1562in"/>
    </style:style>
    <style:style style:name="T1141" style:parent-style-name="DefaultParagraphFont" style:family="text">
      <style:text-properties style:font-name="Microsoft YaHei" style:font-name-asian="Microsoft YaHei" style:font-name-complex="Microsoft YaHei" fo:color="#1F0909" fo:font-size="22.5pt" style:font-size-asian="22.5pt" style:font-size-complex="22.5pt"/>
    </style:style>
    <style:style style:name="P1142" style:parent-style-name="Normal" style:family="paragraph">
      <style:paragraph-properties style:vertical-align="baseline"/>
    </style:style>
    <style:style style:name="T1143" style:parent-style-name="DefaultParagraphFont" style:family="text">
      <style:text-properties style:font-name="PT Serif" fo:color="#1F0909"/>
    </style:style>
    <style:style style:name="T1144" style:parent-style-name="DefaultParagraphFont" style:family="text">
      <style:text-properties style:font-name="PT Serif" fo:color="#1F0909"/>
    </style:style>
    <style:style style:name="T1145" style:parent-style-name="DefaultParagraphFont" style:family="text">
      <style:text-properties style:font-name="PT Serif" fo:color="#1F0909"/>
    </style:style>
    <style:style style:name="T1146" style:parent-style-name="DefaultParagraphFont" style:family="text">
      <style:text-properties style:font-name="PT Serif" fo:color="#1F0909"/>
    </style:style>
    <style:style style:name="T1147" style:parent-style-name="DefaultParagraphFont" style:family="text">
      <style:text-properties style:font-name="PT Serif" fo:color="#1F0909"/>
    </style:style>
    <style:style style:name="T1148" style:parent-style-name="Hyperlink" style:family="text">
      <style:text-properties style:font-name="PT Serif" fo:color="#065588" style:text-underline-type="none"/>
    </style:style>
    <style:style style:name="T1149" style:parent-style-name="Hyperlink" style:family="text">
      <style:text-properties style:font-name="PT Serif" fo:color="#065588" style:text-underline-type="none"/>
    </style:style>
    <style:style style:name="T1150" style:parent-style-name="DefaultParagraphFont" style:family="text">
      <style:text-properties style:font-name="Microsoft YaHei" style:font-name-asian="Microsoft YaHei" style:font-name-complex="Microsoft YaHei" fo:color="#1F0909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><text:a xlink:href="https://github.com/jinwuxia/solo#%E7%AE%80%E4%BB%8B" office:target-frame-name="_top" xlink:show="replace"><text:span text:style-name="T2">简介</text:span></text:a></text:p>
        </text:list-item>
        <text:list-item>
          <text:p text:style-name="P3"><text:a xlink:href="https://github.com/jinwuxia/solo#%E5%8A%9F%E8%83%BD" office:target-frame-name="_top" xlink:show="replace"><text:span text:style-name="T4">功能</text:span></text:a></text:p>
        </text:list-item>
        <text:list-item>
          <text:p text:style-name="P5"><text:a xlink:href="https://github.com/jinwuxia/solo#%E5%AE%89%E8%A3%85" office:target-frame-name="_top" xlink:show="replace"><text:span text:style-name="T6">安装</text:span></text:a></text:p>
        </text:list-item>
        <text:list-item>
          <text:p text:style-name="P7"><text:a xlink:href="https://github.com/jinwuxia/solo#%E6%96%87%E6%A1%A3" office:target-frame-name="_top" xlink:show="replace"><text:span text:style-name="T8">文档</text:span></text:a></text:p>
        </text:list-item>
        <text:list-item>
          <text:p text:style-name="P9"><text:a xlink:href="https://github.com/jinwuxia/solo#%E6%8A%80%E6%9C%AF" office:target-frame-name="_top" xlink:show="replace"><text:span text:style-name="T10">技术</text:span></text:a></text:p>
        </text:list-item>
        <text:list-item>
          <text:p text:style-name="P11"><text:a xlink:href="https://github.com/jinwuxia/solo#%E8%B4%A1%E7%8C%AE" office:target-frame-name="_top" xlink:show="replace"><text:span text:style-name="T12">贡献</text:span></text:a></text:p>
        </text:list-item>
        <text:list-item>
          <text:p text:style-name="P13"><text:a xlink:href="https://github.com/jinwuxia/solo#terms" office:target-frame-name="_top" xlink:show="replace"><text:span text:style-name="T14">Terms</text:span></text:a></text:p>
        </text:list-item>
        <text:list-item>
          <text:p text:style-name="P15"><text:a xlink:href="https://github.com/jinwuxia/solo#%E9%B8%A3%E8%B0%A2" office:target-frame-name="_top" xlink:show="replace"><text:span text:style-name="T16">鸣谢</text:span></text:a></text:p>
        </text:list-item>
      </text:list>
      <text:h text:style-name="P17" text:outline-level="2"><text:span text:style-name="T18">简</text:span><text:span text:style-name="T19">介</text:span></text:h>
      <text:p text:style-name="P20"><text:a xlink:href="https://github.com/b3log/solo" office:target-frame-name="_top" xlink:show="replace"><text:span text:style-name="T21">Solo</text:span></text:a><text:span text:style-name="T22"> </text:span><text:span text:style-name="T23">是一款</text:span><text:span text:style-name="T24">一个命令</text:span><text:span text:style-name="T25">就能搭建好的</text:span><text:span text:style-name="T26"><text:s/>Java<text:s/></text:span><text:span text:style-name="T27">开源博客系统，并内置了</text:span><text:span text:style-name="T28"><text:s/>15+<text:s/></text:span><text:span text:style-name="T29">套精心制作的皮肤。除此之外，</text:span><text:span text:style-name="T30">Solo<text:s/></text:span><text:span text:style-name="T31">还有着非常活跃的</text:span><text:a xlink:href="https://hacpai.com/" office:target-frame-name="_top" xlink:show="replace"><text:span text:style-name="T32">社区</text:span></text:a><text:span text:style-name="T33">，文章分享到社区后可以让很多人看到，产生丰富的交流互动</text:span><text:span text:style-name="T34">。</text:span></text:p>
      <text:p text:style-name="P35"><text:span text:style-name="T36">Solo<text:s/></text:span><text:span text:style-name="T37">的第一个版本发布于</text:span><text:span text:style-name="T38"><text:s/>2010<text:s/></text:span><text:span text:style-name="T39">年，至今已经非常成熟稳定，请放心使用</text:span><text:span text:style-name="T40"> </text:span><text:span text:style-name="T41">😼</text:span></text:p>
      <text:h text:style-name="P42" text:outline-level="2"><text:span text:style-name="T43">功</text:span><text:span text:style-name="T44">能</text:span></text:h>
      <text:p text:style-name="P45"><text:span text:style-name="T46">Solo<text:s/></text:span><text:span text:style-name="T47">沉淀至今的</text:span><text:span text:style-name="T48">每一个功能你应该都会用到</text:span><text:span text:style-name="T49">。我们不会将只有</text:span><text:span text:style-name="T50">“20%”</text:span><text:span text:style-name="T51">用户使用的功能添加进来，只有这样才能保持博客系统本该有的纯净，足够轻量才能带来简约的使用体验</text:span><text:span text:style-name="T52">。</text:span></text:p>
      <text:list text:style-name="LFO2" text:continue-numbering="true">
        <text:list-item>
          <text:p text:style-name="P53">Markdown / Emoji</text:p>
        </text:list-item>
        <text:list-item>
          <text:p text:style-name="P54"><text:a xlink:href="https://github.com/b3log/solo/issues/12256" office:target-frame-name="_top" xlink:show="replace"><text:span text:style-name="T55">聚合分类</text:span></text:a><text:span text:style-name="T56"> /<text:s/></text:span><text:span text:style-name="T57">标</text:span><text:span text:style-name="T58">签</text:span></text:p>
        </text:list-item>
        <text:list-item>
          <text:p text:style-name="P59"><text:span text:style-name="T60">自定义导航（页面、链接</text:span><text:span text:style-name="T61">）</text:span></text:p>
        </text:list-item>
        <text:list-item>
          <text:p text:style-name="P62"><text:span text:style-name="T63">草稿</text:span><text:span text:style-name="T64">夹</text:span></text:p>
        </text:list-item>
        <text:list-item>
          <text:p text:style-name="P65"><text:span text:style-name="T66">评论</text:span><text:span text:style-name="T67">/</text:span><text:span text:style-name="T68">回复邮件提</text:span><text:span text:style-name="T69">醒</text:span></text:p>
        </text:list-item>
        <text:list-item>
          <text:p text:style-name="P70"><text:span text:style-name="T71">随机文章</text:span><text:span text:style-name="T72"><text:s/>/<text:s/></text:span><text:span text:style-name="T73">相关文章</text:span><text:span text:style-name="T74"><text:s/>/<text:s/></text:span><text:span text:style-name="T75">置顶</text:span><text:span text:style-name="T76"><text:s/>/<text:s/></text:span><text:span text:style-name="T77">更新提</text:span><text:span text:style-name="T78">醒</text:span></text:p>
        </text:list-item>
        <text:list-item>
          <text:p text:style-name="P79"><text:span text:style-name="T80">自定义文章永久链</text:span><text:span text:style-name="T81">接</text:span></text:p>
        </text:list-item>
        <text:list-item>
          <text:p text:style-name="P82"><text:span text:style-name="T83">自定义站点</text:span><text:span text:style-name="T84"><text:s/>SEO<text:s/></text:span><text:span text:style-name="T85">参</text:span><text:span text:style-name="T86">数</text:span></text:p>
        </text:list-item>
        <text:list-item>
          <text:p text:style-name="P87"><text:span text:style-name="T88">自定义公告</text:span><text:span text:style-name="T89"><text:s/>/<text:s/></text:span><text:span text:style-name="T90">页</text:span><text:span text:style-name="T91">脚</text:span></text:p>
        </text:list-item>
        <text:list-item>
          <text:p text:style-name="P92"><text:span text:style-name="T93">多个签名</text:span><text:span text:style-name="T94">档</text:span></text:p>
        </text:list-item>
        <text:list-item>
          <text:p text:style-name="P95"><text:span text:style-name="T96">代码高</text:span><text:span text:style-name="T97">亮</text:span></text:p>
        </text:list-item>
        <text:list-item>
          <text:p text:style-name="P98"><text:a xlink:href="https://github.com/b3log/solo-skins/tree/master/skin-preview" office:target-frame-name="_top" xlink:show="replace"><text:span text:style-name="T99">多皮肤，多端适配</text:span></text:a><text:span text:style-name="T100"> / </text:span><text:a xlink:href="https://github.com/b3log/solo-third-skins/tree/master/skin-preview" office:target-frame-name="_top" xlink:show="replace"><text:span text:style-name="T101">社区皮肤</text:span></text:a></text:p>
        </text:list-item>
        <text:list-item>
          <text:p text:style-name="P102"><text:span text:style-name="T103">多语言</text:span><text:span text:style-name="T104"><text:s/>/<text:s/></text:span><text:span text:style-name="T105">国际</text:span><text:span text:style-name="T106">化</text:span></text:p>
        </text:list-item>
        <text:list-item>
          <text:p text:style-name="P107"><text:span text:style-name="T108">上传七牛</text:span><text:span text:style-name="T109">云</text:span></text:p>
        </text:list-item>
        <text:list-item>
          <text:p text:style-name="P110"><text:span text:style-name="T111">友情链接管</text:span><text:span text:style-name="T112">理</text:span></text:p>
        </text:list-item>
        <text:list-item>
          <text:p text:style-name="P113"><text:span text:style-name="T114">多用户写作，团队博</text:span><text:span text:style-name="T115">客</text:span></text:p>
        </text:list-item>
        <text:list-item>
          <text:p text:style-name="P116"><text:a xlink:href="https://hacpai.com/article/1498490209748" office:target-frame-name="_top" xlink:show="replace"><text:span text:style-name="T117">Hexo/Jekyll<text:s/></text:span><text:span text:style-name="T118">导入</text:span></text:a></text:p>
        </text:list-item>
        <text:list-item>
          <text:p text:style-name="P119"><text:span text:style-name="T120">SQL / JSON / Markdown<text:s/></text:span><text:span text:style-name="T121">导</text:span><text:span text:style-name="T122">出</text:span></text:p>
        </text:list-item>
        <text:list-item>
          <text:p text:style-name="P123"><text:span text:style-name="T124">插件系</text:span><text:span text:style-name="T125">统</text:span></text:p>
        </text:list-item>
        <text:list-item>
          <text:p text:style-name="P126"><text:span text:style-name="T127">Atom / RSS<text:s/></text:span><text:span text:style-name="T128">订</text:span><text:span text:style-name="T129">阅</text:span></text:p>
        </text:list-item>
        <text:list-item>
          <text:p text:style-name="P130">Sitemap</text:p>
        </text:list-item>
        <text:list-item>
          <text:p text:style-name="P131">MetaWeblog API</text:p>
        </text:list-item>
        <text:list-item>
          <text:p text:style-name="P132"><text:span text:style-name="T133">CDN<text:s/></text:span><text:span text:style-name="T134">静态资源分</text:span><text:span text:style-name="T135">离</text:span></text:p>
        </text:list-item>
      </text:list>
      <text:p text:style-name="P136"><text:span text:style-name="T137">如果有新版可用，升级过程也是非常简单的，只需要重新部署新版本就可以，不用运行额外的任何脚本</text:span><text:span text:style-name="T138">。</text:span></text:p>
      <text:h text:style-name="P139" text:outline-level="2"><text:span text:style-name="T140">界</text:span><text:span text:style-name="T141">面</text:span></text:h>
      <text:p text:style-name="P142"><text:span text:style-name="T143">编辑文</text:span><text:span text:style-name="T144">章</text:span></text:p>
      <text:soft-page-break/>
      <text:p text:style-name="P145"><text:span text:style-name="T146"><draw:frame draw:style-name="a0" draw:name="Picture 2" text:anchor-type="as-char" svg:x="0in" svg:y="0in" svg:width="16.82639in" svg:height="10.3125in" style:rel-width="scale" style:rel-height="scale"><draw:image xlink:href="media/image1.png" xlink:type="simple" xlink:show="embed" xlink:actuate="onLoad"/><svg:title/><svg:desc>5f7258675e0143c79e15ddffabf02147-article.png</svg:desc></draw:frame></text:span></text:p>
      <text:soft-page-break/>
      <text:p text:style-name="P147"><text:span text:style-name="T148">选择皮</text:span><text:span text:style-name="T149">肤</text:span></text:p>
      <text:soft-page-break/>
      <text:p text:style-name="P150"><text:span text:style-name="T151"><draw:frame draw:style-name="a1" draw:name="Picture 1" text:anchor-type="as-char" svg:x="0in" svg:y="0in" svg:width="16.82639in" svg:height="10.3125in" style:rel-width="scale" style:rel-height="scale"><draw:image xlink:href="media/image2.png" xlink:type="simple" xlink:show="embed" xlink:actuate="onLoad"/><svg:title/><svg:desc>ac9a044c18ec4dd4a9356caf698d7fe8-skin.png</svg:desc></draw:frame></text:span></text:p>
      <text:soft-page-break/>
      <text:p text:style-name="P152"><text:span text:style-name="T153">前台界</text:span><text:span text:style-name="T154">面</text:span></text:p>
      <text:list text:style-name="LFO3" text:continue-numbering="true">
        <text:list-item>
          <text:p text:style-name="P155"><text:a xlink:href="https://hacpai.com/article/1493814851007#toc_h2_11" office:target-frame-name="_top" xlink:show="replace"><text:span text:style-name="T156">预览及下载</text:span></text:a></text:p>
        </text:list-item>
      </text:list>
      <text:h text:style-name="P157" text:outline-level="2"><text:span text:style-name="T158">安</text:span><text:span text:style-name="T159">装</text:span></text:h>
      <text:p text:style-name="P160"><text:span text:style-name="T161">JDK<text:s/></text:span><text:span text:style-name="T162">环境准备好之后</text:span><text:a xlink:href="https://pan.baidu.com/s/1dzk7SU" office:target-frame-name="_top" xlink:show="replace"><text:span text:style-name="T163">下载</text:span></text:a><text:span text:style-name="T164">最新的</text:span><text:span text:style-name="T165"><text:s/>Solo<text:s/></text:span><text:span text:style-name="T166">包解压，进入解压目录执行</text:span><text:span text:style-name="T167">：</text:span></text:p>
      <text:list text:style-name="LFO4" text:continue-numbering="true">
        <text:list-item>
          <text:p text:style-name="P168"><text:span text:style-name="T169">Windows: </text:span><text:span text:style-name="T170">java -cp "WEB-INF/lib/*;WEB-INF/classes" org.b3log.solo.Starter</text:span></text:p>
        </text:list-item>
        <text:list-item>
          <text:p text:style-name="P171"><text:span text:style-name="T172">Unix-like: </text:span><text:span text:style-name="T173">java -cp "WEB-INF/lib/*:WEB-INF/classes" org.b3log.solo.Starter</text:span></text:p>
        </text:list-item>
      </text:list>
      <text:p text:style-name="P174"><text:span text:style-name="T175">更多细节请参考</text:span><text:span text:style-name="T176"> </text:span><text:a xlink:href="https://hacpai.com/article/1492881378588" office:target-frame-name="_top" xlink:show="replace"><text:span text:style-name="T177">Solo<text:s/></text:span><text:span text:style-name="T178">用户指南</text:span></text:a><text:span text:style-name="T179">。另外，如果你想用</text:span><text:span text:style-name="T180"><text:s/>Solo<text:s/></text:span><text:span text:style-name="T181">但又不想自己维护服务器，可以购买我们搭建好的</text:span><text:span text:style-name="T182"><text:s/>Solo<text:s/></text:span><text:span text:style-name="T183">直接</text:span><text:a xlink:href="https://b3log.org/services/#solo" office:target-frame-name="_top" xlink:show="replace"><text:span text:style-name="T184">使用</text:span></text:a><text:span text:style-name="T185">。</text:span></text:p>
      <text:h text:style-name="P186" text:outline-level="2"><text:span text:style-name="T187">文</text:span><text:span text:style-name="T188">档</text:span></text:h>
      <text:list text:style-name="LFO5" text:continue-numbering="true">
        <text:list-item>
          <text:p text:style-name="P189"><text:a xlink:href="https://hacpai.com/article/1492881378588" office:target-frame-name="_top" xlink:show="replace"><text:span text:style-name="T190">用户指南</text:span></text:a><text:span text:style-name="T191">：安装、配置、备份以及常见问</text:span><text:span text:style-name="T192">题</text:span></text:p>
        </text:list-item>
        <text:list-item>
          <text:p text:style-name="P193"><text:a xlink:href="https://hacpai.com/article/1493822943172" office:target-frame-name="_top" xlink:show="replace"><text:span text:style-name="T194">开发指南</text:span></text:a><text:span text:style-name="T195">：开发环境、项目结构、框架说</text:span><text:span text:style-name="T196">明</text:span></text:p>
        </text:list-item>
        <text:list-item>
          <text:p text:style-name="P197"><text:a xlink:href="https://hacpai.com/article/1493814851007" office:target-frame-name="_top" xlink:show="replace"><text:span text:style-name="T198">皮肤开发</text:span></text:a><text:span text:style-name="T199">：开发步骤、模版变</text:span><text:span text:style-name="T200">量</text:span></text:p>
        </text:list-item>
        <text:list-item>
          <text:p text:style-name="P201"><text:a xlink:href="https://docs.google.com/document/pub?id=15H7Q3EBo-44v61Xp_epiYY7vK_gPJLkQaT7T1gkE64w&amp;pli=1" office:target-frame-name="_top" xlink:show="replace"><text:span text:style-name="T202">插件开发</text:span></text:a><text:span text:style-name="T203">：插件机制、处理流</text:span><text:span text:style-name="T204">程</text:span></text:p>
        </text:list-item>
      </text:list>
      <text:h text:style-name="P205" text:outline-level="2"><text:span text:style-name="T206">技</text:span><text:span text:style-name="T207">术</text:span></text:h>
      <text:list text:style-name="LFO6" text:continue-numbering="true">
        <text:list-item>
          <text:p text:style-name="P208"><text:span text:style-name="T209">后端框架：为了尽量降低服务器的内存占用，顺带尝试</text:span><text:a xlink:href="https://hacpai.com/article/1403847528022" office:target-frame-name="_top" xlink:show="replace"><text:span text:style-name="T210">一些技术构想</text:span></text:a><text:span text:style-name="T211">，我们开发了</text:span><text:span text:style-name="T212"> </text:span><text:a xlink:href="https://github.com/b3log/latke" office:target-frame-name="_top" xlink:show="replace"><text:span text:style-name="T213">Latke</text:span></text:a><text:span text:style-name="T214"> </text:span><text:span text:style-name="T215">框架，并在此基础上构建了</text:span><text:span text:style-name="T216"> </text:span><text:a xlink:href="https://github.com/b3log/solo" office:target-frame-name="_top" xlink:show="replace"><text:span text:style-name="T217">Solo</text:span></text:a><text:span text:style-name="T218">、</text:span><text:a xlink:href="https://github.com/b3log/symphony" office:target-frame-name="_top" xlink:show="replace"><text:span text:style-name="T219">Sym</text:span></text:a><text:span text:style-name="T220">、</text:span><text:a xlink:href="https://github.com/b3log/xiaov" office:target-frame-name="_top" xlink:show="replace"><text:span text:style-name="T221">小薇</text:span></text:a><text:span text:style-name="T222">等产品。这些产品反过来也会对框架提出需求，这是一个相互促进，共同演化的良性发展过</text:span><text:span text:style-name="T223">程</text:span></text:p>
        </text:list-item>
        <text:list-item>
          <text:p text:style-name="P224"><text:span text:style-name="T225">前端框架：</text:span><text:span text:style-name="T226">Solo<text:s/></text:span><text:span text:style-name="T227">的前端部分为了降低复杂度，</text:span><text:span text:style-name="T228"><text:s/></text:span><text:span text:style-name="T229">只依赖于</text:span><text:span text:style-name="T230"><text:s/>jQuery</text:span><text:span text:style-name="T231">、编辑器、代码高亮等组件。管理后台的</text:span><text:span text:style-name="T232"><text:s/>SPA<text:s/></text:span><text:span text:style-name="T233">框架、皮肤响应式</text:span><text:span text:style-name="T234"><text:s/>UI<text:s/></text:span><text:span text:style-name="T235">都是我们自己实现</text:span><text:span text:style-name="T236">的</text:span></text:p>
        </text:list-item>
      </text:list>
      <text:p text:style-name="P237"><text:span text:style-name="T238">没有最好的轮子，只有最适合的轮子。</text:span><text:span text:style-name="T239"> BTW</text:span><text:span text:style-name="T240">，如果你想研究如何制造</text:span><text:span text:style-name="T241"><text:s/>Web<text:s/></text:span><text:span text:style-name="T242">轮子，</text:span><text:span text:style-name="T243">Solo<text:s/></text:span><text:span text:style-name="T244">是一个不错的入口</text:span><text:span text:style-name="T245">。</text:span></text:p>
      <text:soft-page-break/>
      <text:p text:style-name="P246"><text:span text:style-name="T247">另外，为了保证</text:span><text:span text:style-name="T248"><text:s/>Solo<text:s/></text:span><text:span text:style-name="T249">的质量，我们也做了很多努力，包括</text:span><text:span text:style-name="T250">：</text:span></text:p>
      <text:list text:style-name="LFO7" text:continue-numbering="true">
        <text:list-item>
          <text:p text:style-name="P251"><text:span text:style-name="T252">统一规范的编码风</text:span><text:span text:style-name="T253">格</text:span></text:p>
        </text:list-item>
        <text:list-item>
          <text:p text:style-name="P254"><text:span text:style-name="T255">完善的</text:span><text:span text:style-name="T256"><text:s/>javadoc<text:s/></text:span><text:span text:style-name="T257">注</text:span><text:span text:style-name="T258">释</text:span></text:p>
        </text:list-item>
        <text:list-item>
          <text:p text:style-name="P259"><text:span text:style-name="T260">严格的分支、缺陷追踪管</text:span><text:span text:style-name="T261">理</text:span></text:p>
        </text:list-item>
        <text:list-item>
          <text:p text:style-name="P262"><text:span text:style-name="T263">不断完善的测试用例、持续集</text:span><text:span text:style-name="T264">成</text:span></text:p>
        </text:list-item>
      </text:list>
      <text:h text:style-name="P265" text:outline-level="2"><text:span text:style-name="T266">贡</text:span><text:span text:style-name="T267">献</text:span></text:h>
      <text:h text:style-name="P268" text:outline-level="3"><text:span text:style-name="T269">作</text:span><text:span text:style-name="T270">者</text:span></text:h>
      <text:p text:style-name="P271"><text:span text:style-name="T272">Solo<text:s/></text:span><text:span text:style-name="T273">的主要作者是</text:span><text:span text:style-name="T274"> </text:span><text:a xlink:href="https://github.com/88250" office:target-frame-name="_top" xlink:show="replace"><text:span text:style-name="T275">Daniel</text:span></text:a><text:span text:style-name="T276"> </text:span><text:span text:style-name="T277">与</text:span><text:span text:style-name="T278"> </text:span><text:a xlink:href="https://github.com/Vanessa219" office:target-frame-name="_top" xlink:show="replace"><text:span text:style-name="T279">Vanessa</text:span></text:a><text:span text:style-name="T280">，所有贡献者可以在</text:span><text:a xlink:href="https://github.com/b3log/solo/graphs/contributors" office:target-frame-name="_top" xlink:show="replace"><text:span text:style-name="T281">这里</text:span></text:a><text:span text:style-name="T282">看到</text:span><text:span text:style-name="T283">。</text:span></text:p>
      <text:p text:style-name="P284"><text:span text:style-name="T285">我们非常期待你加入到这个项目中，无论是使用反馈还是代码补丁，都是对</text:span><text:span text:style-name="T286"><text:s/>Solo<text:s/></text:span><text:span text:style-name="T287">一份满满的爱</text:span><text:span text:style-name="T288"> </text:span><text:span text:style-name="T289">❤️</text:span></text:p>
      <text:h text:style-name="P290" text:outline-level="3"><text:span text:style-name="T291">讨论</text:span><text:span text:style-name="T292">区</text:span></text:h>
      <text:list text:style-name="LFO8" text:continue-numbering="true">
        <text:list-item>
          <text:p text:style-name="P293"><text:span text:style-name="T294">到</text:span><text:span text:style-name="T295"><text:s/>Solo<text:s/></text:span><text:span text:style-name="T296">官方</text:span><text:a xlink:href="https://hacpai.com/tag/Solo" office:target-frame-name="_top" xlink:show="replace"><text:span text:style-name="T297">讨论区</text:span></text:a><text:span text:style-name="T298">发帖（推荐做法</text:span><text:span text:style-name="T299">）</text:span></text:p>
        </text:list-item>
        <text:list-item>
          <text:p text:style-name="P300"><text:span text:style-name="T301">来一发</text:span><text:span text:style-name="T302"> </text:span><text:a xlink:href="https://github.com/b3log/solo/issues/new" office:target-frame-name="_top" xlink:show="replace"><text:span text:style-name="T303">issue</text:span></text:a></text:p>
        </text:list-item>
        <text:list-item>
          <text:p text:style-name="P304"><text:span text:style-name="T305">加入</text:span><text:span text:style-name="T306"><text:s/>Solo<text:s/></text:span><text:span text:style-name="T307">开发支持</text:span><text:span text:style-name="T308"><text:s/>Q<text:s/></text:span><text:span text:style-name="T309">群</text:span><text:span text:style-name="T310"><text:s/>242561391</text:span></text:p>
        </text:list-item>
      </text:list>
      <text:h text:style-name="P311" text:outline-level="2">Terms</text:h>
      <text:list text:style-name="LFO9" text:continue-numbering="true">
        <text:list-item>
          <text:p text:style-name="P312">This software is open sourced under the Apache License 2.0</text:p>
        </text:list-item>
        <text:list-item>
          <text:p text:style-name="P313"><text:span text:style-name="T314">You can not get rid of the "Powered by </text:span><text:a xlink:href="https://b3log.org/" office:target-frame-name="_top" xlink:show="replace"><text:span text:style-name="T315">B3log<text:s/></text:span><text:span text:style-name="T316">开源</text:span></text:a><text:span text:style-name="T317">" from any page, even which you made</text:span></text:p>
        </text:list-item>
        <text:list-item>
          <text:p text:style-name="P318"><text:span text:style-name="T319">If you want to use this software for commercial purpose, please mail to </text:span><text:a xlink:href="mailto:support@liuyun.io" office:target-frame-name="_top" xlink:show="replace"><text:span text:style-name="T320">support@liuyun.io</text:span></text:a><text:span text:style-name="T321"> for a commercial license request</text:span></text:p>
        </text:list-item>
        <text:list-item>
          <text:p text:style-name="P322">Copyright © b3log.org, all rights reserved</text:p>
        </text:list-item>
      </text:list>
      <text:soft-page-break/>
      <text:h text:style-name="P323" text:outline-level="1"><text:span text:style-name="T324">Solo<text:s/></text:span><text:span text:style-name="T325">用户指</text:span><text:span text:style-name="T326">南</text:span></text:h>
      <text:p text:style-name="P327"><text:span text:style-name="T328">语音预览</text:span><text:s/><text:span text:style-name="T329">-<text:s/></text:span><text:a xlink:href="https://hacpai.com/member/v" office:target-frame-name="_blank" xlink:show="new"><text:span text:style-name="T330">小薇</text:span></text:a></text:p>
      <text:p text:style-name="P331"><text:span text:style-name="T332">00:00</text:span><text:s/><text:span text:style-name="T333">/</text:span><text:s/><text:span text:style-name="T334">00:00</text:span></text:p>
      <text:p text:style-name="P335"><text:span text:style-name="T336">本贴最后更新于</text:span><text:s/><text:span text:style-name="T337">508</text:span><text:s/><text:span text:style-name="T338">天前，其中的信息可能已经时移世</text:span><text:span text:style-name="T339">改</text:span></text:p>
      <text:h text:style-name="P340" text:outline-level="2"><text:span text:style-name="T341">简介</text:span></text:h>
      <text:p text:style-name="P342"><text:a xlink:href="https://hacpai.com/forward?goto=https%3A%2F%2Fgithub.com%2Fb3log%2Fsolo%3Futm_source%3Dhacpai.com" office:target-frame-name="_blank" xlink:show="new"><text:span text:style-name="T343">Solo</text:span></text:a><text:s/><text:span text:style-name="T344">是一款</text:span><text:span text:style-name="T345">一个命令</text:span><text:span text:style-name="T346">就能搭建好的</text:span><text:span text:style-name="T347"><text:s/>Java<text:s/></text:span><text:span text:style-name="T348">开源博客系统，并内置了</text:span><text:span text:style-name="T349"><text:s/>15+<text:s/></text:span><text:span text:style-name="T350">套精心制作的皮肤。除此之外，</text:span><text:span text:style-name="T351">Solo<text:s/></text:span><text:span text:style-name="T352">还有着非常活跃的</text:span><text:a xlink:href="https://hacpai.com/b3log" office:target-frame-name="_blank" xlink:show="new"><text:span text:style-name="T353">社区</text:span></text:a><text:span text:style-name="T354">，文章分享到社区后可以让很多人看到，产生丰富的交流互动</text:span><text:span text:style-name="T355">。</text:span></text:p>
      <text:p text:style-name="P356"><text:span text:style-name="T357">Solo<text:s/></text:span><text:span text:style-name="T358">的第一个版本发布于</text:span><text:span text:style-name="T359"><text:s/>2010<text:s/></text:span><text:span text:style-name="T360">年，至今已经非常成熟稳定，请放心使</text:span><text:span text:style-name="T361">用</text:span></text:p>
      <text:h text:style-name="P362" text:outline-level="2"><text:span text:style-name="T363">安装</text:span></text:h>
      <text:p text:style-name="P364"><text:span text:style-name="T365">安装前先准备好</text:span><text:span text:style-name="T366"><text:s/>Java<text:s/></text:span><text:span text:style-name="T367">环境，请使用</text:span><text:s/><text:span text:style-name="T368">JDK8<text:s/></text:span><text:span text:style-name="T369">或以上</text:span><text:span text:style-name="T370">版本。</text:span><text:span text:style-name="T371">war<text:s/></text:span><text:span text:style-name="T372">包可以自行通过</text:span><text:span text:style-name="T373"><text:s/>maven<text:s/></text:span><text:span text:style-name="T374">构建或者</text:span><text:a xlink:href="https://hacpai.com/forward?goto=https%3A%2F%2Fpan.baidu.com%2Fs%2F1dzk7SU%3Futm_source%3Dhacpai.com" office:target-frame-name="_blank" xlink:show="new"><text:span text:style-name="T375">下载我们构建好的包</text:span></text:a><text:span text:style-name="T376">。</text:span></text:p>
      <text:p text:style-name="P377"><text:span text:style-name="T378">Solo<text:s/></text:span><text:span text:style-name="T379">提供了两种部署模式，分别是独立模式和容器模式。数据库默认是使用内嵌的</text:span><text:span text:style-name="T380"><text:s/>H2<text:s/></text:span><text:span text:style-name="T381">数据库，也支持</text:span><text:span text:style-name="T382"><text:s/>MySQL</text:span><text:span text:style-name="T383">，稍后会详细介绍</text:span><text:span text:style-name="T384">。</text:span></text:p>
      <text:p text:style-name="P385"><text:span text:style-name="T386">对于系统内存要求，最低</text:span><text:span text:style-name="T387"><text:s/>512M</text:span><text:span text:style-name="T388">，推荐</text:span><text:span text:style-name="T389"><text:s/>1G</text:span><text:span text:style-name="T390">。</text:span></text:p>
      <text:h text:style-name="P391" text:outline-level="3"><text:span text:style-name="T392">独立模式</text:span></text:h>
      <text:p text:style-name="P393"><text:span text:style-name="T394">独立模式使用内嵌的</text:span><text:span text:style-name="T395"><text:s/>Jetty<text:s/></text:span><text:span text:style-name="T396">容器进行部署，解压</text:span><text:span text:style-name="T397"><text:s/>war<text:s/></text:span><text:span text:style-name="T398">包后仅需要一个命令就能启动</text:span><text:span text:style-name="T399">：</text:span></text:p>
      <text:list text:style-name="LFO11" text:continue-numbering="true">
        <text:list-item>
          <text:p text:style-name="P400"><text:span text:style-name="T401">Windows:</text:span><text:s/><text:span text:style-name="T402">java -cp "WEB-INF/lib/*;WEB-INF/classes" org.b3log.solo.Starter</text:span></text:p>
        </text:list-item>
        <text:list-item>
          <text:p text:style-name="P403"><text:span text:style-name="T404">Unix-like:</text:span><text:s/><text:span text:style-name="T405">java -cp "WEB-INF/lib/*:WEB-INF/classes" org.b3log.solo.Starter</text:span></text:p>
        </text:list-item>
      </text:list>
      <text:p text:style-name="P406"><text:span text:style-name="T407">启动正常的话打开浏览器访问</text:span><text:s/><text:a xlink:href="https://hacpai.com/forward?goto=http%3A%2F%2Flocalhost%3A8080%3Futm_source%3Dhacpai.com" office:target-frame-name="_blank" xlink:show="new"><text:span text:style-name="T408">http://localhost:8080</text:span></text:a><text:s/><text:span text:style-name="T409">就可以看到初始化向导界面了。如果要修改监听端口或者覆盖</text:span><text:span text:style-name="T410"><text:s/>latke.props<text:s/></text:span><text:span text:style-name="T411">配置项，请参考</text:span><text:s/><text:span text:style-name="T412">-h</text:span><text:s/><text:span text:style-name="T413">帮助</text:span><text:span text:style-name="T414">。</text:span></text:p>
      <text:soft-page-break/>
      <text:p text:style-name="P415"><text:span text:style-name="T416">注意</text:span><text:span text:style-name="T417">：上面的命令都是前台运行的，退出</text:span><text:span text:style-name="T418"><text:s/>shell<text:s/></text:span><text:span text:style-name="T419">后会被终止。比如</text:span><text:span text:style-name="T420"><text:s/>Linux<text:s/></text:span><text:span text:style-name="T421">上不中断运行需要使用</text:span><text:s/><text:a xlink:href="https://hacpai.com/man?cmd=nohup" office:target-frame-name="_blank" xlink:show="new"><text:span text:style-name="T422">nohup</text:span></text:a><text:span text:style-name="T423">，比如这样</text:span><text:s/><text:span text:style-name="T424">nohup java -cp WEB-INF/lib/*:WEB-INF/classes org.b3log.solo.Starter &gt;/dev/null 2&gt;&amp;1 &amp;</text:span></text:p>
      <text:h text:style-name="P425" text:outline-level="3"><text:span text:style-name="T426">容器模式</text:span></text:h>
      <text:p text:style-name="P427"><text:span text:style-name="T428">使用</text:span><text:span text:style-name="T429"><text:s/>Jetty<text:s/></text:span><text:span text:style-name="T430">或者</text:span><text:span text:style-name="T431"><text:s/>Tomcat</text:span><text:span text:style-name="T432">（</text:span><text:span text:style-name="T433">版本要求至少</text:span><text:span text:style-name="T434"><text:s/>9</text:span><text:span text:style-name="T435">）进行部署，将</text:span><text:span text:style-name="T436"><text:s/>war<text:s/></text:span><text:span text:style-name="T437">包放到容器的</text:span><text:span text:style-name="T438"><text:s/>webapps<text:s/></text:span><text:span text:style-name="T439">目录下即可。访问时需要带上下文路径（容器自动解压</text:span><text:span text:style-name="T440"><text:s/>war<text:s/></text:span><text:span text:style-name="T441">后的目录名），比如</text:span><text:s/><text:a xlink:href="https://hacpai.com/forward?goto=http%3A%2F%2Flocalhost%3A8080%2Fsolo%3Futm_source%3Dhacpai.com" office:target-frame-name="_blank" xlink:show="new"><text:span text:style-name="T442">http://localhost:8080/solo</text:span></text:a></text:p>
      <text:h text:style-name="P443" text:outline-level="3"><text:span text:style-name="T444">独立</text:span><text:span text:style-name="T445"><text:s/>vs<text:s/></text:span><text:span text:style-name="T446">容器</text:span></text:h>
      <text:p text:style-name="P447"><text:span text:style-name="T448">两种模式各有千秋</text:span><text:span text:style-name="T449">：</text:span></text:p>
      <text:list text:style-name="LFO12" text:continue-numbering="true">
        <text:list-item>
          <text:p text:style-name="P450"><text:span text:style-name="T451">独立模式：一个命令就能启动，如果你对</text:span><text:span text:style-name="T452"><text:s/>Java Web<text:s/></text:span><text:span text:style-name="T453">不太熟悉，建议使用该方</text:span><text:span text:style-name="T454">式</text:span></text:p>
        </text:list-item>
        <text:list-item>
          <text:p text:style-name="P455"><text:span text:style-name="T456">容器模式：可以和已有的程序一起部署在同一个容器中，这样可以节省内</text:span><text:span text:style-name="T457">存</text:span></text:p>
        </text:list-item>
      </text:list>
      <text:h text:style-name="P458" text:outline-level="3"><text:span text:style-name="T459">Docker</text:span></text:h>
      <text:p text:style-name="P460"><text:span text:style-name="T461">推荐使用</text:span><text:span text:style-name="T462"><text:s/>MySQL<text:s/></text:span><text:span text:style-name="T463">作为数据库。如果你使用</text:span><text:span text:style-name="T464"><text:s/>H2</text:span><text:span text:style-name="T465">，数据库文件将会自动保存在</text:span><text:s/><text:span text:style-name="T466">docker<text:s/></text:span><text:span text:style-name="T467">卷</text:span><text:s/><text:span text:style-name="T468">中。你可以将你</text:span><text:span text:style-name="T469">的</text:span></text:p>
      <text:p text:style-name="P470"><text:span text:style-name="T471">plugins &amp; skins<text:s/></text:span><text:span text:style-name="T472">同样备份到</text:span><text:s/><text:span text:style-name="T473">docker<text:s/></text:span><text:span text:style-name="T474">卷</text:span><text:s/><text:span text:style-name="T475">中。升级之后通过备份还原</text:span><text:span text:style-name="T476">。</text:span></text:p>
      <text:p text:style-name="P477"><text:span text:style-name="T478">docker exec -it solo cp -r /opt/b3log/solo/plugins /opt/b3log/backup/ &amp;&amp; docker exec -it solo cp -r /opt/b3log/solo/skins /opt/b3log/backup/</text:span></text:p>
      <table:table table:style-name="Table479">
        <table:table-columns>
          <table:table-column table:style-name="TableColumn480"/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Normal"><text:span text:style-name="T486">环境变量</text:span></text:p>
          </table:table-cell>
          <table:table-cell table:style-name="TableCell487">
            <text:p text:style-name="Normal"><text:span text:style-name="T488">描述</text:span></text:p>
          </table:table-cell>
          <table:table-cell table:style-name="TableCell489">
            <text:p text:style-name="Normal"><text:span text:style-name="T490">可选值</text:span></text:p>
          </table:table-cell>
          <table:table-cell table:style-name="TableCell491">
            <text:p text:style-name="Normal"><text:span text:style-name="T492">默认值</text:span></text:p>
          </table:table-cell>
        </table:table-row>
        <table:table-row table:style-name="TableRow493">
          <table:table-cell table:style-name="TableCell494">
            <text:p text:style-name="Normal"><text:span text:style-name="T495">DATABASE_TYPE</text:span></text:p>
          </table:table-cell>
          <table:table-cell table:style-name="TableCell496">
            <text:p text:style-name="Normal"><text:span text:style-name="T497">数据库类型</text:span><text:span text:style-name="T498">, H2<text:s/></text:span><text:span text:style-name="T499">或</text:span><text:span text:style-name="T500"><text:s/>MySQL</text:span></text:p>
          </table:table-cell>
          <table:table-cell table:style-name="TableCell501">
            <text:p text:style-name="Normal"><text:span text:style-name="T502">h2, mysql</text:span></text:p>
          </table:table-cell>
          <table:table-cell table:style-name="TableCell503">
            <text:p text:style-name="Normal"><text:span text:style-name="T504">h2</text:span></text:p>
          </table:table-cell>
        </table:table-row>
        <table:table-row table:style-name="TableRow505">
          <table:table-cell table:style-name="TableCell506">
            <text:p text:style-name="Normal"><text:span text:style-name="T507">DATABASE_HOST</text:span></text:p>
          </table:table-cell>
          <table:table-cell table:style-name="TableCell508">
            <text:p text:style-name="Normal"><text:span text:style-name="T509">数据库地址或</text:span><text:span text:style-name="T510"><text:s/>IP,<text:s/></text:span><text:span text:style-name="T511">针对</text:span><text:span text:style-name="T512"><text:s/>MySQL</text:span></text:p>
          </table:table-cell>
          <table:table-cell table:style-name="TableCell513">
            <text:p text:style-name="Normal"/>
          </table:table-cell>
          <table:table-cell table:style-name="TableCell514">
            <text:p text:style-name="Normal"><text:span text:style-name="T515">localhost</text:span></text:p>
          </table:table-cell>
        </table:table-row>
        <table:table-row table:style-name="TableRow516">
          <table:table-cell table:style-name="TableCell517">
            <text:p text:style-name="Normal"><text:span text:style-name="T518">DATABASE_PORT</text:span></text:p>
          </table:table-cell>
          <table:table-cell table:style-name="TableCell519">
            <text:p text:style-name="Normal"><text:span text:style-name="T520">数据库端口</text:span><text:span text:style-name="T521">,<text:s/></text:span><text:span text:style-name="T522">针对</text:span><text:span text:style-name="T523"><text:s/>MySQL</text:span></text:p>
          </table:table-cell>
          <table:table-cell table:style-name="TableCell524">
            <text:p text:style-name="Normal"/>
          </table:table-cell>
          <table:table-cell table:style-name="TableCell525">
            <text:p text:style-name="Normal"><text:span text:style-name="T526">3306</text:span></text:p>
          </table:table-cell>
        </table:table-row>
        <text:soft-page-break/>
        <table:table-row table:style-name="TableRow527">
          <table:table-cell table:style-name="TableCell528">
            <text:p text:style-name="Normal"><text:span text:style-name="T529">DATABASE_NAME</text:span></text:p>
          </table:table-cell>
          <table:table-cell table:style-name="TableCell530">
            <text:p text:style-name="Normal"><text:span text:style-name="T531">数据库名称</text:span><text:span text:style-name="T532">,<text:s/></text:span><text:span text:style-name="T533">针对</text:span><text:span text:style-name="T534"><text:s/>MySQL</text:span></text:p>
          </table:table-cell>
          <table:table-cell table:style-name="TableCell535">
            <text:p text:style-name="Normal"/>
          </table:table-cell>
          <table:table-cell table:style-name="TableCell536">
            <text:p text:style-name="Normal"><text:span text:style-name="T537">solo</text:span></text:p>
          </table:table-cell>
        </table:table-row>
        <table:table-row table:style-name="TableRow538">
          <table:table-cell table:style-name="TableCell539">
            <text:p text:style-name="Normal"><text:span text:style-name="T540">DATABASE_USERNAME</text:span></text:p>
          </table:table-cell>
          <table:table-cell table:style-name="TableCell541">
            <text:p text:style-name="Normal"><text:span text:style-name="T542">数据库用户名</text:span><text:span text:style-name="T543">,<text:s/></text:span><text:span text:style-name="T544">针对</text:span><text:span text:style-name="T545"><text:s/>MySQL</text:span></text:p>
          </table:table-cell>
          <table:table-cell table:style-name="TableCell546">
            <text:p text:style-name="Normal"/>
          </table:table-cell>
          <table:table-cell table:style-name="TableCell547">
            <text:p text:style-name="Normal"><text:span text:style-name="T548">root</text:span></text:p>
          </table:table-cell>
        </table:table-row>
        <table:table-row table:style-name="TableRow549">
          <table:table-cell table:style-name="TableCell550">
            <text:p text:style-name="Normal"><text:span text:style-name="T551">DATABASE_PASSWORD</text:span></text:p>
          </table:table-cell>
          <table:table-cell table:style-name="TableCell552">
            <text:p text:style-name="Normal"><text:span text:style-name="T553">数据库密码</text:span><text:span text:style-name="T554">,<text:s/></text:span><text:span text:style-name="T555">针对</text:span><text:span text:style-name="T556"><text:s/>MySQL</text:span></text:p>
          </table:table-cell>
          <table:table-cell table:style-name="TableCell557">
            <text:p text:style-name="Normal"/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Normal"><text:span text:style-name="T562">SERVER_SCHMEA</text:span></text:p>
          </table:table-cell>
          <table:table-cell table:style-name="TableCell563">
            <text:p text:style-name="Normal"><text:span text:style-name="T564">Server schema</text:span></text:p>
          </table:table-cell>
          <table:table-cell table:style-name="TableCell565">
            <text:p text:style-name="Normal"><text:span text:style-name="T566">https,http</text:span></text:p>
          </table:table-cell>
          <table:table-cell table:style-name="TableCell567">
            <text:p text:style-name="Normal"><text:span text:style-name="T568">http</text:span></text:p>
          </table:table-cell>
        </table:table-row>
        <table:table-row table:style-name="TableRow569">
          <table:table-cell table:style-name="TableCell570">
            <text:p text:style-name="Normal"><text:span text:style-name="T571">SERVER_NAME</text:span></text:p>
          </table:table-cell>
          <table:table-cell table:style-name="TableCell572">
            <text:p text:style-name="Normal"><text:span text:style-name="T573">服务器名称或域名</text:span></text:p>
          </table:table-cell>
          <table:table-cell table:style-name="TableCell574">
            <text:p text:style-name="Normal"/>
          </table:table-cell>
          <table:table-cell table:style-name="TableCell575">
            <text:p text:style-name="Normal"><text:span text:style-name="T576">localhost</text:span></text:p>
          </table:table-cell>
        </table:table-row>
        <table:table-row table:style-name="TableRow577">
          <table:table-cell table:style-name="TableCell578">
            <text:p text:style-name="Normal"><text:span text:style-name="T579">EMAIL_ADDRESS</text:span></text:p>
          </table:table-cell>
          <table:table-cell table:style-name="TableCell580">
            <text:p text:style-name="Normal"><text:span text:style-name="T581">电子邮件地址</text:span></text:p>
          </table:table-cell>
          <table:table-cell table:style-name="TableCell582">
            <text:p text:style-name="Normal"/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Normal"><text:span text:style-name="T587">EMAIL_PASSWORD</text:span></text:p>
          </table:table-cell>
          <table:table-cell table:style-name="TableCell588">
            <text:p text:style-name="Normal"><text:span text:style-name="T589">电子邮件密码</text:span></text:p>
          </table:table-cell>
          <table:table-cell table:style-name="TableCell590">
            <text:p text:style-name="Normal"/>
          </table:table-cell>
          <table:table-cell table:style-name="TableCell591">
            <text:p text:style-name="P592"/>
          </table:table-cell>
        </table:table-row>
        <table:table-row table:style-name="TableRow593">
          <table:table-cell table:style-name="TableCell594">
            <text:p text:style-name="Normal"><text:span text:style-name="T595">SMTP_HOST</text:span></text:p>
          </table:table-cell>
          <table:table-cell table:style-name="TableCell596">
            <text:p text:style-name="Normal"><text:span text:style-name="T597">SMTP<text:s/></text:span><text:span text:style-name="T598">服务器地址</text:span></text:p>
          </table:table-cell>
          <table:table-cell table:style-name="TableCell599">
            <text:p text:style-name="Normal"/>
          </table:table-cell>
          <table:table-cell table:style-name="TableCell600">
            <text:p text:style-name="Normal"><text:span text:style-name="T601">smtp.gmail.com</text:span></text:p>
          </table:table-cell>
        </table:table-row>
        <table:table-row table:style-name="TableRow602">
          <table:table-cell table:style-name="TableCell603">
            <text:p text:style-name="Normal"><text:span text:style-name="T604">SMTP_PROT</text:span></text:p>
          </table:table-cell>
          <table:table-cell table:style-name="TableCell605">
            <text:p text:style-name="Normal"><text:span text:style-name="T606">SMTP<text:s/></text:span><text:span text:style-name="T607">服务器端口</text:span></text:p>
          </table:table-cell>
          <table:table-cell table:style-name="TableCell608">
            <text:p text:style-name="Normal"/>
          </table:table-cell>
          <table:table-cell table:style-name="TableCell609">
            <text:p text:style-name="Normal"><text:span text:style-name="T610">587</text:span></text:p>
          </table:table-cell>
        </table:table-row>
        <table:table-row table:style-name="TableRow611">
          <table:table-cell table:style-name="TableCell612">
            <text:p text:style-name="Normal"><text:span text:style-name="T613">SMTP_SOCKETFACTORY_PORT</text:span></text:p>
          </table:table-cell>
          <table:table-cell table:style-name="TableCell614">
            <text:p text:style-name="Normal"><text:span text:style-name="T615">SMTP Socket Factory Port</text:span></text:p>
          </table:table-cell>
          <table:table-cell table:style-name="TableCell616">
            <text:p text:style-name="Normal"/>
          </table:table-cell>
          <table:table-cell table:style-name="TableCell617">
            <text:p text:style-name="Normal"><text:span text:style-name="T618">465</text:span></text:p>
          </table:table-cell>
        </table:table-row>
      </table:table>
      <text:h text:style-name="P619" text:outline-level="3"><text:span text:style-name="T620">细节配置</text:span></text:h>
      <text:p text:style-name="P621"><text:span text:style-name="T622">主要的配置文件有两个，它们都存放在</text:span><text:span text:style-name="T623"><text:s/>WEB-INF/classes<text:s/></text:span><text:span text:style-name="T624">目录下</text:span><text:span text:style-name="T625">。</text:span></text:p>
      <text:list text:style-name="LFO13" text:continue-numbering="true">
        <text:list-item>
          <text:p text:style-name="P626"><text:span text:style-name="T627">latke.properties</text:span><text:span text:style-name="T628">：用于配置域名和端口，请配置为浏览器访问时候的域名和端口，更多细节请参考</text:span><text:s/><text:a xlink:href="https://hacpai.com/article/1474087427032" office:target-frame-name="_blank" xlink:show="new"><text:span text:style-name="T629">Latke<text:s/></text:span><text:span text:style-name="T630">配置剖析</text:span></text:a><text:span text:style-name="T631">。另外，生产环境请务必配置</text:span><text:s/><text:span text:style-name="T632">runtimeMode=PRODUCTION</text:span></text:p>
        </text:list-item>
        <text:list-item>
          <text:p text:style-name="P633"><text:span text:style-name="T634">local.properties</text:span><text:span text:style-name="T635">：用于配置数据库，如果要使用</text:span><text:span text:style-name="T636"><text:s/>MySQL<text:s/></text:span><text:span text:style-name="T637">的话请先手动建库（字符集使用</text:span><text:s/><text:span text:style-name="T638">utf8mb4</text:span><text:span text:style-name="T639">，排序规则</text:span><text:s/><text:span text:style-name="T640">utf8mb4_general_ci</text:span><text:span text:style-name="T641">），并注释掉</text:span><text:span text:style-name="T642"><text:s/>H2<text:s/></text:span><text:span text:style-name="T643">相关属性同时打开</text:span><text:span text:style-name="T644"><text:s/>MySQL<text:s/></text:span><text:span text:style-name="T645">相关属</text:span><text:span text:style-name="T646">性</text:span></text:p>
        </text:list-item>
        <text:list-item>
          <text:p text:style-name="P647"><text:span text:style-name="T648">如果你想有人评论后收到邮件提醒，那需要配置一下</text:span><text:span text:style-name="T649"><text:s/>mail.properties</text:span><text:span text:style-name="T650">，</text:span><text:span text:style-name="T651">smtp</text:span><text:s/><text:span text:style-name="T652">项可以找一下邮件服务提供商的帮助文</text:span><text:span text:style-name="T653">档</text:span></text:p>
        </text:list-item>
      </text:list>
      <text:p text:style-name="P654"><text:span text:style-name="T655">另外，</text:span><text:span text:style-name="T656">千万不要</text:span><text:span text:style-name="T657">手动修改数据库，否则可能会引发各种莫名其妙的问题</text:span><text:span text:style-name="T658">。</text:span></text:p>
      <text:h text:style-name="P659" text:outline-level="3"><text:span text:style-name="T660">CDN<text:s/></text:span><text:span text:style-name="T661">加速</text:span></text:h>
      <text:soft-page-break/>
      <text:p text:style-name="P662"><text:span text:style-name="T663">我们提供了</text:span><text:span text:style-name="T664"><text:s/>Solo<text:s/></text:span><text:span text:style-name="T665">静态资源的</text:span><text:span text:style-name="T666"><text:s/>CDN<text:s/></text:span><text:span text:style-name="T667">加速，如果你正在使用</text:span><text:s/><text:span text:style-name="T668">最新版本</text:span><text:s/><text:span text:style-name="T669">的</text:span><text:span text:style-name="T670"><text:s/>Solo</text:span><text:span text:style-name="T671">，可以在</text:span><text:span text:style-name="T672"><text:s/>latke.props<text:s/></text:span><text:span text:style-name="T673">中加上如下配置</text:span><text:span text:style-name="T674">：</text:span></text:p>
      <text:p text:style-name="P675"><text:span text:style-name="T676">staticServerScheme=https</text:span></text:p>
      <text:p text:style-name="P677"><text:span text:style-name="T678">staticServerHost=static-solo.b3log.org</text:span></text:p>
      <text:h text:style-name="P679" text:outline-level="3"><text:span text:style-name="T680">皮肤</text:span></text:h>
      <text:p text:style-name="P681"><text:span text:style-name="T682">下载的</text:span><text:span text:style-name="T683"><text:s/>war<text:s/></text:span><text:span text:style-name="T684">包中自带了所有官方皮肤，如果你是自己拉源码构建的，可以到</text:span><text:a xlink:href="https://hacpai.com/forward?goto=https%3A%2F%2Fgithub.com%2Fb3log%2Fsolo-skins%3Futm_source%3Dhacpai.com" office:target-frame-name="_blank" xlink:show="new"><text:span text:style-name="T685">这里</text:span></text:a><text:span text:style-name="T686">下载皮肤</text:span><text:span text:style-name="T687">。</text:span></text:p>
      <text:p text:style-name="P688"><text:span text:style-name="T689">皮肤放到</text:span><text:span text:style-name="T690"><text:s/>skins<text:s/></text:span><text:span text:style-name="T691">目录下后重启服务，在工具</text:span><text:span text:style-name="T692"><text:s/>-&gt;<text:s/></text:span><text:span text:style-name="T693">偏好设定</text:span><text:span text:style-name="T694"><text:s/>-&gt;<text:s/></text:span><text:span text:style-name="T695">皮肤中选择使用即可</text:span><text:span text:style-name="T696">。</text:span></text:p>
      <text:h text:style-name="P697" text:outline-level="3"><text:span text:style-name="T698">NGINX<text:s/></text:span><text:span text:style-name="T699">示例</text:span></text:h>
      <text:p text:style-name="P700"><text:span text:style-name="T701">upstream backend {</text:span></text:p>
      <text:p text:style-name="P702"><text:span text:style-name="T703">server localhost:8080; # Tomcat/Jetty<text:s/></text:span><text:span text:style-name="T704">监听端</text:span><text:span text:style-name="T705">口</text:span></text:p>
      <text:p text:style-name="P706"><text:span text:style-name="T707">}</text:span></text:p>
      <text:p text:style-name="P708"/>
      <text:p text:style-name="P709"><text:span text:style-name="T710">server {</text:span></text:p>
      <text:p text:style-name="P711"><text:span text:style-name="T712">listen 80;</text:span></text:p>
      <text:p text:style-name="P713"><text:span text:style-name="T714">server_name 88250.b3log.org; #<text:s/></text:span><text:span text:style-name="T715">博客域</text:span><text:span text:style-name="T716">名</text:span></text:p>
      <text:p text:style-name="P717"/>
      <text:p text:style-name="P718"><text:span text:style-name="T719">access_log off;</text:span></text:p>
      <text:p text:style-name="P720"/>
      <text:p text:style-name="P721"><text:span text:style-name="T722">location / {</text:span></text:p>
      <text:p text:style-name="P723"><text:span text:style-name="T724">proxy_pass http://backend$request_uri;</text:span></text:p>
      <text:p text:style-name="P725"><text:span text:style-name="T726">proxy_set_header Host $host:$server_port;</text:span></text:p>
      <text:p text:style-name="P727"><text:span text:style-name="T728">proxy_set_header X-Real-IP $remote_addr;</text:span></text:p>
      <text:p text:style-name="P729"><text:span text:style-name="T730">client_max_body_size 10m;</text:span></text:p>
      <text:p text:style-name="P731"><text:span text:style-name="T732">}</text:span></text:p>
      <text:p text:style-name="P733"><text:span text:style-name="T734">}</text:span></text:p>
      <text:soft-page-break/>
      <text:p text:style-name="P735"><text:span text:style-name="T736">相应的</text:span><text:span text:style-name="T737"><text:s/>latke.props<text:s/></text:span><text:span text:style-name="T738">配置</text:span><text:span text:style-name="T739">：</text:span></text:p>
      <text:p text:style-name="P740"><text:span text:style-name="T741">serverScheme=http</text:span></text:p>
      <text:p text:style-name="P742"><text:span text:style-name="T743">serverHost=88250.b3log.org</text:span></text:p>
      <text:p text:style-name="P744"><text:span text:style-name="T745">serverPort=80</text:span></text:p>
      <text:h text:style-name="P746" text:outline-level="2"><text:span text:style-name="T747">初始化后</text:span></text:h>
      <text:p text:style-name="P748"><text:span text:style-name="T749">初始化成功后</text:span><text:span text:style-name="T750">强烈建议</text:span><text:span text:style-name="T751">到管理后台</text:span><text:span text:style-name="T752"><text:s/>-&gt;<text:s/></text:span><text:span text:style-name="T753">工具</text:span><text:span text:style-name="T754"><text:s/>-&gt;<text:s/></text:span><text:span text:style-name="T755">偏好设定中进行一下配置</text:span><text:span text:style-name="T756">。</text:span></text:p>
      <text:h text:style-name="P757" text:outline-level="3"><text:span text:style-name="T758">信息配置</text:span></text:h>
      <text:list text:style-name="LFO14" text:continue-numbering="true">
        <text:list-item>
          <text:p text:style-name="P759"><text:span text:style-name="T760">博客基本信息：标题、子标题、</text:span><text:span text:style-name="T761">SEO<text:s/></text:span><text:span text:style-name="T762">信</text:span><text:span text:style-name="T763">息</text:span></text:p>
        </text:list-item>
        <text:list-item>
          <text:p text:style-name="P764"><text:span text:style-name="T765">HTML head</text:span><text:span text:style-name="T766">：可以配置脚本，比如百度统</text:span><text:span text:style-name="T767">计</text:span></text:p>
        </text:list-item>
        <text:list-item>
          <text:p text:style-name="P768"><text:span text:style-name="T769">公告：可以使用</text:span><text:span text:style-name="T770"><text:s/>HTML<text:s/></text:span><text:span text:style-name="T771">和脚本进行配</text:span><text:span text:style-name="T772">置</text:span></text:p>
        </text:list-item>
        <text:list-item>
          <text:p text:style-name="P773"><text:span text:style-name="T774">页脚：主要用来放备案信息，也可以使用</text:span><text:span text:style-name="T775"><text:s/>HTML<text:s/></text:span><text:span text:style-name="T776">和脚本进行配</text:span><text:span text:style-name="T777">置</text:span></text:p>
        </text:list-item>
      </text:list>
      <text:h text:style-name="P778" text:outline-level="3"><text:span text:style-name="T779">签名档</text:span></text:h>
      <text:p text:style-name="P780"><text:span text:style-name="T781">最多可以配置</text:span><text:span text:style-name="T782"><text:s/>3<text:s/></text:span><text:span text:style-name="T783">个签名档，发布文章的时候选择一个使用，可以使用</text:span><text:span text:style-name="T784"><text:s/>HTML<text:s/></text:span><text:span text:style-name="T785">和脚本进行配置</text:span><text:span text:style-name="T786">。</text:span></text:p>
      <text:h text:style-name="P787" text:outline-level="3"><text:span text:style-name="T788">参数设置</text:span></text:h>
      <text:p text:style-name="P789"><text:span text:style-name="T790">下面是一些比较有特色或重要的参数</text:span><text:span text:style-name="T791">：</text:span></text:p>
      <text:list text:style-name="LFO15" text:continue-numbering="true">
        <text:list-item>
          <text:p text:style-name="P792"><text:span text:style-name="T793">列表显示方式：仅标题</text:span><text:span text:style-name="T794"><text:s/>/<text:s/></text:span><text:span text:style-name="T795">标题</text:span><text:span text:style-name="T796"><text:s/>+<text:s/></text:span><text:span text:style-name="T797">摘要</text:span><text:span text:style-name="T798"><text:s/>/<text:s/></text:span><text:span text:style-name="T799">标题</text:span><text:span text:style-name="T800"><text:s/>+<text:s/></text:span><text:span text:style-name="T801">正</text:span><text:span text:style-name="T802">文</text:span></text:p>
        </text:list-item>
        <text:list-item>
          <text:p text:style-name="P803"><text:span text:style-name="T804">各种分页参</text:span><text:span text:style-name="T805">数</text:span></text:p>
        </text:list-item>
        <text:list-item>
          <text:p text:style-name="P806"><text:span text:style-name="T807">文章更新提示：启用后一旦某篇文章更新过，则会在文章标题处显示</text:span><text:span text:style-name="T808">“</text:span><text:span text:style-name="T809">有更新</text:span><text:span text:style-name="T810">”</text:span><text:span text:style-name="T811">的提示，并且排序靠</text:span><text:span text:style-name="T812">前</text:span></text:p>
        </text:list-item>
        <text:list-item>
          <text:p text:style-name="P813"><text:span text:style-name="T814">允许注册：开放注册后其他人可以注册成为</text:span><text:span text:style-name="T815">“</text:span><text:span text:style-name="T816">访客用户</text:span><text:span text:style-name="T817">”</text:span><text:span text:style-name="T818">，方便评论时不用每次都填写基本信息。管理员可以在用户管理中看到当前的所有用户，并可以改变用户角</text:span><text:span text:style-name="T819">色</text:span></text:p>
        </text:list-item>
      </text:list>
      <text:soft-page-break/>
      <text:h text:style-name="P820" text:outline-level="3"><text:span text:style-name="T821">文件上传</text:span></text:h>
      <text:p text:style-name="P822"><text:span text:style-name="T823">请参考</text:span><text:s/><text:a xlink:href="https://hacpai.com/article/1442418791213" office:target-frame-name="_blank" xlink:show="new"><text:span text:style-name="T824">Solo<text:s/></text:span><text:span text:style-name="T825">文件上传配置</text:span></text:a><text:s/><text:span text:style-name="T826">。</text:span></text:p>
      <text:h text:style-name="P827" text:outline-level="2"><text:span text:style-name="T828">导入数据</text:span></text:h>
      <text:h text:style-name="P829" text:outline-level="3"><text:span text:style-name="T830">MetaWeblog API</text:span></text:h>
      <text:p text:style-name="P831"><text:span text:style-name="T832">如果你之前使用的系统支持这个特性，可以先用客户端工具导出文章到本地，然后再导入</text:span><text:span text:style-name="T833"><text:s/>Solo</text:span><text:span text:style-name="T834">，可参考下面的</text:span><text:span text:style-name="T835"><text:s/>MetaWeblog API<text:s/></text:span><text:span text:style-name="T836">配置</text:span><text:span text:style-name="T837">。</text:span></text:p>
      <text:h text:style-name="P838" text:outline-level="3"><text:span text:style-name="T839">静态博客</text:span><text:span text:style-name="T840"><text:s/>/Markdown</text:span></text:h>
      <text:p text:style-name="P841"><text:span text:style-name="T842">请参考</text:span><text:s/><text:a xlink:href="https://hacpai.com/article/1498490209748" office:target-frame-name="_blank" xlink:show="new"><text:span text:style-name="T843">Solo<text:s/></text:span><text:span text:style-name="T844">支持</text:span><text:span text:style-name="T845"><text:s/>Hexo/Jekyll<text:s/></text:span><text:span text:style-name="T846">数据导入</text:span></text:a><text:span text:style-name="T847">。</text:span></text:p>
      <text:h text:style-name="P848" text:outline-level="2"><text:span text:style-name="T849">备份</text:span></text:h>
      <text:p text:style-name="P850"><text:span text:style-name="T851">安全第一，血泪的教</text:span><text:span text:style-name="T852">训</text:span></text:p>
      <text:h text:style-name="P853" text:outline-level="3"><text:span text:style-name="T854">war<text:s/></text:span><text:span text:style-name="T855">包</text:span></text:h>
      <text:p text:style-name="P856"><text:span text:style-name="T857">如果你修改过代码请记得备份整体的</text:span><text:span text:style-name="T858"><text:s/>war<text:s/></text:span><text:span text:style-name="T859">包，如果没有修改过则只用备份下面的配置文件</text:span><text:span text:style-name="T860">。</text:span></text:p>
      <text:h text:style-name="P861" text:outline-level="3"><text:span text:style-name="T862">配置文件</text:span></text:h>
      <text:p text:style-name="P863"><text:span text:style-name="T864">进行版本升级时需要，建议备份</text:span><text:span text:style-name="T865"><text:s/>WEB-INF/classes/<text:s/></text:span><text:span text:style-name="T866">目录下的三个文件</text:span><text:span text:style-name="T867">：</text:span></text:p>
      <text:list text:style-name="LFO16" text:continue-numbering="true">
        <text:list-item>
          <text:p text:style-name="P868"><text:span text:style-name="T869">latke.properties</text:span></text:p>
        </text:list-item>
        <text:list-item>
          <text:p text:style-name="P870"><text:span text:style-name="T871">local.properties</text:span></text:p>
        </text:list-item>
        <text:list-item>
          <text:p text:style-name="P872"><text:span text:style-name="T873">mail.properties</text:span><text:span text:style-name="T874">（如果修改过的话</text:span><text:span text:style-name="T875">）</text:span></text:p>
        </text:list-item>
      </text:list>
      <text:h text:style-name="P876" text:outline-level="3"><text:span text:style-name="T877">数据库</text:span></text:h>
      <text:list text:style-name="LFO17" text:continue-numbering="true">
        <text:list-item>
          <text:p text:style-name="P878"><text:span text:style-name="T879">H2</text:span><text:span text:style-name="T880">：备份用户</text:span><text:span text:style-name="T881"><text:s/>home<text:s/></text:span><text:span text:style-name="T882">目录下的</text:span><text:span text:style-name="T883"><text:s/>solo_h2<text:s/></text:span><text:span text:style-name="T884">文件</text:span><text:span text:style-name="T885">夹</text:span></text:p>
        </text:list-item>
        <text:list-item>
          <text:p text:style-name="P886"><text:span text:style-name="T887">MySQL</text:span><text:span text:style-name="T888">：使用</text:span><text:span text:style-name="T889"><text:s/>MySQL<text:s/></text:span><text:span text:style-name="T890">相关备份工具，或者到博客后台工具</text:span><text:span text:style-name="T891"><text:s/>-&gt;<text:s/></text:span><text:span text:style-name="T892">其他中进行</text:span><text:span text:style-name="T893"><text:s/>SQL<text:s/></text:span><text:span text:style-name="T894">导</text:span><text:span text:style-name="T895">出</text:span></text:p>
        </text:list-item>
      </text:list>
      <text:p text:style-name="P896"><text:span text:style-name="T897">强烈建议定时备份数据！！</text:span><text:span text:style-name="T898">！</text:span></text:p>
      <text:h text:style-name="P899" text:outline-level="2"><text:span text:style-name="T900">升级</text:span></text:h>
      <text:p text:style-name="P901"><text:span text:style-name="T902">使用在跑着的老版本的配置文件覆盖新版本</text:span><text:span text:style-name="T903"><text:s/>war<text:s/></text:span><text:span text:style-name="T904">中的（或者重新再配置一次），然后直接部署就好，启动时会自动进行升级。要确认升级是否成功的话留意一下日志，或者查看</text:span><text:span text:style-name="T905"><text:s/>option<text:s/></text:span><text:span text:style-name="T906">表中的</text:span><text:span text:style-name="T907"><text:s/>version<text:s/></text:span><text:span text:style-name="T908">行</text:span><text:span text:style-name="T909">。</text:span></text:p>
      <text:p text:style-name="P910"><text:span text:style-name="T911">注意</text:span><text:span text:style-name="T912">：不能进行跨版本升级，建议紧跟我们的发布步伐</text:span><text:span text:style-name="T913"><text:s/></text:span><text:span text:style-name="T914">下面是两位用户升级</text:span><text:span text:style-name="T915"><text:s/>Solo<text:s/></text:span><text:span text:style-name="T916">的经验分享，请参考一下</text:span><text:span text:style-name="T917">：</text:span></text:p>
      <text:h text:style-name="P918" text:outline-level="2"><text:span text:style-name="T919">其他一些特性</text:span></text:h>
      <text:h text:style-name="P920" text:outline-level="3"><text:span text:style-name="T921">多用户</text:span></text:h>
      <text:p text:style-name="P922"><text:span text:style-name="T923">可以几个用户同时使用一个博客发布文章，主要用在团队博客这个场景。权限方面做了简单隔离，非管理员用户可以看到其他用户的博文</text:span><text:span text:style-name="T924"><text:s/>/<text:s/></text:span><text:span text:style-name="T925">评论列表，但是不能进行操作</text:span><text:span text:style-name="T926">。</text:span></text:p>
      <text:h text:style-name="P927" text:outline-level="3"><text:span text:style-name="T928">RSS/Atom</text:span></text:h>
      <text:p text:style-name="P929"><text:span text:style-name="T930">提供两种订阅供稿：</text:span><text:span text:style-name="T931">Atom 1.0</text:span><text:span text:style-name="T932">、</text:span><text:span text:style-name="T933">RSS 2.0</text:span><text:span text:style-name="T934">：</text:span></text:p>
      <text:list text:style-name="LFO18" text:continue-numbering="true">
        <text:list-item>
          <text:p text:style-name="P935"><text:span text:style-name="T936">Atom: /rss.xml</text:span></text:p>
        </text:list-item>
        <text:list-item>
          <text:p text:style-name="P937"><text:span text:style-name="T938">RSS: /atom.xml</text:span></text:p>
        </text:list-item>
      </text:list>
      <text:soft-page-break/>
      <text:p text:style-name="P939"><text:span text:style-name="T940">浏览器直接打开可能会出现编码问题，可使用阅读器查看</text:span><text:span text:style-name="T941">。</text:span></text:p>
      <text:h text:style-name="P942" text:outline-level="3"><text:span text:style-name="T943">Sitemap</text:span></text:h>
      <text:p text:style-name="P944"><text:span text:style-name="T945">自动生成全站文章的</text:span><text:span text:style-name="T946"><text:s/>sitemap.xml</text:span><text:span text:style-name="T947">，有利于</text:span><text:span text:style-name="T948"><text:s/>SEO</text:span><text:span text:style-name="T949">。</text:span></text:p>
      <text:h text:style-name="P950" text:outline-level="3"><text:span text:style-name="T951">前台皮肤切换</text:span></text:h>
      <text:p text:style-name="P952"><text:span text:style-name="T953">通过</text:span><text:span text:style-name="T954"><text:s/>URL<text:s/></text:span><text:span text:style-name="T955">带参（比如</text:span><text:s/><text:span text:style-name="T956">http://demo.b3log.org/?skin=Finding</text:span><text:span text:style-name="T957">）来确定渲染使用的皮肤</text:span><text:span text:style-name="T958">。</text:span></text:p>
      <text:p text:style-name="P959"><text:span text:style-name="T960">使用场景举例</text:span><text:span text:style-name="T961">：</text:span></text:p>
      <text:list text:style-name="LFO19" text:continue-numbering="true">
        <text:list-item>
          <text:p text:style-name="P962"><text:span text:style-name="T963">在不安装</text:span><text:span text:style-name="T964"><text:s/>Solo<text:s/></text:span><text:span text:style-name="T965">的情况下可以方便预览各个皮肤（在</text:span><text:span text:style-name="T966"><text:s/>Demo<text:s/></text:span><text:span text:style-name="T967">上</text:span><text:span text:style-name="T968">）</text:span></text:p>
        </text:list-item>
        <text:list-item>
          <text:p text:style-name="P969"><text:span text:style-name="T970">方便二次开发时集成切换皮</text:span><text:span text:style-name="T971">肤</text:span></text:p>
        </text:list-item>
        <text:list-item>
          <text:p text:style-name="P972"><text:span text:style-name="T973">博主可以让访客体验到不同的效果，比如：</text:span><text:a xlink:href="https://hacpai.com/forward?goto=http%3A%2F%2Fdemo.b3log.org%2F%3Fskin%3DFinding%26utm_source%3Dhacpai.com" office:target-frame-name="_blank" xlink:show="new"><text:span text:style-name="T974">这个</text:span></text:a><text:span text:style-name="T975">皮肤好看？还是</text:span><text:a xlink:href="https://hacpai.com/forward?goto=http%3A%2F%2Fdemo.b3log.org%2F%3Fskin%3D9IPHP%26utm_source%3Dhacpai.com" office:target-frame-name="_blank" xlink:show="new"><text:span text:style-name="T976">这个</text:span></text:a><text:span text:style-name="T977">好看</text:span><text:span text:style-name="T978">？</text:span></text:p>
        </text:list-item>
      </text:list>
      <text:list text:style-name="LFO20" text:continue-numbering="true">
        <text:list-item>
          <text:p text:style-name="P979"><text:span text:style-name="T980">只有在首页（</text:span><text:span text:style-name="T981">/</text:span><text:span text:style-name="T982">）会取参数</text:span><text:span text:style-name="T983">skin=xxx</text:span></text:p>
        </text:list-item>
        <text:list-item>
          <text:p text:style-name="P984"><text:span text:style-name="T985">如果带有就记录到</text:span><text:span text:style-name="T986"><text:s/>Cookie<text:s/></text:span><text:span text:style-name="T987">里面，如果带有</text:span><text:span text:style-name="T988">skin=default</text:span><text:span text:style-name="T989">或皮肤不存在则清空</text:span><text:span text:style-name="T990"><text:s/>Cookie</text:span></text:p>
        </text:list-item>
        <text:list-item>
          <text:p text:style-name="P991"><text:span text:style-name="T992">如果要切换成后台默认的皮肤，在首页带参</text:span><text:span text:style-name="T993">skin=default</text:span></text:p>
        </text:list-item>
      </text:list>
      <text:h text:style-name="P994" text:outline-level="3"><text:span text:style-name="T995">站外相关文章</text:span></text:h>
      <text:p text:style-name="P996"><text:span text:style-name="T997">“</text:span><text:span text:style-name="T998">站外相关文章</text:span><text:span text:style-name="T999">”</text:span><text:span text:style-name="T1000">指的是其他人使用</text:span><text:span text:style-name="T1001"><text:s/>Solo<text:s/></text:span><text:span text:style-name="T1002">发布的文章，该文章含有与你的文章相同的标签。该功能主要是为了加强各个</text:span><text:span text:style-name="T1003"><text:s/>Solo<text:s/></text:span><text:span text:style-name="T1004">博客之间的互动性，让博客访问者可以更有效地访问到相关的内容</text:span><text:span text:style-name="T1005">。</text:span></text:p>
      <text:p text:style-name="P1006"><text:span text:style-name="T1007">这是</text:span><text:s/><text:a xlink:href="https://hacpai.com/b3log" office:target-frame-name="_blank" xlink:show="new"><text:span text:style-name="T1008">B3log<text:s/></text:span><text:span text:style-name="T1009">构思</text:span></text:a><text:s/><text:span text:style-name="T1010">的一部分实现，请大家积极参与进</text:span><text:span text:style-name="T1011">来</text:span></text:p>
      <text:h text:style-name="P1012" text:outline-level="3"><text:span text:style-name="T1013">MetaWeblog API</text:span></text:h>
      <text:p text:style-name="P1014"><text:span text:style-name="T1015">MetaWeblog API<text:s/></text:span><text:span text:style-name="T1016">是用于离线管理文章的（比如使用</text:span><text:span text:style-name="T1017"><text:s/>WLW</text:span><text:span text:style-name="T1018">），目前支持以下</text:span><text:span text:style-name="T1019"><text:s/>APIs</text:span><text:span text:style-name="T1020">：</text:span></text:p>
      <text:list text:style-name="LFO21" text:continue-numbering="true">
        <text:list-item>
          <text:p text:style-name="P1021"><text:span text:style-name="T1022">blogger.getUsersBlogs –<text:s/></text:span><text:span text:style-name="T1023">获取博</text:span><text:span text:style-name="T1024">客</text:span></text:p>
        </text:list-item>
        <text:list-item>
          <text:p text:style-name="P1025"><text:span text:style-name="T1026">metaWeblog.getCategories –<text:s/></text:span><text:span text:style-name="T1027">获取标签列</text:span><text:span text:style-name="T1028">表</text:span></text:p>
        </text:list-item>
        <text:list-item>
          <text:p text:style-name="P1029"><text:span text:style-name="T1030">metaWeblog.getRecentPosts –<text:s/></text:span><text:span text:style-name="T1031">获取最新文章列</text:span><text:span text:style-name="T1032">表</text:span></text:p>
        </text:list-item>
        <text:list-item>
          <text:p text:style-name="P1033"><text:span text:style-name="T1034">metaWeblog.getPost –<text:s/></text:span><text:span text:style-name="T1035">获取文</text:span><text:span text:style-name="T1036">章</text:span></text:p>
        </text:list-item>
        <text:list-item>
          <text:p text:style-name="P1037"><text:span text:style-name="T1038">metaWeblog.newPost –<text:s/></text:span><text:span text:style-name="T1039">发布文章</text:span><text:span text:style-name="T1040"><text:s/>/<text:s/></text:span><text:span text:style-name="T1041">保存草</text:span><text:span text:style-name="T1042">稿</text:span></text:p>
        </text:list-item>
        <text:list-item>
          <text:p text:style-name="P1043"><text:span text:style-name="T1044">metaWeblog.editPost –<text:s/></text:span><text:span text:style-name="T1045">编辑文</text:span><text:span text:style-name="T1046">章</text:span></text:p>
        </text:list-item>
        <text:list-item>
          <text:p text:style-name="P1047"><text:span text:style-name="T1048">blogger.deletePost –<text:s/></text:span><text:span text:style-name="T1049">删除文</text:span><text:span text:style-name="T1050">章</text:span></text:p>
        </text:list-item>
      </text:list>
      <text:p text:style-name="P1051"><text:span text:style-name="T1052">配置地址：</text:span><text:span text:style-name="T1053">/apis/metaweblog</text:span><text:span text:style-name="T1054">，用户名</text:span><text:span text:style-name="T1055"><text:s/>/<text:s/></text:span><text:span text:style-name="T1056">密码：管理员的口</text:span><text:span text:style-name="T1057">令</text:span></text:p>
      <text:h text:style-name="P1058" text:outline-level="2"><text:span text:style-name="T1059">FAQ</text:span></text:h>
      <text:h text:style-name="P1060" text:outline-level="3"><text:span text:style-name="T1061">初始化卡住</text:span></text:h>
      <text:p text:style-name="P1062"><text:span text:style-name="T1063">如果初始化向导页面已经正常显示，但是填完表单后点击</text:span><text:span text:style-name="T1064">“</text:span><text:span text:style-name="T1065">初始化</text:span><text:span text:style-name="T1066">”</text:span><text:span text:style-name="T1067">按钮后卡住，说明可能是</text:span><text:s/><text:span text:style-name="T1068">serverPort</text:span><text:s/><text:span text:style-name="T1069">没有配置正确，这个端口需要配置为浏览器访问时候的端口，而不是容器启动的监听端口</text:span><text:span text:style-name="T1070">。</text:span></text:p>
      <text:p text:style-name="P1071"><text:span text:style-name="T1072">请在浏览器中</text:span><text:span text:style-name="T1073"><text:s/>F12<text:s/></text:span><text:span text:style-name="T1074">查看网络请求来定位该问题</text:span><text:span text:style-name="T1075">。</text:span></text:p>
      <text:h text:style-name="P1076" text:outline-level="3"><text:span text:style-name="T1077">如何引入自定义静态资源，比如</text:span><text:span text:style-name="T1078"><text:s/>.mp3</text:span><text:span text:style-name="T1079">？</text:span></text:h>
      <text:p text:style-name="P1080"><text:span text:style-name="T1081">请参考</text:span><text:span text:style-name="T1082"><text:s/>WEB-INF/static-resources.xml<text:s/></text:span><text:span text:style-name="T1083">中的配置，加入自定义资源的路径匹配后重启</text:span><text:span text:style-name="T1084">。</text:span></text:p>
      <text:h text:style-name="P1085" text:outline-level="3"><text:span text:style-name="T1086">如何获得更好的</text:span><text:span text:style-name="T1087"><text:s/>Markdown<text:s/></text:span><text:span text:style-name="T1088">渲染效果？</text:span></text:h>
      <text:p text:style-name="P1089"><text:span text:style-name="T1090">Solo<text:s/></text:span><text:span text:style-name="T1091">默认是使用内嵌的</text:span><text:s/><text:a xlink:href="https://hacpai.com/forward?goto=https%3A%2F%2Fgithub.com%2Fvsch%2Fflexmark-java%3Futm_source%3Dhacpai.com" office:target-frame-name="_blank" xlink:show="new"><text:span text:style-name="T1092">flexmark</text:span></text:a><text:s/><text:span text:style-name="T1093">进行</text:span><text:span text:style-name="T1094"><text:s/>md<text:s/></text:span><text:span text:style-name="T1095">渲染，可能对有的场景下的渲染效果不是很好。如果你想要获得更好的</text:span><text:span text:style-name="T1096"><text:s/>md<text:s/></text:span><text:span text:style-name="T1097">渲染效果需要这样做</text:span><text:span text:style-name="T1098">：</text:span></text:p>
      <text:list text:style-name="LFO22" text:continue-numbering="true">
        <text:list-item>
          <text:p text:style-name="P1099"><text:span text:style-name="T1100">安装</text:span><text:span text:style-name="T1101"><text:s/>Node.js</text:span></text:p>
        </text:list-item>
        <text:list-item>
          <text:p text:style-name="P1102"><text:span text:style-name="T1103">安装</text:span><text:span text:style-name="T1104"><text:s/>marked</text:span><text:span text:style-name="T1105">：</text:span><text:span text:style-name="T1106">npm install marked --save</text:span></text:p>
        </text:list-item>
        <text:list-item>
          <text:p text:style-name="P1107"><text:span text:style-name="T1108">在</text:span><text:span text:style-name="T1109"><text:s/>Solo<text:s/></text:span><text:span text:style-name="T1110">目录下执行</text:span><text:s/><text:span text:style-name="T1111">node js/marked/http.js</text:span><text:s/><text:span text:style-name="T1112">以启动</text:span><text:span text:style-name="T1113"><text:s/>marked</text:span><text:span text:style-name="T1114">（你可能需要</text:span><text:s/><text:a xlink:href="https://hacpai.com/man?cmd=nohup" office:target-frame-name="_blank" xlink:show="new"><text:span text:style-name="T1115">nohup</text:span></text:a><text:span text:style-name="T1116">）。</text:span><text:span text:style-name="T1117">marked<text:s/></text:span><text:span text:style-name="T1118">需要监听</text:span><text:s/><text:span text:style-name="T1119">8250</text:span><text:s/><text:span text:style-name="T1120">端口，所以启动前请确认该端口可</text:span><text:span text:style-name="T1121">用</text:span></text:p>
        </text:list-item>
        <text:list-item>
          <text:p text:style-name="P1122"><text:span text:style-name="T1123">重启</text:span><text:span text:style-name="T1124"><text:s/>Solo<text:s/></text:span><text:span text:style-name="T1125">后就会使用</text:span><text:span text:style-name="T1126"><text:s/>marked<text:s/></text:span><text:span text:style-name="T1127">作为</text:span><text:span text:style-name="T1128"><text:s/>markdown<text:s/></text:span><text:span text:style-name="T1129">渲染引擎</text:span><text:span text:style-name="T1130">了</text:span></text:p>
        </text:list-item>
      </text:list>
      <text:soft-page-break/>
      <text:h text:style-name="P1131" text:outline-level="3"><text:span text:style-name="T1132">移动端访问时皮肤不好看</text:span></text:h>
      <text:p text:style-name="P1133"><text:span text:style-name="T1134">可在</text:span><text:span text:style-name="T1135"><text:s/>solo.props<text:s/></text:span><text:span text:style-name="T1136">中配置</text:span><text:s/><text:span text:style-name="T1137">mobile.skin</text:span><text:s/><text:span text:style-name="T1138">来指定移动端访问时的皮肤。请配置成目录名，区分大小写</text:span><text:span text:style-name="T1139">。</text:span></text:p>
      <text:h text:style-name="P1140" text:outline-level="2"><text:span text:style-name="T1141">结语</text:span></text:h>
      <text:p text:style-name="P1142"><text:span text:style-name="T1143">如果你在使用</text:span><text:span text:style-name="T1144"><text:s/>Solo<text:s/></text:span><text:span text:style-name="T1145">过程中碰到问题或者有需求要提，欢迎跟帖，我们会在第一时间回复，让我们一起度过一段美好的时光。另外，如果你想对</text:span><text:span text:style-name="T1146"><text:s/>Solo<text:s/></text:span><text:span text:style-name="T1147">进行定制开发，请参考</text:span><text:s/><text:a xlink:href="https://hacpai.com/article/1493822943172" office:target-frame-name="_blank" xlink:show="new"><text:span text:style-name="T1148">Solo<text:s/></text:span><text:span text:style-name="T1149">开发指南</text:span></text:a><text:span text:style-name="T1150">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SimSun" svg:font-family="SimSun" style:font-family-generic="system" style:font-pitch="variable" svg:panose-1="2 1 6 0 3 1 1 1 1 1"/>
    <style:font-face style:name="Segoe UI Emoji" svg:font-family="Segoe UI Emoj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PT Serif" svg:font-family="PT Serif" style:font-family-generic="roman" svg:panose-1="0 0 0 0 0 0 0 0 0 0"/>
    <style:font-face style:name="Inconsolata" svg:font-family="Inconsolata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DengXian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Calibri Light" style:font-name-asian="DengXian Light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Symbol" fo:font-size="10pt" style:font-size-asian="10pt"/>
    </style:style>
    <style:style style:name="WW_CharLFO21LVL3" style:family="text">
      <style:text-properties style:font-name="Symbol" fo:font-size="10pt" style:font-size-asian="10pt"/>
    </style:style>
    <style:style style:name="WW_CharLFO21LVL4" style:family="text">
      <style:text-properties style:font-name="Symbol" fo:font-size="10pt" style:font-size-asian="10pt"/>
    </style:style>
    <style:style style:name="WW_CharLFO21LVL5" style:family="text">
      <style:text-properties style:font-name="Symbol" fo:font-size="10pt" style:font-size-asian="10pt"/>
    </style:style>
    <style:style style:name="WW_CharLFO21LVL6" style:family="text">
      <style:text-properties style:font-name="Symbol" fo:font-size="10pt" style:font-size-asian="10pt"/>
    </style:style>
    <style:style style:name="WW_CharLFO21LVL7" style:family="text">
      <style:text-properties style:font-name="Symbol" fo:font-size="10pt" style:font-size-asian="10pt"/>
    </style:style>
    <style:style style:name="WW_CharLFO21LVL8" style:family="text">
      <style:text-properties style:font-name="Symbol" fo:font-size="10pt" style:font-size-asian="10pt"/>
    </style:style>
    <style:style style:name="WW_CharLFO2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in,Wuxia</meta:initial-creator>
    <dc:creator>Jin,Wuxia</dc:creator>
    <meta:creation-date>2018-11-23T21:32:00Z</meta:creation-date>
    <dc:date>2018-11-23T21:33:00Z</dc:date>
    <meta:template xlink:href="Normal.dotm" xlink:type="simple"/>
    <meta:editing-cycles>3</meta:editing-cycles>
    <meta:editing-duration>PT60S</meta:editing-duration>
    <meta:document-statistic meta:page-count="17" meta:paragraph-count="21" meta:word-count="1585" meta:character-count="10602" meta:row-count="75" meta:non-whitespace-character-count="9038"/>
  </office:meta>
</office:document-meta>
</file>